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FreeMono" svg:font-family="FreeMono" style:font-adornments="Regula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5.764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FreeMono" fo:font-weight="bold" style:font-name-asian="Arial1" style:font-weight-asian="bold" style:font-name-complex="Arial1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FreeMono" fo:font-weight="bold" style:font-name-asian="Arial1" style:font-name-complex="Arial1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FreeMono" fo:font-weight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" style:font-name-complex="Lohit Hindi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10"/>
        <table:table-column table:style-name="co7" table:default-cell-style-name="ce13"/>
        <table:table-column table:style-name="co8" table:default-cell-style-name="ce2"/>
        <table:table-column table:style-name="co9" table:number-columns-repeated="3" table:default-cell-style-name="ce16"/>
        <table:table-column table:style-name="co9" table:default-cell-style-name="ce19"/>
        <table:table-column table:style-name="co9" table:number-columns-repeated="5" table:default-cell-style-name="ce16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8" office:value-type="string">
            <text:p>Plaintext</text:p>
            <text:p>bull</text:p>
          </table:table-cell>
          <table:table-cell table:style-name="ce11"/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21" table:number-columns-repeated="1003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2];1)&gt;0;[.$A$259];&quot;&quot;)">
            <text:p/>
          </table:table-cell>
          <table:table-cell table:style-name="ce17" table:formula="of:=IF(BITAND([.A2];2)&gt;0;[.$A$259];&quot;&quot;)">
            <text:p/>
          </table:table-cell>
          <table:table-cell table:style-name="ce17" table:formula="of:=IF(BITAND([.A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];8)&gt;0;[.$A$259];&quot;&quot;)">
            <text:p/>
          </table:table-cell>
          <table:table-cell table:style-name="ce20" table:formula="of:=IF(BITAND([.A2];16)&gt;0;[.$A$259];&quot;&quot;)">
            <text:p/>
          </table:table-cell>
          <table:table-cell table:style-name="ce20" table:formula="of:=IF(BITAND([.A2];32)&gt;0;[.$A$259];&quot;&quot;)">
            <text:p/>
          </table:table-cell>
          <table:table-cell table:style-name="ce20" table:formula="of:=IF(BITAND([.A2];64)&gt;0;[.$A$259];&quot;&quot;)">
            <text:p/>
          </table:table-cell>
          <table:table-cell table:style-name="ce20" table:formula="of:=IF(BITAND([.A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3];1)&gt;0;[.$A$259];&quot;&quot;)" office:value-type="string" office:string-value="☻">
            <text:p>☻</text:p>
          </table:table-cell>
          <table:table-cell table:style-name="ce17" table:formula="of:=IF(BITAND([.A3];2)&gt;0;[.$A$259];&quot;&quot;)">
            <text:p/>
          </table:table-cell>
          <table:table-cell table:style-name="ce17" table:formula="of:=IF(BITAND([.A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3];8)&gt;0;[.$A$259];&quot;&quot;)">
            <text:p/>
          </table:table-cell>
          <table:table-cell table:style-name="ce20" table:formula="of:=IF(BITAND([.A3];16)&gt;0;[.$A$259];&quot;&quot;)">
            <text:p/>
          </table:table-cell>
          <table:table-cell table:style-name="ce20" table:formula="of:=IF(BITAND([.A3];32)&gt;0;[.$A$259];&quot;&quot;)">
            <text:p/>
          </table:table-cell>
          <table:table-cell table:style-name="ce20" table:formula="of:=IF(BITAND([.A3];64)&gt;0;[.$A$259];&quot;&quot;)">
            <text:p/>
          </table:table-cell>
          <table:table-cell table:style-name="ce20" table:formula="of:=IF(BITAND([.A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4];1)&gt;0;[.$A$259];&quot;&quot;)">
            <text:p/>
          </table:table-cell>
          <table:table-cell table:style-name="ce17" table:formula="of:=IF(BITAND([.A4];2)&gt;0;[.$A$259];&quot;&quot;)" office:value-type="string" office:string-value="☻">
            <text:p>☻</text:p>
          </table:table-cell>
          <table:table-cell table:style-name="ce17" table:formula="of:=IF(BITAND([.A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4];8)&gt;0;[.$A$259];&quot;&quot;)">
            <text:p/>
          </table:table-cell>
          <table:table-cell table:style-name="ce20" table:formula="of:=IF(BITAND([.A4];16)&gt;0;[.$A$259];&quot;&quot;)">
            <text:p/>
          </table:table-cell>
          <table:table-cell table:style-name="ce20" table:formula="of:=IF(BITAND([.A4];32)&gt;0;[.$A$259];&quot;&quot;)">
            <text:p/>
          </table:table-cell>
          <table:table-cell table:style-name="ce20" table:formula="of:=IF(BITAND([.A4];64)&gt;0;[.$A$259];&quot;&quot;)">
            <text:p/>
          </table:table-cell>
          <table:table-cell table:style-name="ce20" table:formula="of:=IF(BITAND([.A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5];1)&gt;0;[.$A$259];&quot;&quot;)" office:value-type="string" office:string-value="☻">
            <text:p>☻</text:p>
          </table:table-cell>
          <table:table-cell table:style-name="ce17" table:formula="of:=IF(BITAND([.A5];2)&gt;0;[.$A$259];&quot;&quot;)" office:value-type="string" office:string-value="☻">
            <text:p>☻</text:p>
          </table:table-cell>
          <table:table-cell table:style-name="ce17" table:formula="of:=IF(BITAND([.A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5];8)&gt;0;[.$A$259];&quot;&quot;)">
            <text:p/>
          </table:table-cell>
          <table:table-cell table:style-name="ce20" table:formula="of:=IF(BITAND([.A5];16)&gt;0;[.$A$259];&quot;&quot;)">
            <text:p/>
          </table:table-cell>
          <table:table-cell table:style-name="ce20" table:formula="of:=IF(BITAND([.A5];32)&gt;0;[.$A$259];&quot;&quot;)">
            <text:p/>
          </table:table-cell>
          <table:table-cell table:style-name="ce20" table:formula="of:=IF(BITAND([.A5];64)&gt;0;[.$A$259];&quot;&quot;)">
            <text:p/>
          </table:table-cell>
          <table:table-cell table:style-name="ce20" table:formula="of:=IF(BITAND([.A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6];1)&gt;0;[.$A$259];&quot;&quot;)">
            <text:p/>
          </table:table-cell>
          <table:table-cell table:style-name="ce17" table:formula="of:=IF(BITAND([.A6];2)&gt;0;[.$A$259];&quot;&quot;)">
            <text:p/>
          </table:table-cell>
          <table:table-cell table:style-name="ce17" table:formula="of:=IF(BITAND([.A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6];8)&gt;0;[.$A$259];&quot;&quot;)">
            <text:p/>
          </table:table-cell>
          <table:table-cell table:style-name="ce20" table:formula="of:=IF(BITAND([.A6];16)&gt;0;[.$A$259];&quot;&quot;)">
            <text:p/>
          </table:table-cell>
          <table:table-cell table:style-name="ce20" table:formula="of:=IF(BITAND([.A6];32)&gt;0;[.$A$259];&quot;&quot;)">
            <text:p/>
          </table:table-cell>
          <table:table-cell table:style-name="ce20" table:formula="of:=IF(BITAND([.A6];64)&gt;0;[.$A$259];&quot;&quot;)">
            <text:p/>
          </table:table-cell>
          <table:table-cell table:style-name="ce20" table:formula="of:=IF(BITAND([.A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7];1)&gt;0;[.$A$259];&quot;&quot;)" office:value-type="string" office:string-value="☻">
            <text:p>☻</text:p>
          </table:table-cell>
          <table:table-cell table:style-name="ce17" table:formula="of:=IF(BITAND([.A7];2)&gt;0;[.$A$259];&quot;&quot;)">
            <text:p/>
          </table:table-cell>
          <table:table-cell table:style-name="ce17" table:formula="of:=IF(BITAND([.A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7];8)&gt;0;[.$A$259];&quot;&quot;)">
            <text:p/>
          </table:table-cell>
          <table:table-cell table:style-name="ce20" table:formula="of:=IF(BITAND([.A7];16)&gt;0;[.$A$259];&quot;&quot;)">
            <text:p/>
          </table:table-cell>
          <table:table-cell table:style-name="ce20" table:formula="of:=IF(BITAND([.A7];32)&gt;0;[.$A$259];&quot;&quot;)">
            <text:p/>
          </table:table-cell>
          <table:table-cell table:style-name="ce20" table:formula="of:=IF(BITAND([.A7];64)&gt;0;[.$A$259];&quot;&quot;)">
            <text:p/>
          </table:table-cell>
          <table:table-cell table:style-name="ce20" table:formula="of:=IF(BITAND([.A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8];1)&gt;0;[.$A$259];&quot;&quot;)">
            <text:p/>
          </table:table-cell>
          <table:table-cell table:style-name="ce17" table:formula="of:=IF(BITAND([.A8];2)&gt;0;[.$A$259];&quot;&quot;)" office:value-type="string" office:string-value="☻">
            <text:p>☻</text:p>
          </table:table-cell>
          <table:table-cell table:style-name="ce17" table:formula="of:=IF(BITAND([.A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8];8)&gt;0;[.$A$259];&quot;&quot;)">
            <text:p/>
          </table:table-cell>
          <table:table-cell table:style-name="ce20" table:formula="of:=IF(BITAND([.A8];16)&gt;0;[.$A$259];&quot;&quot;)">
            <text:p/>
          </table:table-cell>
          <table:table-cell table:style-name="ce20" table:formula="of:=IF(BITAND([.A8];32)&gt;0;[.$A$259];&quot;&quot;)">
            <text:p/>
          </table:table-cell>
          <table:table-cell table:style-name="ce20" table:formula="of:=IF(BITAND([.A8];64)&gt;0;[.$A$259];&quot;&quot;)">
            <text:p/>
          </table:table-cell>
          <table:table-cell table:style-name="ce20" table:formula="of:=IF(BITAND([.A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9];1)&gt;0;[.$A$259];&quot;&quot;)" office:value-type="string" office:string-value="☻">
            <text:p>☻</text:p>
          </table:table-cell>
          <table:table-cell table:style-name="ce17" table:formula="of:=IF(BITAND([.A9];2)&gt;0;[.$A$259];&quot;&quot;)" office:value-type="string" office:string-value="☻">
            <text:p>☻</text:p>
          </table:table-cell>
          <table:table-cell table:style-name="ce17" table:formula="of:=IF(BITAND([.A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9];8)&gt;0;[.$A$259];&quot;&quot;)">
            <text:p/>
          </table:table-cell>
          <table:table-cell table:style-name="ce20" table:formula="of:=IF(BITAND([.A9];16)&gt;0;[.$A$259];&quot;&quot;)">
            <text:p/>
          </table:table-cell>
          <table:table-cell table:style-name="ce20" table:formula="of:=IF(BITAND([.A9];32)&gt;0;[.$A$259];&quot;&quot;)">
            <text:p/>
          </table:table-cell>
          <table:table-cell table:style-name="ce20" table:formula="of:=IF(BITAND([.A9];64)&gt;0;[.$A$259];&quot;&quot;)">
            <text:p/>
          </table:table-cell>
          <table:table-cell table:style-name="ce20" table:formula="of:=IF(BITAND([.A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10];1)&gt;0;[.$A$259];&quot;&quot;)">
            <text:p/>
          </table:table-cell>
          <table:table-cell table:style-name="ce17" table:formula="of:=IF(BITAND([.A10];2)&gt;0;[.$A$259];&quot;&quot;)">
            <text:p/>
          </table:table-cell>
          <table:table-cell table:style-name="ce17" table:formula="of:=IF(BITAND([.A1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0];8)&gt;0;[.$A$259];&quot;&quot;)" office:value-type="string" office:string-value="☻">
            <text:p>☻</text:p>
          </table:table-cell>
          <table:table-cell table:style-name="ce20" table:formula="of:=IF(BITAND([.A10];16)&gt;0;[.$A$259];&quot;&quot;)">
            <text:p/>
          </table:table-cell>
          <table:table-cell table:style-name="ce20" table:formula="of:=IF(BITAND([.A10];32)&gt;0;[.$A$259];&quot;&quot;)">
            <text:p/>
          </table:table-cell>
          <table:table-cell table:style-name="ce20" table:formula="of:=IF(BITAND([.A10];64)&gt;0;[.$A$259];&quot;&quot;)">
            <text:p/>
          </table:table-cell>
          <table:table-cell table:style-name="ce20" table:formula="of:=IF(BITAND([.A1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style-name="ce9"/>
          <table:table-cell table:style-name="ce12"/>
          <table:table-cell/>
          <table:table-cell table:style-name="ce17" table:formula="of:=IF(BITAND([.A11];1)&gt;0;[.$A$259];&quot;&quot;)" office:value-type="string" office:string-value="☻">
            <text:p>☻</text:p>
          </table:table-cell>
          <table:table-cell table:style-name="ce17" table:formula="of:=IF(BITAND([.A11];2)&gt;0;[.$A$259];&quot;&quot;)">
            <text:p/>
          </table:table-cell>
          <table:table-cell table:style-name="ce17" table:formula="of:=IF(BITAND([.A1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1];8)&gt;0;[.$A$259];&quot;&quot;)" office:value-type="string" office:string-value="☻">
            <text:p>☻</text:p>
          </table:table-cell>
          <table:table-cell table:style-name="ce20" table:formula="of:=IF(BITAND([.A11];16)&gt;0;[.$A$259];&quot;&quot;)">
            <text:p/>
          </table:table-cell>
          <table:table-cell table:style-name="ce20" table:formula="of:=IF(BITAND([.A11];32)&gt;0;[.$A$259];&quot;&quot;)">
            <text:p/>
          </table:table-cell>
          <table:table-cell table:style-name="ce20" table:formula="of:=IF(BITAND([.A11];64)&gt;0;[.$A$259];&quot;&quot;)">
            <text:p/>
          </table:table-cell>
          <table:table-cell table:style-name="ce20" table:formula="of:=IF(BITAND([.A1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/>
          <table:table-cell table:style-name="ce12"/>
          <table:table-cell/>
          <table:table-cell table:style-name="ce17" table:formula="of:=IF(BITAND([.A12];1)&gt;0;[.$A$259];&quot;&quot;)">
            <text:p/>
          </table:table-cell>
          <table:table-cell table:style-name="ce17" table:formula="of:=IF(BITAND([.A12];2)&gt;0;[.$A$259];&quot;&quot;)" office:value-type="string" office:string-value="☻">
            <text:p>☻</text:p>
          </table:table-cell>
          <table:table-cell table:style-name="ce17" table:formula="of:=IF(BITAND([.A1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2];8)&gt;0;[.$A$259];&quot;&quot;)" office:value-type="string" office:string-value="☻">
            <text:p>☻</text:p>
          </table:table-cell>
          <table:table-cell table:style-name="ce20" table:formula="of:=IF(BITAND([.A12];16)&gt;0;[.$A$259];&quot;&quot;)">
            <text:p/>
          </table:table-cell>
          <table:table-cell table:style-name="ce20" table:formula="of:=IF(BITAND([.A12];32)&gt;0;[.$A$259];&quot;&quot;)">
            <text:p/>
          </table:table-cell>
          <table:table-cell table:style-name="ce20" table:formula="of:=IF(BITAND([.A12];64)&gt;0;[.$A$259];&quot;&quot;)">
            <text:p/>
          </table:table-cell>
          <table:table-cell table:style-name="ce20" table:formula="of:=IF(BITAND([.A1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style-name="ce9"/>
          <table:table-cell table:style-name="Default"/>
          <table:table-cell office:value-type="string">
            <text:p>space</text:p>
          </table:table-cell>
          <table:table-cell table:style-name="ce17" table:formula="of:=IF(BITAND([.A13];1)&gt;0;[.$A$259];&quot;&quot;)" office:value-type="string" office:string-value="☻">
            <text:p>☻</text:p>
          </table:table-cell>
          <table:table-cell table:style-name="ce17" table:formula="of:=IF(BITAND([.A13];2)&gt;0;[.$A$259];&quot;&quot;)" office:value-type="string" office:string-value="☻">
            <text:p>☻</text:p>
          </table:table-cell>
          <table:table-cell table:style-name="ce17" table:formula="of:=IF(BITAND([.A1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3];8)&gt;0;[.$A$259];&quot;&quot;)" office:value-type="string" office:string-value="☻">
            <text:p>☻</text:p>
          </table:table-cell>
          <table:table-cell table:style-name="ce20" table:formula="of:=IF(BITAND([.A13];16)&gt;0;[.$A$259];&quot;&quot;)">
            <text:p/>
          </table:table-cell>
          <table:table-cell table:style-name="ce20" table:formula="of:=IF(BITAND([.A13];32)&gt;0;[.$A$259];&quot;&quot;)">
            <text:p/>
          </table:table-cell>
          <table:table-cell table:style-name="ce20" table:formula="of:=IF(BITAND([.A13];64)&gt;0;[.$A$259];&quot;&quot;)">
            <text:p/>
          </table:table-cell>
          <table:table-cell table:style-name="ce20" table:formula="of:=IF(BITAND([.A1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14];1)&gt;0;[.$A$259];&quot;&quot;)">
            <text:p/>
          </table:table-cell>
          <table:table-cell table:style-name="ce17" table:formula="of:=IF(BITAND([.A14];2)&gt;0;[.$A$259];&quot;&quot;)">
            <text:p/>
          </table:table-cell>
          <table:table-cell table:style-name="ce17" table:formula="of:=IF(BITAND([.A1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4];8)&gt;0;[.$A$259];&quot;&quot;)" office:value-type="string" office:string-value="☻">
            <text:p>☻</text:p>
          </table:table-cell>
          <table:table-cell table:style-name="ce20" table:formula="of:=IF(BITAND([.A14];16)&gt;0;[.$A$259];&quot;&quot;)">
            <text:p/>
          </table:table-cell>
          <table:table-cell table:style-name="ce20" table:formula="of:=IF(BITAND([.A14];32)&gt;0;[.$A$259];&quot;&quot;)">
            <text:p/>
          </table:table-cell>
          <table:table-cell table:style-name="ce20" table:formula="of:=IF(BITAND([.A14];64)&gt;0;[.$A$259];&quot;&quot;)">
            <text:p/>
          </table:table-cell>
          <table:table-cell table:style-name="ce20" table:formula="of:=IF(BITAND([.A1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style-name="ce9"/>
          <table:table-cell table:style-name="Default"/>
          <table:table-cell office:value-type="string">
            <text:p>cr</text:p>
          </table:table-cell>
          <table:table-cell table:style-name="ce17" table:formula="of:=IF(BITAND([.A15];1)&gt;0;[.$A$259];&quot;&quot;)" office:value-type="string" office:string-value="☻">
            <text:p>☻</text:p>
          </table:table-cell>
          <table:table-cell table:style-name="ce17" table:formula="of:=IF(BITAND([.A15];2)&gt;0;[.$A$259];&quot;&quot;)">
            <text:p/>
          </table:table-cell>
          <table:table-cell table:style-name="ce17" table:formula="of:=IF(BITAND([.A1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5];8)&gt;0;[.$A$259];&quot;&quot;)" office:value-type="string" office:string-value="☻">
            <text:p>☻</text:p>
          </table:table-cell>
          <table:table-cell table:style-name="ce20" table:formula="of:=IF(BITAND([.A15];16)&gt;0;[.$A$259];&quot;&quot;)">
            <text:p/>
          </table:table-cell>
          <table:table-cell table:style-name="ce20" table:formula="of:=IF(BITAND([.A15];32)&gt;0;[.$A$259];&quot;&quot;)">
            <text:p/>
          </table:table-cell>
          <table:table-cell table:style-name="ce20" table:formula="of:=IF(BITAND([.A15];64)&gt;0;[.$A$259];&quot;&quot;)">
            <text:p/>
          </table:table-cell>
          <table:table-cell table:style-name="ce20" table:formula="of:=IF(BITAND([.A1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/>
          <table:table-cell table:style-name="ce12"/>
          <table:table-cell office:value-type="string">
            <text:p>geen transport</text:p>
          </table:table-cell>
          <table:table-cell table:style-name="ce17" table:formula="of:=IF(BITAND([.A16];1)&gt;0;[.$A$259];&quot;&quot;)">
            <text:p/>
          </table:table-cell>
          <table:table-cell table:style-name="ce17" table:formula="of:=IF(BITAND([.A16];2)&gt;0;[.$A$259];&quot;&quot;)" office:value-type="string" office:string-value="☻">
            <text:p>☻</text:p>
          </table:table-cell>
          <table:table-cell table:style-name="ce17" table:formula="of:=IF(BITAND([.A1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6];8)&gt;0;[.$A$259];&quot;&quot;)" office:value-type="string" office:string-value="☻">
            <text:p>☻</text:p>
          </table:table-cell>
          <table:table-cell table:style-name="ce20" table:formula="of:=IF(BITAND([.A16];16)&gt;0;[.$A$259];&quot;&quot;)">
            <text:p/>
          </table:table-cell>
          <table:table-cell table:style-name="ce20" table:formula="of:=IF(BITAND([.A16];32)&gt;0;[.$A$259];&quot;&quot;)">
            <text:p/>
          </table:table-cell>
          <table:table-cell table:style-name="ce20" table:formula="of:=IF(BITAND([.A16];64)&gt;0;[.$A$259];&quot;&quot;)">
            <text:p/>
          </table:table-cell>
          <table:table-cell table:style-name="ce20" table:formula="of:=IF(BITAND([.A1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17];1)&gt;0;[.$A$259];&quot;&quot;)" office:value-type="string" office:string-value="☻">
            <text:p>☻</text:p>
          </table:table-cell>
          <table:table-cell table:style-name="ce17" table:formula="of:=IF(BITAND([.A17];2)&gt;0;[.$A$259];&quot;&quot;)" office:value-type="string" office:string-value="☻">
            <text:p>☻</text:p>
          </table:table-cell>
          <table:table-cell table:style-name="ce17" table:formula="of:=IF(BITAND([.A1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7];8)&gt;0;[.$A$259];&quot;&quot;)" office:value-type="string" office:string-value="☻">
            <text:p>☻</text:p>
          </table:table-cell>
          <table:table-cell table:style-name="ce20" table:formula="of:=IF(BITAND([.A17];16)&gt;0;[.$A$259];&quot;&quot;)">
            <text:p/>
          </table:table-cell>
          <table:table-cell table:style-name="ce20" table:formula="of:=IF(BITAND([.A17];32)&gt;0;[.$A$259];&quot;&quot;)">
            <text:p/>
          </table:table-cell>
          <table:table-cell table:style-name="ce20" table:formula="of:=IF(BITAND([.A17];64)&gt;0;[.$A$259];&quot;&quot;)">
            <text:p/>
          </table:table-cell>
          <table:table-cell table:style-name="ce20" table:formula="of:=IF(BITAND([.A1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18];1)&gt;0;[.$A$259];&quot;&quot;)">
            <text:p/>
          </table:table-cell>
          <table:table-cell table:style-name="ce17" table:formula="of:=IF(BITAND([.A18];2)&gt;0;[.$A$259];&quot;&quot;)">
            <text:p/>
          </table:table-cell>
          <table:table-cell table:style-name="ce17" table:formula="of:=IF(BITAND([.A1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8];8)&gt;0;[.$A$259];&quot;&quot;)">
            <text:p/>
          </table:table-cell>
          <table:table-cell table:style-name="ce20" table:formula="of:=IF(BITAND([.A18];16)&gt;0;[.$A$259];&quot;&quot;)" office:value-type="string" office:string-value="☻">
            <text:p>☻</text:p>
          </table:table-cell>
          <table:table-cell table:style-name="ce20" table:formula="of:=IF(BITAND([.A18];32)&gt;0;[.$A$259];&quot;&quot;)">
            <text:p/>
          </table:table-cell>
          <table:table-cell table:style-name="ce20" table:formula="of:=IF(BITAND([.A18];64)&gt;0;[.$A$259];&quot;&quot;)">
            <text:p/>
          </table:table-cell>
          <table:table-cell table:style-name="ce20" table:formula="of:=IF(BITAND([.A1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19];1)&gt;0;[.$A$259];&quot;&quot;)" office:value-type="string" office:string-value="☻">
            <text:p>☻</text:p>
          </table:table-cell>
          <table:table-cell table:style-name="ce17" table:formula="of:=IF(BITAND([.A19];2)&gt;0;[.$A$259];&quot;&quot;)">
            <text:p/>
          </table:table-cell>
          <table:table-cell table:style-name="ce17" table:formula="of:=IF(BITAND([.A1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9];8)&gt;0;[.$A$259];&quot;&quot;)">
            <text:p/>
          </table:table-cell>
          <table:table-cell table:style-name="ce20" table:formula="of:=IF(BITAND([.A19];16)&gt;0;[.$A$259];&quot;&quot;)" office:value-type="string" office:string-value="☻">
            <text:p>☻</text:p>
          </table:table-cell>
          <table:table-cell table:style-name="ce20" table:formula="of:=IF(BITAND([.A19];32)&gt;0;[.$A$259];&quot;&quot;)">
            <text:p/>
          </table:table-cell>
          <table:table-cell table:style-name="ce20" table:formula="of:=IF(BITAND([.A19];64)&gt;0;[.$A$259];&quot;&quot;)">
            <text:p/>
          </table:table-cell>
          <table:table-cell table:style-name="ce20" table:formula="of:=IF(BITAND([.A1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20];1)&gt;0;[.$A$259];&quot;&quot;)">
            <text:p/>
          </table:table-cell>
          <table:table-cell table:style-name="ce17" table:formula="of:=IF(BITAND([.A20];2)&gt;0;[.$A$259];&quot;&quot;)" office:value-type="string" office:string-value="☻">
            <text:p>☻</text:p>
          </table:table-cell>
          <table:table-cell table:style-name="ce17" table:formula="of:=IF(BITAND([.A2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0];8)&gt;0;[.$A$259];&quot;&quot;)">
            <text:p/>
          </table:table-cell>
          <table:table-cell table:style-name="ce20" table:formula="of:=IF(BITAND([.A20];16)&gt;0;[.$A$259];&quot;&quot;)" office:value-type="string" office:string-value="☻">
            <text:p>☻</text:p>
          </table:table-cell>
          <table:table-cell table:style-name="ce20" table:formula="of:=IF(BITAND([.A20];32)&gt;0;[.$A$259];&quot;&quot;)">
            <text:p/>
          </table:table-cell>
          <table:table-cell table:style-name="ce20" table:formula="of:=IF(BITAND([.A20];64)&gt;0;[.$A$259];&quot;&quot;)">
            <text:p/>
          </table:table-cell>
          <table:table-cell table:style-name="ce20" table:formula="of:=IF(BITAND([.A2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21];1)&gt;0;[.$A$259];&quot;&quot;)" office:value-type="string" office:string-value="☻">
            <text:p>☻</text:p>
          </table:table-cell>
          <table:table-cell table:style-name="ce17" table:formula="of:=IF(BITAND([.A21];2)&gt;0;[.$A$259];&quot;&quot;)" office:value-type="string" office:string-value="☻">
            <text:p>☻</text:p>
          </table:table-cell>
          <table:table-cell table:style-name="ce17" table:formula="of:=IF(BITAND([.A2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1];8)&gt;0;[.$A$259];&quot;&quot;)">
            <text:p/>
          </table:table-cell>
          <table:table-cell table:style-name="ce20" table:formula="of:=IF(BITAND([.A21];16)&gt;0;[.$A$259];&quot;&quot;)" office:value-type="string" office:string-value="☻">
            <text:p>☻</text:p>
          </table:table-cell>
          <table:table-cell table:style-name="ce20" table:formula="of:=IF(BITAND([.A21];32)&gt;0;[.$A$259];&quot;&quot;)">
            <text:p/>
          </table:table-cell>
          <table:table-cell table:style-name="ce20" table:formula="of:=IF(BITAND([.A21];64)&gt;0;[.$A$259];&quot;&quot;)">
            <text:p/>
          </table:table-cell>
          <table:table-cell table:style-name="ce20" table:formula="of:=IF(BITAND([.A2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/>
          <table:table-cell table:style-name="ce12"/>
          <table:table-cell/>
          <table:table-cell table:style-name="ce17" table:formula="of:=IF(BITAND([.A22];1)&gt;0;[.$A$259];&quot;&quot;)">
            <text:p/>
          </table:table-cell>
          <table:table-cell table:style-name="ce17" table:formula="of:=IF(BITAND([.A22];2)&gt;0;[.$A$259];&quot;&quot;)">
            <text:p/>
          </table:table-cell>
          <table:table-cell table:style-name="ce17" table:formula="of:=IF(BITAND([.A2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2];8)&gt;0;[.$A$259];&quot;&quot;)">
            <text:p/>
          </table:table-cell>
          <table:table-cell table:style-name="ce20" table:formula="of:=IF(BITAND([.A22];16)&gt;0;[.$A$259];&quot;&quot;)" office:value-type="string" office:string-value="☻">
            <text:p>☻</text:p>
          </table:table-cell>
          <table:table-cell table:style-name="ce20" table:formula="of:=IF(BITAND([.A22];32)&gt;0;[.$A$259];&quot;&quot;)">
            <text:p/>
          </table:table-cell>
          <table:table-cell table:style-name="ce20" table:formula="of:=IF(BITAND([.A22];64)&gt;0;[.$A$259];&quot;&quot;)">
            <text:p/>
          </table:table-cell>
          <table:table-cell table:style-name="ce20" table:formula="of:=IF(BITAND([.A2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table:style-name="ce9"/>
          <table:table-cell table:number-columns-repeated="2"/>
          <table:table-cell table:style-name="ce17" table:formula="of:=IF(BITAND([.A23];1)&gt;0;[.$A$259];&quot;&quot;)" office:value-type="string" office:string-value="☻">
            <text:p>☻</text:p>
          </table:table-cell>
          <table:table-cell table:style-name="ce17" table:formula="of:=IF(BITAND([.A23];2)&gt;0;[.$A$259];&quot;&quot;)">
            <text:p/>
          </table:table-cell>
          <table:table-cell table:style-name="ce17" table:formula="of:=IF(BITAND([.A2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3];8)&gt;0;[.$A$259];&quot;&quot;)">
            <text:p/>
          </table:table-cell>
          <table:table-cell table:style-name="ce20" table:formula="of:=IF(BITAND([.A23];16)&gt;0;[.$A$259];&quot;&quot;)" office:value-type="string" office:string-value="☻">
            <text:p>☻</text:p>
          </table:table-cell>
          <table:table-cell table:style-name="ce20" table:formula="of:=IF(BITAND([.A23];32)&gt;0;[.$A$259];&quot;&quot;)">
            <text:p/>
          </table:table-cell>
          <table:table-cell table:style-name="ce20" table:formula="of:=IF(BITAND([.A23];64)&gt;0;[.$A$259];&quot;&quot;)">
            <text:p/>
          </table:table-cell>
          <table:table-cell table:style-name="ce20" table:formula="of:=IF(BITAND([.A2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table:style-name="ce9"/>
          <table:table-cell table:number-columns-repeated="2"/>
          <table:table-cell table:style-name="ce17" table:formula="of:=IF(BITAND([.A24];1)&gt;0;[.$A$259];&quot;&quot;)">
            <text:p/>
          </table:table-cell>
          <table:table-cell table:style-name="ce17" table:formula="of:=IF(BITAND([.A24];2)&gt;0;[.$A$259];&quot;&quot;)" office:value-type="string" office:string-value="☻">
            <text:p>☻</text:p>
          </table:table-cell>
          <table:table-cell table:style-name="ce17" table:formula="of:=IF(BITAND([.A2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4];8)&gt;0;[.$A$259];&quot;&quot;)">
            <text:p/>
          </table:table-cell>
          <table:table-cell table:style-name="ce20" table:formula="of:=IF(BITAND([.A24];16)&gt;0;[.$A$259];&quot;&quot;)" office:value-type="string" office:string-value="☻">
            <text:p>☻</text:p>
          </table:table-cell>
          <table:table-cell table:style-name="ce20" table:formula="of:=IF(BITAND([.A24];32)&gt;0;[.$A$259];&quot;&quot;)">
            <text:p/>
          </table:table-cell>
          <table:table-cell table:style-name="ce20" table:formula="of:=IF(BITAND([.A24];64)&gt;0;[.$A$259];&quot;&quot;)">
            <text:p/>
          </table:table-cell>
          <table:table-cell table:style-name="ce20" table:formula="of:=IF(BITAND([.A2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style-name="ce9"/>
          <table:table-cell table:number-columns-repeated="2"/>
          <table:table-cell table:style-name="ce17" table:formula="of:=IF(BITAND([.A25];1)&gt;0;[.$A$259];&quot;&quot;)" office:value-type="string" office:string-value="☻">
            <text:p>☻</text:p>
          </table:table-cell>
          <table:table-cell table:style-name="ce17" table:formula="of:=IF(BITAND([.A25];2)&gt;0;[.$A$259];&quot;&quot;)" office:value-type="string" office:string-value="☻">
            <text:p>☻</text:p>
          </table:table-cell>
          <table:table-cell table:style-name="ce17" table:formula="of:=IF(BITAND([.A2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5];8)&gt;0;[.$A$259];&quot;&quot;)">
            <text:p/>
          </table:table-cell>
          <table:table-cell table:style-name="ce20" table:formula="of:=IF(BITAND([.A25];16)&gt;0;[.$A$259];&quot;&quot;)" office:value-type="string" office:string-value="☻">
            <text:p>☻</text:p>
          </table:table-cell>
          <table:table-cell table:style-name="ce20" table:formula="of:=IF(BITAND([.A25];32)&gt;0;[.$A$259];&quot;&quot;)">
            <text:p/>
          </table:table-cell>
          <table:table-cell table:style-name="ce20" table:formula="of:=IF(BITAND([.A25];64)&gt;0;[.$A$259];&quot;&quot;)">
            <text:p/>
          </table:table-cell>
          <table:table-cell table:style-name="ce20" table:formula="of:=IF(BITAND([.A2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style-name="ce9"/>
          <table:table-cell table:number-columns-repeated="2"/>
          <table:table-cell table:style-name="ce17" table:formula="of:=IF(BITAND([.A26];1)&gt;0;[.$A$259];&quot;&quot;)">
            <text:p/>
          </table:table-cell>
          <table:table-cell table:style-name="ce17" table:formula="of:=IF(BITAND([.A26];2)&gt;0;[.$A$259];&quot;&quot;)">
            <text:p/>
          </table:table-cell>
          <table:table-cell table:style-name="ce17" table:formula="of:=IF(BITAND([.A2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6];8)&gt;0;[.$A$259];&quot;&quot;)" office:value-type="string" office:string-value="☻">
            <text:p>☻</text:p>
          </table:table-cell>
          <table:table-cell table:style-name="ce20" table:formula="of:=IF(BITAND([.A26];16)&gt;0;[.$A$259];&quot;&quot;)" office:value-type="string" office:string-value="☻">
            <text:p>☻</text:p>
          </table:table-cell>
          <table:table-cell table:style-name="ce20" table:formula="of:=IF(BITAND([.A26];32)&gt;0;[.$A$259];&quot;&quot;)">
            <text:p/>
          </table:table-cell>
          <table:table-cell table:style-name="ce20" table:formula="of:=IF(BITAND([.A26];64)&gt;0;[.$A$259];&quot;&quot;)">
            <text:p/>
          </table:table-cell>
          <table:table-cell table:style-name="ce20" table:formula="of:=IF(BITAND([.A2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style-name="ce9"/>
          <table:table-cell/>
          <table:table-cell table:style-name="ce13" office:value-type="string">
            <text:p>stop read</text:p>
          </table:table-cell>
          <table:table-cell table:style-name="ce17" table:formula="of:=IF(BITAND([.A27];1)&gt;0;[.$A$259];&quot;&quot;)" office:value-type="string" office:string-value="☻">
            <text:p>☻</text:p>
          </table:table-cell>
          <table:table-cell table:style-name="ce17" table:formula="of:=IF(BITAND([.A27];2)&gt;0;[.$A$259];&quot;&quot;)">
            <text:p/>
          </table:table-cell>
          <table:table-cell table:style-name="ce17" table:formula="of:=IF(BITAND([.A2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7];8)&gt;0;[.$A$259];&quot;&quot;)" office:value-type="string" office:string-value="☻">
            <text:p>☻</text:p>
          </table:table-cell>
          <table:table-cell table:style-name="ce20" table:formula="of:=IF(BITAND([.A27];16)&gt;0;[.$A$259];&quot;&quot;)" office:value-type="string" office:string-value="☻">
            <text:p>☻</text:p>
          </table:table-cell>
          <table:table-cell table:style-name="ce20" table:formula="of:=IF(BITAND([.A27];32)&gt;0;[.$A$259];&quot;&quot;)">
            <text:p/>
          </table:table-cell>
          <table:table-cell table:style-name="ce20" table:formula="of:=IF(BITAND([.A27];64)&gt;0;[.$A$259];&quot;&quot;)">
            <text:p/>
          </table:table-cell>
          <table:table-cell table:style-name="ce20" table:formula="of:=IF(BITAND([.A2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style-name="ce9"/>
          <table:table-cell table:number-columns-repeated="2"/>
          <table:table-cell table:style-name="ce17" table:formula="of:=IF(BITAND([.A28];1)&gt;0;[.$A$259];&quot;&quot;)">
            <text:p/>
          </table:table-cell>
          <table:table-cell table:style-name="ce17" table:formula="of:=IF(BITAND([.A28];2)&gt;0;[.$A$259];&quot;&quot;)" office:value-type="string" office:string-value="☻">
            <text:p>☻</text:p>
          </table:table-cell>
          <table:table-cell table:style-name="ce17" table:formula="of:=IF(BITAND([.A2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8];8)&gt;0;[.$A$259];&quot;&quot;)" office:value-type="string" office:string-value="☻">
            <text:p>☻</text:p>
          </table:table-cell>
          <table:table-cell table:style-name="ce20" table:formula="of:=IF(BITAND([.A28];16)&gt;0;[.$A$259];&quot;&quot;)" office:value-type="string" office:string-value="☻">
            <text:p>☻</text:p>
          </table:table-cell>
          <table:table-cell table:style-name="ce20" table:formula="of:=IF(BITAND([.A28];32)&gt;0;[.$A$259];&quot;&quot;)">
            <text:p/>
          </table:table-cell>
          <table:table-cell table:style-name="ce20" table:formula="of:=IF(BITAND([.A28];64)&gt;0;[.$A$259];&quot;&quot;)">
            <text:p/>
          </table:table-cell>
          <table:table-cell table:style-name="ce20" table:formula="of:=IF(BITAND([.A2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style-name="ce9"/>
          <table:table-cell table:number-columns-repeated="2"/>
          <table:table-cell table:style-name="ce17" table:formula="of:=IF(BITAND([.A29];1)&gt;0;[.$A$259];&quot;&quot;)" office:value-type="string" office:string-value="☻">
            <text:p>☻</text:p>
          </table:table-cell>
          <table:table-cell table:style-name="ce17" table:formula="of:=IF(BITAND([.A29];2)&gt;0;[.$A$259];&quot;&quot;)" office:value-type="string" office:string-value="☻">
            <text:p>☻</text:p>
          </table:table-cell>
          <table:table-cell table:style-name="ce17" table:formula="of:=IF(BITAND([.A2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9];8)&gt;0;[.$A$259];&quot;&quot;)" office:value-type="string" office:string-value="☻">
            <text:p>☻</text:p>
          </table:table-cell>
          <table:table-cell table:style-name="ce20" table:formula="of:=IF(BITAND([.A29];16)&gt;0;[.$A$259];&quot;&quot;)" office:value-type="string" office:string-value="☻">
            <text:p>☻</text:p>
          </table:table-cell>
          <table:table-cell table:style-name="ce20" table:formula="of:=IF(BITAND([.A29];32)&gt;0;[.$A$259];&quot;&quot;)">
            <text:p/>
          </table:table-cell>
          <table:table-cell table:style-name="ce20" table:formula="of:=IF(BITAND([.A29];64)&gt;0;[.$A$259];&quot;&quot;)">
            <text:p/>
          </table:table-cell>
          <table:table-cell table:style-name="ce20" table:formula="of:=IF(BITAND([.A2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ce9"/>
          <table:table-cell table:style-name="Default"/>
          <table:table-cell office:value-type="string">
            <text:p>tab</text:p>
          </table:table-cell>
          <table:table-cell table:style-name="ce17" table:formula="of:=IF(BITAND([.A30];1)&gt;0;[.$A$259];&quot;&quot;)">
            <text:p/>
          </table:table-cell>
          <table:table-cell table:style-name="ce17" table:formula="of:=IF(BITAND([.A30];2)&gt;0;[.$A$259];&quot;&quot;)">
            <text:p/>
          </table:table-cell>
          <table:table-cell table:style-name="ce17" table:formula="of:=IF(BITAND([.A3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30];8)&gt;0;[.$A$259];&quot;&quot;)" office:value-type="string" office:string-value="☻">
            <text:p>☻</text:p>
          </table:table-cell>
          <table:table-cell table:style-name="ce20" table:formula="of:=IF(BITAND([.A30];16)&gt;0;[.$A$259];&quot;&quot;)" office:value-type="string" office:string-value="☻">
            <text:p>☻</text:p>
          </table:table-cell>
          <table:table-cell table:style-name="ce20" table:formula="of:=IF(BITAND([.A30];32)&gt;0;[.$A$259];&quot;&quot;)">
            <text:p/>
          </table:table-cell>
          <table:table-cell table:style-name="ce20" table:formula="of:=IF(BITAND([.A30];64)&gt;0;[.$A$259];&quot;&quot;)">
            <text:p/>
          </table:table-cell>
          <table:table-cell table:style-name="ce20" table:formula="of:=IF(BITAND([.A3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style-name="ce9"/>
          <table:table-cell table:number-columns-repeated="2"/>
          <table:table-cell table:style-name="ce17" table:formula="of:=IF(BITAND([.A31];1)&gt;0;[.$A$259];&quot;&quot;)" office:value-type="string" office:string-value="☻">
            <text:p>☻</text:p>
          </table:table-cell>
          <table:table-cell table:style-name="ce17" table:formula="of:=IF(BITAND([.A31];2)&gt;0;[.$A$259];&quot;&quot;)">
            <text:p/>
          </table:table-cell>
          <table:table-cell table:style-name="ce17" table:formula="of:=IF(BITAND([.A3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31];8)&gt;0;[.$A$259];&quot;&quot;)" office:value-type="string" office:string-value="☻">
            <text:p>☻</text:p>
          </table:table-cell>
          <table:table-cell table:style-name="ce20" table:formula="of:=IF(BITAND([.A31];16)&gt;0;[.$A$259];&quot;&quot;)" office:value-type="string" office:string-value="☻">
            <text:p>☻</text:p>
          </table:table-cell>
          <table:table-cell table:style-name="ce20" table:formula="of:=IF(BITAND([.A31];32)&gt;0;[.$A$259];&quot;&quot;)">
            <text:p/>
          </table:table-cell>
          <table:table-cell table:style-name="ce20" table:formula="of:=IF(BITAND([.A31];64)&gt;0;[.$A$259];&quot;&quot;)">
            <text:p/>
          </table:table-cell>
          <table:table-cell table:style-name="ce20" table:formula="of:=IF(BITAND([.A3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style-name="ce9"/>
          <table:table-cell table:number-columns-repeated="2"/>
          <table:table-cell table:style-name="ce17" table:formula="of:=IF(BITAND([.A32];1)&gt;0;[.$A$259];&quot;&quot;)">
            <text:p/>
          </table:table-cell>
          <table:table-cell table:style-name="ce17" table:formula="of:=IF(BITAND([.A32];2)&gt;0;[.$A$259];&quot;&quot;)" office:value-type="string" office:string-value="☻">
            <text:p>☻</text:p>
          </table:table-cell>
          <table:table-cell table:style-name="ce17" table:formula="of:=IF(BITAND([.A3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32];8)&gt;0;[.$A$259];&quot;&quot;)" office:value-type="string" office:string-value="☻">
            <text:p>☻</text:p>
          </table:table-cell>
          <table:table-cell table:style-name="ce20" table:formula="of:=IF(BITAND([.A32];16)&gt;0;[.$A$259];&quot;&quot;)" office:value-type="string" office:string-value="☻">
            <text:p>☻</text:p>
          </table:table-cell>
          <table:table-cell table:style-name="ce20" table:formula="of:=IF(BITAND([.A32];32)&gt;0;[.$A$259];&quot;&quot;)">
            <text:p/>
          </table:table-cell>
          <table:table-cell table:style-name="ce20" table:formula="of:=IF(BITAND([.A32];64)&gt;0;[.$A$259];&quot;&quot;)">
            <text:p/>
          </table:table-cell>
          <table:table-cell table:style-name="ce20" table:formula="of:=IF(BITAND([.A3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style-name="ce9"/>
          <table:table-cell/>
          <table:table-cell table:style-name="ce13" office:value-type="string">
            <text:p>switch read</text:p>
          </table:table-cell>
          <table:table-cell table:style-name="ce17" table:formula="of:=IF(BITAND([.A33];1)&gt;0;[.$A$259];&quot;&quot;)" office:value-type="string" office:string-value="☻">
            <text:p>☻</text:p>
          </table:table-cell>
          <table:table-cell table:style-name="ce17" table:formula="of:=IF(BITAND([.A33];2)&gt;0;[.$A$259];&quot;&quot;)" office:value-type="string" office:string-value="☻">
            <text:p>☻</text:p>
          </table:table-cell>
          <table:table-cell table:style-name="ce17" table:formula="of:=IF(BITAND([.A3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33];8)&gt;0;[.$A$259];&quot;&quot;)" office:value-type="string" office:string-value="☻">
            <text:p>☻</text:p>
          </table:table-cell>
          <table:table-cell table:style-name="ce20" table:formula="of:=IF(BITAND([.A33];16)&gt;0;[.$A$259];&quot;&quot;)" office:value-type="string" office:string-value="☻">
            <text:p>☻</text:p>
          </table:table-cell>
          <table:table-cell table:style-name="ce20" table:formula="of:=IF(BITAND([.A33];32)&gt;0;[.$A$259];&quot;&quot;)">
            <text:p/>
          </table:table-cell>
          <table:table-cell table:style-name="ce20" table:formula="of:=IF(BITAND([.A33];64)&gt;0;[.$A$259];&quot;&quot;)">
            <text:p/>
          </table:table-cell>
          <table:table-cell table:style-name="ce20" table:formula="of:=IF(BITAND([.A3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table:style-name="ce9" office:value-type="string">
            <text:p>\x00\x00\x00</text:p>
          </table:table-cell>
          <table:table-cell table:number-columns-repeated="2"/>
          <table:table-cell table:style-name="ce17" table:formula="of:=IF(BITAND([.A34];1)&gt;0;[.$A$259];&quot;&quot;)">
            <text:p/>
          </table:table-cell>
          <table:table-cell table:style-name="ce17" table:formula="of:=IF(BITAND([.A34];2)&gt;0;[.$A$259];&quot;&quot;)">
            <text:p/>
          </table:table-cell>
          <table:table-cell table:style-name="ce17" table:formula="of:=IF(BITAND([.A3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34];8)&gt;0;[.$A$259];&quot;&quot;)">
            <text:p/>
          </table:table-cell>
          <table:table-cell table:style-name="ce20" table:formula="of:=IF(BITAND([.A34];16)&gt;0;[.$A$259];&quot;&quot;)">
            <text:p/>
          </table:table-cell>
          <table:table-cell table:style-name="ce20" table:formula="of:=IF(BITAND([.A34];32)&gt;0;[.$A$259];&quot;&quot;)" office:value-type="string" office:string-value="☻">
            <text:p>☻</text:p>
          </table:table-cell>
          <table:table-cell table:style-name="ce20" table:formula="of:=IF(BITAND([.A34];64)&gt;0;[.$A$259];&quot;&quot;)">
            <text:p/>
          </table:table-cell>
          <table:table-cell table:style-name="ce20" table:formula="of:=IF(BITAND([.A3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style-name="ce9" office:value-type="string">
            <text:p>\x00\xe8\x00</text:p>
          </table:table-cell>
          <table:table-cell table:number-columns-repeated="2"/>
          <table:table-cell table:style-name="ce17" table:formula="of:=IF(BITAND([.A35];1)&gt;0;[.$A$259];&quot;&quot;)" office:value-type="string" office:string-value="☻">
            <text:p>☻</text:p>
          </table:table-cell>
          <table:table-cell table:style-name="ce17" table:formula="of:=IF(BITAND([.A35];2)&gt;0;[.$A$259];&quot;&quot;)">
            <text:p/>
          </table:table-cell>
          <table:table-cell table:style-name="ce17" table:formula="of:=IF(BITAND([.A3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35];8)&gt;0;[.$A$259];&quot;&quot;)">
            <text:p/>
          </table:table-cell>
          <table:table-cell table:style-name="ce20" table:formula="of:=IF(BITAND([.A35];16)&gt;0;[.$A$259];&quot;&quot;)">
            <text:p/>
          </table:table-cell>
          <table:table-cell table:style-name="ce20" table:formula="of:=IF(BITAND([.A35];32)&gt;0;[.$A$259];&quot;&quot;)" office:value-type="string" office:string-value="☻">
            <text:p>☻</text:p>
          </table:table-cell>
          <table:table-cell table:style-name="ce20" table:formula="of:=IF(BITAND([.A35];64)&gt;0;[.$A$259];&quot;&quot;)">
            <text:p/>
          </table:table-cell>
          <table:table-cell table:style-name="ce20" table:formula="of:=IF(BITAND([.A3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style-name="ce9"/>
          <table:table-cell table:number-columns-repeated="2"/>
          <table:table-cell table:style-name="ce17" table:formula="of:=IF(BITAND([.A36];1)&gt;0;[.$A$259];&quot;&quot;)">
            <text:p/>
          </table:table-cell>
          <table:table-cell table:style-name="ce17" table:formula="of:=IF(BITAND([.A36];2)&gt;0;[.$A$259];&quot;&quot;)" office:value-type="string" office:string-value="☻">
            <text:p>☻</text:p>
          </table:table-cell>
          <table:table-cell table:style-name="ce17" table:formula="of:=IF(BITAND([.A3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36];8)&gt;0;[.$A$259];&quot;&quot;)">
            <text:p/>
          </table:table-cell>
          <table:table-cell table:style-name="ce20" table:formula="of:=IF(BITAND([.A36];16)&gt;0;[.$A$259];&quot;&quot;)">
            <text:p/>
          </table:table-cell>
          <table:table-cell table:style-name="ce20" table:formula="of:=IF(BITAND([.A36];32)&gt;0;[.$A$259];&quot;&quot;)" office:value-type="string" office:string-value="☻">
            <text:p>☻</text:p>
          </table:table-cell>
          <table:table-cell table:style-name="ce20" table:formula="of:=IF(BITAND([.A36];64)&gt;0;[.$A$259];&quot;&quot;)">
            <text:p/>
          </table:table-cell>
          <table:table-cell table:style-name="ce20" table:formula="of:=IF(BITAND([.A3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table:style-name="ce9"/>
          <table:table-cell table:number-columns-repeated="2"/>
          <table:table-cell table:style-name="ce17" table:formula="of:=IF(BITAND([.A37];1)&gt;0;[.$A$259];&quot;&quot;)" office:value-type="string" office:string-value="☻">
            <text:p>☻</text:p>
          </table:table-cell>
          <table:table-cell table:style-name="ce17" table:formula="of:=IF(BITAND([.A37];2)&gt;0;[.$A$259];&quot;&quot;)" office:value-type="string" office:string-value="☻">
            <text:p>☻</text:p>
          </table:table-cell>
          <table:table-cell table:style-name="ce17" table:formula="of:=IF(BITAND([.A3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37];8)&gt;0;[.$A$259];&quot;&quot;)">
            <text:p/>
          </table:table-cell>
          <table:table-cell table:style-name="ce20" table:formula="of:=IF(BITAND([.A37];16)&gt;0;[.$A$259];&quot;&quot;)">
            <text:p/>
          </table:table-cell>
          <table:table-cell table:style-name="ce20" table:formula="of:=IF(BITAND([.A37];32)&gt;0;[.$A$259];&quot;&quot;)" office:value-type="string" office:string-value="☻">
            <text:p>☻</text:p>
          </table:table-cell>
          <table:table-cell table:style-name="ce20" table:formula="of:=IF(BITAND([.A37];64)&gt;0;[.$A$259];&quot;&quot;)">
            <text:p/>
          </table:table-cell>
          <table:table-cell table:style-name="ce20" table:formula="of:=IF(BITAND([.A3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style-name="ce9"/>
          <table:table-cell table:number-columns-repeated="2"/>
          <table:table-cell table:style-name="ce17" table:formula="of:=IF(BITAND([.A38];1)&gt;0;[.$A$259];&quot;&quot;)">
            <text:p/>
          </table:table-cell>
          <table:table-cell table:style-name="ce17" table:formula="of:=IF(BITAND([.A38];2)&gt;0;[.$A$259];&quot;&quot;)">
            <text:p/>
          </table:table-cell>
          <table:table-cell table:style-name="ce17" table:formula="of:=IF(BITAND([.A3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38];8)&gt;0;[.$A$259];&quot;&quot;)">
            <text:p/>
          </table:table-cell>
          <table:table-cell table:style-name="ce20" table:formula="of:=IF(BITAND([.A38];16)&gt;0;[.$A$259];&quot;&quot;)">
            <text:p/>
          </table:table-cell>
          <table:table-cell table:style-name="ce20" table:formula="of:=IF(BITAND([.A38];32)&gt;0;[.$A$259];&quot;&quot;)" office:value-type="string" office:string-value="☻">
            <text:p>☻</text:p>
          </table:table-cell>
          <table:table-cell table:style-name="ce20" table:formula="of:=IF(BITAND([.A38];64)&gt;0;[.$A$259];&quot;&quot;)">
            <text:p/>
          </table:table-cell>
          <table:table-cell table:style-name="ce20" table:formula="of:=IF(BITAND([.A3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table:style-name="ce9"/>
          <table:table-cell table:number-columns-repeated="2"/>
          <table:table-cell table:style-name="ce17" table:formula="of:=IF(BITAND([.A39];1)&gt;0;[.$A$259];&quot;&quot;)" office:value-type="string" office:string-value="☻">
            <text:p>☻</text:p>
          </table:table-cell>
          <table:table-cell table:style-name="ce17" table:formula="of:=IF(BITAND([.A39];2)&gt;0;[.$A$259];&quot;&quot;)">
            <text:p/>
          </table:table-cell>
          <table:table-cell table:style-name="ce17" table:formula="of:=IF(BITAND([.A3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39];8)&gt;0;[.$A$259];&quot;&quot;)">
            <text:p/>
          </table:table-cell>
          <table:table-cell table:style-name="ce20" table:formula="of:=IF(BITAND([.A39];16)&gt;0;[.$A$259];&quot;&quot;)">
            <text:p/>
          </table:table-cell>
          <table:table-cell table:style-name="ce20" table:formula="of:=IF(BITAND([.A39];32)&gt;0;[.$A$259];&quot;&quot;)" office:value-type="string" office:string-value="☻">
            <text:p>☻</text:p>
          </table:table-cell>
          <table:table-cell table:style-name="ce20" table:formula="of:=IF(BITAND([.A39];64)&gt;0;[.$A$259];&quot;&quot;)">
            <text:p/>
          </table:table-cell>
          <table:table-cell table:style-name="ce20" table:formula="of:=IF(BITAND([.A3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table:style-name="ce9"/>
          <table:table-cell table:number-columns-repeated="2"/>
          <table:table-cell table:style-name="ce17" table:formula="of:=IF(BITAND([.A40];1)&gt;0;[.$A$259];&quot;&quot;)">
            <text:p/>
          </table:table-cell>
          <table:table-cell table:style-name="ce17" table:formula="of:=IF(BITAND([.A40];2)&gt;0;[.$A$259];&quot;&quot;)" office:value-type="string" office:string-value="☻">
            <text:p>☻</text:p>
          </table:table-cell>
          <table:table-cell table:style-name="ce17" table:formula="of:=IF(BITAND([.A4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40];8)&gt;0;[.$A$259];&quot;&quot;)">
            <text:p/>
          </table:table-cell>
          <table:table-cell table:style-name="ce20" table:formula="of:=IF(BITAND([.A40];16)&gt;0;[.$A$259];&quot;&quot;)">
            <text:p/>
          </table:table-cell>
          <table:table-cell table:style-name="ce20" table:formula="of:=IF(BITAND([.A40];32)&gt;0;[.$A$259];&quot;&quot;)" office:value-type="string" office:string-value="☻">
            <text:p>☻</text:p>
          </table:table-cell>
          <table:table-cell table:style-name="ce20" table:formula="of:=IF(BITAND([.A40];64)&gt;0;[.$A$259];&quot;&quot;)">
            <text:p/>
          </table:table-cell>
          <table:table-cell table:style-name="ce20" table:formula="of:=IF(BITAND([.A4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style-name="ce9" office:value-type="string">
            <text:p>\xc0\x00</text:p>
          </table:table-cell>
          <table:table-cell table:number-columns-repeated="2"/>
          <table:table-cell table:style-name="ce17" table:formula="of:=IF(BITAND([.A41];1)&gt;0;[.$A$259];&quot;&quot;)" office:value-type="string" office:string-value="☻">
            <text:p>☻</text:p>
          </table:table-cell>
          <table:table-cell table:style-name="ce17" table:formula="of:=IF(BITAND([.A41];2)&gt;0;[.$A$259];&quot;&quot;)" office:value-type="string" office:string-value="☻">
            <text:p>☻</text:p>
          </table:table-cell>
          <table:table-cell table:style-name="ce17" table:formula="of:=IF(BITAND([.A4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41];8)&gt;0;[.$A$259];&quot;&quot;)">
            <text:p/>
          </table:table-cell>
          <table:table-cell table:style-name="ce20" table:formula="of:=IF(BITAND([.A41];16)&gt;0;[.$A$259];&quot;&quot;)">
            <text:p/>
          </table:table-cell>
          <table:table-cell table:style-name="ce20" table:formula="of:=IF(BITAND([.A41];32)&gt;0;[.$A$259];&quot;&quot;)" office:value-type="string" office:string-value="☻">
            <text:p>☻</text:p>
          </table:table-cell>
          <table:table-cell table:style-name="ce20" table:formula="of:=IF(BITAND([.A41];64)&gt;0;[.$A$259];&quot;&quot;)">
            <text:p/>
          </table:table-cell>
          <table:table-cell table:style-name="ce20" table:formula="of:=IF(BITAND([.A4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style-name="ce9" office:value-type="string">
            <text:p>\x70\x88\x00</text:p>
          </table:table-cell>
          <table:table-cell table:number-columns-repeated="2"/>
          <table:table-cell table:style-name="ce17" table:formula="of:=IF(BITAND([.A42];1)&gt;0;[.$A$259];&quot;&quot;)">
            <text:p/>
          </table:table-cell>
          <table:table-cell table:style-name="ce17" table:formula="of:=IF(BITAND([.A42];2)&gt;0;[.$A$259];&quot;&quot;)">
            <text:p/>
          </table:table-cell>
          <table:table-cell table:style-name="ce17" table:formula="of:=IF(BITAND([.A4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42];8)&gt;0;[.$A$259];&quot;&quot;)" office:value-type="string" office:string-value="☻">
            <text:p>☻</text:p>
          </table:table-cell>
          <table:table-cell table:style-name="ce20" table:formula="of:=IF(BITAND([.A42];16)&gt;0;[.$A$259];&quot;&quot;)">
            <text:p/>
          </table:table-cell>
          <table:table-cell table:style-name="ce20" table:formula="of:=IF(BITAND([.A42];32)&gt;0;[.$A$259];&quot;&quot;)" office:value-type="string" office:string-value="☻">
            <text:p>☻</text:p>
          </table:table-cell>
          <table:table-cell table:style-name="ce20" table:formula="of:=IF(BITAND([.A42];64)&gt;0;[.$A$259];&quot;&quot;)">
            <text:p/>
          </table:table-cell>
          <table:table-cell table:style-name="ce20" table:formula="of:=IF(BITAND([.A4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table:style-name="ce9" office:value-type="string">
            <text:p>\x88\x70\x00</text:p>
          </table:table-cell>
          <table:table-cell table:number-columns-repeated="2"/>
          <table:table-cell table:style-name="ce17" table:formula="of:=IF(BITAND([.A43];1)&gt;0;[.$A$259];&quot;&quot;)" office:value-type="string" office:string-value="☻">
            <text:p>☻</text:p>
          </table:table-cell>
          <table:table-cell table:style-name="ce17" table:formula="of:=IF(BITAND([.A43];2)&gt;0;[.$A$259];&quot;&quot;)">
            <text:p/>
          </table:table-cell>
          <table:table-cell table:style-name="ce17" table:formula="of:=IF(BITAND([.A4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43];8)&gt;0;[.$A$259];&quot;&quot;)" office:value-type="string" office:string-value="☻">
            <text:p>☻</text:p>
          </table:table-cell>
          <table:table-cell table:style-name="ce20" table:formula="of:=IF(BITAND([.A43];16)&gt;0;[.$A$259];&quot;&quot;)">
            <text:p/>
          </table:table-cell>
          <table:table-cell table:style-name="ce20" table:formula="of:=IF(BITAND([.A43];32)&gt;0;[.$A$259];&quot;&quot;)" office:value-type="string" office:string-value="☻">
            <text:p>☻</text:p>
          </table:table-cell>
          <table:table-cell table:style-name="ce20" table:formula="of:=IF(BITAND([.A43];64)&gt;0;[.$A$259];&quot;&quot;)">
            <text:p/>
          </table:table-cell>
          <table:table-cell table:style-name="ce20" table:formula="of:=IF(BITAND([.A4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style-name="ce9"/>
          <table:table-cell table:number-columns-repeated="2"/>
          <table:table-cell table:style-name="ce17" table:formula="of:=IF(BITAND([.A44];1)&gt;0;[.$A$259];&quot;&quot;)">
            <text:p/>
          </table:table-cell>
          <table:table-cell table:style-name="ce17" table:formula="of:=IF(BITAND([.A44];2)&gt;0;[.$A$259];&quot;&quot;)" office:value-type="string" office:string-value="☻">
            <text:p>☻</text:p>
          </table:table-cell>
          <table:table-cell table:style-name="ce17" table:formula="of:=IF(BITAND([.A4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44];8)&gt;0;[.$A$259];&quot;&quot;)" office:value-type="string" office:string-value="☻">
            <text:p>☻</text:p>
          </table:table-cell>
          <table:table-cell table:style-name="ce20" table:formula="of:=IF(BITAND([.A44];16)&gt;0;[.$A$259];&quot;&quot;)">
            <text:p/>
          </table:table-cell>
          <table:table-cell table:style-name="ce20" table:formula="of:=IF(BITAND([.A44];32)&gt;0;[.$A$259];&quot;&quot;)" office:value-type="string" office:string-value="☻">
            <text:p>☻</text:p>
          </table:table-cell>
          <table:table-cell table:style-name="ce20" table:formula="of:=IF(BITAND([.A44];64)&gt;0;[.$A$259];&quot;&quot;)">
            <text:p/>
          </table:table-cell>
          <table:table-cell table:style-name="ce20" table:formula="of:=IF(BITAND([.A4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style-name="ce9"/>
          <table:table-cell table:number-columns-repeated="2"/>
          <table:table-cell table:style-name="ce17" table:formula="of:=IF(BITAND([.A45];1)&gt;0;[.$A$259];&quot;&quot;)" office:value-type="string" office:string-value="☻">
            <text:p>☻</text:p>
          </table:table-cell>
          <table:table-cell table:style-name="ce17" table:formula="of:=IF(BITAND([.A45];2)&gt;0;[.$A$259];&quot;&quot;)" office:value-type="string" office:string-value="☻">
            <text:p>☻</text:p>
          </table:table-cell>
          <table:table-cell table:style-name="ce17" table:formula="of:=IF(BITAND([.A4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45];8)&gt;0;[.$A$259];&quot;&quot;)" office:value-type="string" office:string-value="☻">
            <text:p>☻</text:p>
          </table:table-cell>
          <table:table-cell table:style-name="ce20" table:formula="of:=IF(BITAND([.A45];16)&gt;0;[.$A$259];&quot;&quot;)">
            <text:p/>
          </table:table-cell>
          <table:table-cell table:style-name="ce20" table:formula="of:=IF(BITAND([.A45];32)&gt;0;[.$A$259];&quot;&quot;)" office:value-type="string" office:string-value="☻">
            <text:p>☻</text:p>
          </table:table-cell>
          <table:table-cell table:style-name="ce20" table:formula="of:=IF(BITAND([.A45];64)&gt;0;[.$A$259];&quot;&quot;)">
            <text:p/>
          </table:table-cell>
          <table:table-cell table:style-name="ce20" table:formula="of:=IF(BITAND([.A4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style-name="ce9" office:value-type="string">
            <text:p>\x08\x18\x00</text:p>
          </table:table-cell>
          <table:table-cell table:number-columns-repeated="2"/>
          <table:table-cell table:style-name="ce17" table:formula="of:=IF(BITAND([.A46];1)&gt;0;[.$A$259];&quot;&quot;)">
            <text:p/>
          </table:table-cell>
          <table:table-cell table:style-name="ce17" table:formula="of:=IF(BITAND([.A46];2)&gt;0;[.$A$259];&quot;&quot;)">
            <text:p/>
          </table:table-cell>
          <table:table-cell table:style-name="ce17" table:formula="of:=IF(BITAND([.A4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46];8)&gt;0;[.$A$259];&quot;&quot;)" office:value-type="string" office:string-value="☻">
            <text:p>☻</text:p>
          </table:table-cell>
          <table:table-cell table:style-name="ce20" table:formula="of:=IF(BITAND([.A46];16)&gt;0;[.$A$259];&quot;&quot;)">
            <text:p/>
          </table:table-cell>
          <table:table-cell table:style-name="ce20" table:formula="of:=IF(BITAND([.A46];32)&gt;0;[.$A$259];&quot;&quot;)" office:value-type="string" office:string-value="☻">
            <text:p>☻</text:p>
          </table:table-cell>
          <table:table-cell table:style-name="ce20" table:formula="of:=IF(BITAND([.A46];64)&gt;0;[.$A$259];&quot;&quot;)">
            <text:p/>
          </table:table-cell>
          <table:table-cell table:style-name="ce20" table:formula="of:=IF(BITAND([.A4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style-name="ce9"/>
          <table:table-cell table:number-columns-repeated="2"/>
          <table:table-cell table:style-name="ce17" table:formula="of:=IF(BITAND([.A47];1)&gt;0;[.$A$259];&quot;&quot;)" office:value-type="string" office:string-value="☻">
            <text:p>☻</text:p>
          </table:table-cell>
          <table:table-cell table:style-name="ce17" table:formula="of:=IF(BITAND([.A47];2)&gt;0;[.$A$259];&quot;&quot;)">
            <text:p/>
          </table:table-cell>
          <table:table-cell table:style-name="ce17" table:formula="of:=IF(BITAND([.A4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47];8)&gt;0;[.$A$259];&quot;&quot;)" office:value-type="string" office:string-value="☻">
            <text:p>☻</text:p>
          </table:table-cell>
          <table:table-cell table:style-name="ce20" table:formula="of:=IF(BITAND([.A47];16)&gt;0;[.$A$259];&quot;&quot;)">
            <text:p/>
          </table:table-cell>
          <table:table-cell table:style-name="ce20" table:formula="of:=IF(BITAND([.A47];32)&gt;0;[.$A$259];&quot;&quot;)" office:value-type="string" office:string-value="☻">
            <text:p>☻</text:p>
          </table:table-cell>
          <table:table-cell table:style-name="ce20" table:formula="of:=IF(BITAND([.A47];64)&gt;0;[.$A$259];&quot;&quot;)">
            <text:p/>
          </table:table-cell>
          <table:table-cell table:style-name="ce20" table:formula="of:=IF(BITAND([.A4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style-name="ce9" office:value-type="string">
            <text:p>\x18\x00</text:p>
          </table:table-cell>
          <table:table-cell table:number-columns-repeated="2"/>
          <table:table-cell table:style-name="ce17" table:formula="of:=IF(BITAND([.A48];1)&gt;0;[.$A$259];&quot;&quot;)">
            <text:p/>
          </table:table-cell>
          <table:table-cell table:style-name="ce17" table:formula="of:=IF(BITAND([.A48];2)&gt;0;[.$A$259];&quot;&quot;)" office:value-type="string" office:string-value="☻">
            <text:p>☻</text:p>
          </table:table-cell>
          <table:table-cell table:style-name="ce17" table:formula="of:=IF(BITAND([.A4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48];8)&gt;0;[.$A$259];&quot;&quot;)" office:value-type="string" office:string-value="☻">
            <text:p>☻</text:p>
          </table:table-cell>
          <table:table-cell table:style-name="ce20" table:formula="of:=IF(BITAND([.A48];16)&gt;0;[.$A$259];&quot;&quot;)">
            <text:p/>
          </table:table-cell>
          <table:table-cell table:style-name="ce20" table:formula="of:=IF(BITAND([.A48];32)&gt;0;[.$A$259];&quot;&quot;)" office:value-type="string" office:string-value="☻">
            <text:p>☻</text:p>
          </table:table-cell>
          <table:table-cell table:style-name="ce20" table:formula="of:=IF(BITAND([.A48];64)&gt;0;[.$A$259];&quot;&quot;)">
            <text:p/>
          </table:table-cell>
          <table:table-cell table:style-name="ce20" table:formula="of:=IF(BITAND([.A4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style-name="ce9"/>
          <table:table-cell table:number-columns-repeated="2"/>
          <table:table-cell table:style-name="ce17" table:formula="of:=IF(BITAND([.A49];1)&gt;0;[.$A$259];&quot;&quot;)" office:value-type="string" office:string-value="☻">
            <text:p>☻</text:p>
          </table:table-cell>
          <table:table-cell table:style-name="ce17" table:formula="of:=IF(BITAND([.A49];2)&gt;0;[.$A$259];&quot;&quot;)" office:value-type="string" office:string-value="☻">
            <text:p>☻</text:p>
          </table:table-cell>
          <table:table-cell table:style-name="ce17" table:formula="of:=IF(BITAND([.A4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49];8)&gt;0;[.$A$259];&quot;&quot;)" office:value-type="string" office:string-value="☻">
            <text:p>☻</text:p>
          </table:table-cell>
          <table:table-cell table:style-name="ce20" table:formula="of:=IF(BITAND([.A49];16)&gt;0;[.$A$259];&quot;&quot;)">
            <text:p/>
          </table:table-cell>
          <table:table-cell table:style-name="ce20" table:formula="of:=IF(BITAND([.A49];32)&gt;0;[.$A$259];&quot;&quot;)" office:value-type="string" office:string-value="☻">
            <text:p>☻</text:p>
          </table:table-cell>
          <table:table-cell table:style-name="ce20" table:formula="of:=IF(BITAND([.A49];64)&gt;0;[.$A$259];&quot;&quot;)">
            <text:p/>
          </table:table-cell>
          <table:table-cell table:style-name="ce20" table:formula="of:=IF(BITAND([.A4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style-name="ce9" office:value-type="string">
            <text:p>\x70\x98\xa8\xc8\x70\x00</text:p>
          </table:table-cell>
          <table:table-cell table:number-columns-repeated="2"/>
          <table:table-cell table:style-name="ce17" table:formula="of:=IF(BITAND([.A50];1)&gt;0;[.$A$259];&quot;&quot;)">
            <text:p/>
          </table:table-cell>
          <table:table-cell table:style-name="ce17" table:formula="of:=IF(BITAND([.A50];2)&gt;0;[.$A$259];&quot;&quot;)">
            <text:p/>
          </table:table-cell>
          <table:table-cell table:style-name="ce17" table:formula="of:=IF(BITAND([.A5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50];8)&gt;0;[.$A$259];&quot;&quot;)">
            <text:p/>
          </table:table-cell>
          <table:table-cell table:style-name="ce20" table:formula="of:=IF(BITAND([.A50];16)&gt;0;[.$A$259];&quot;&quot;)" office:value-type="string" office:string-value="☻">
            <text:p>☻</text:p>
          </table:table-cell>
          <table:table-cell table:style-name="ce20" table:formula="of:=IF(BITAND([.A50];32)&gt;0;[.$A$259];&quot;&quot;)" office:value-type="string" office:string-value="☻">
            <text:p>☻</text:p>
          </table:table-cell>
          <table:table-cell table:style-name="ce20" table:formula="of:=IF(BITAND([.A50];64)&gt;0;[.$A$259];&quot;&quot;)">
            <text:p/>
          </table:table-cell>
          <table:table-cell table:style-name="ce20" table:formula="of:=IF(BITAND([.A5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table:style-name="ce9" office:value-type="string">
            <text:p>\x48\xf8\x08\x00</text:p>
          </table:table-cell>
          <table:table-cell table:number-columns-repeated="2"/>
          <table:table-cell table:style-name="ce17" table:formula="of:=IF(BITAND([.A51];1)&gt;0;[.$A$259];&quot;&quot;)" office:value-type="string" office:string-value="☻">
            <text:p>☻</text:p>
          </table:table-cell>
          <table:table-cell table:style-name="ce17" table:formula="of:=IF(BITAND([.A51];2)&gt;0;[.$A$259];&quot;&quot;)">
            <text:p/>
          </table:table-cell>
          <table:table-cell table:style-name="ce17" table:formula="of:=IF(BITAND([.A5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51];8)&gt;0;[.$A$259];&quot;&quot;)">
            <text:p/>
          </table:table-cell>
          <table:table-cell table:style-name="ce20" table:formula="of:=IF(BITAND([.A51];16)&gt;0;[.$A$259];&quot;&quot;)" office:value-type="string" office:string-value="☻">
            <text:p>☻</text:p>
          </table:table-cell>
          <table:table-cell table:style-name="ce20" table:formula="of:=IF(BITAND([.A51];32)&gt;0;[.$A$259];&quot;&quot;)" office:value-type="string" office:string-value="☻">
            <text:p>☻</text:p>
          </table:table-cell>
          <table:table-cell table:style-name="ce20" table:formula="of:=IF(BITAND([.A51];64)&gt;0;[.$A$259];&quot;&quot;)">
            <text:p/>
          </table:table-cell>
          <table:table-cell table:style-name="ce20" table:formula="of:=IF(BITAND([.A5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table:style-name="ce9" office:value-type="string">
            <text:p>\xb8\xa8\xe8\x00</text:p>
          </table:table-cell>
          <table:table-cell table:number-columns-repeated="2"/>
          <table:table-cell table:style-name="ce17" table:formula="of:=IF(BITAND([.A52];1)&gt;0;[.$A$259];&quot;&quot;)">
            <text:p/>
          </table:table-cell>
          <table:table-cell table:style-name="ce17" table:formula="of:=IF(BITAND([.A52];2)&gt;0;[.$A$259];&quot;&quot;)" office:value-type="string" office:string-value="☻">
            <text:p>☻</text:p>
          </table:table-cell>
          <table:table-cell table:style-name="ce17" table:formula="of:=IF(BITAND([.A5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52];8)&gt;0;[.$A$259];&quot;&quot;)">
            <text:p/>
          </table:table-cell>
          <table:table-cell table:style-name="ce20" table:formula="of:=IF(BITAND([.A52];16)&gt;0;[.$A$259];&quot;&quot;)" office:value-type="string" office:string-value="☻">
            <text:p>☻</text:p>
          </table:table-cell>
          <table:table-cell table:style-name="ce20" table:formula="of:=IF(BITAND([.A52];32)&gt;0;[.$A$259];&quot;&quot;)" office:value-type="string" office:string-value="☻">
            <text:p>☻</text:p>
          </table:table-cell>
          <table:table-cell table:style-name="ce20" table:formula="of:=IF(BITAND([.A52];64)&gt;0;[.$A$259];&quot;&quot;)">
            <text:p/>
          </table:table-cell>
          <table:table-cell table:style-name="ce20" table:formula="of:=IF(BITAND([.A5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style-name="ce9" office:value-type="string">
            <text:p>\xa8\xa8\xf8\x00</text:p>
          </table:table-cell>
          <table:table-cell table:number-columns-repeated="2"/>
          <table:table-cell table:style-name="ce17" table:formula="of:=IF(BITAND([.A53];1)&gt;0;[.$A$259];&quot;&quot;)" office:value-type="string" office:string-value="☻">
            <text:p>☻</text:p>
          </table:table-cell>
          <table:table-cell table:style-name="ce17" table:formula="of:=IF(BITAND([.A53];2)&gt;0;[.$A$259];&quot;&quot;)" office:value-type="string" office:string-value="☻">
            <text:p>☻</text:p>
          </table:table-cell>
          <table:table-cell table:style-name="ce17" table:formula="of:=IF(BITAND([.A5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53];8)&gt;0;[.$A$259];&quot;&quot;)">
            <text:p/>
          </table:table-cell>
          <table:table-cell table:style-name="ce20" table:formula="of:=IF(BITAND([.A53];16)&gt;0;[.$A$259];&quot;&quot;)" office:value-type="string" office:string-value="☻">
            <text:p>☻</text:p>
          </table:table-cell>
          <table:table-cell table:style-name="ce20" table:formula="of:=IF(BITAND([.A53];32)&gt;0;[.$A$259];&quot;&quot;)" office:value-type="string" office:string-value="☻">
            <text:p>☻</text:p>
          </table:table-cell>
          <table:table-cell table:style-name="ce20" table:formula="of:=IF(BITAND([.A53];64)&gt;0;[.$A$259];&quot;&quot;)">
            <text:p/>
          </table:table-cell>
          <table:table-cell table:style-name="ce20" table:formula="of:=IF(BITAND([.A5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table:style-name="ce9" office:value-type="string">
            <text:p>\xe0\x20\xf8\x00</text:p>
          </table:table-cell>
          <table:table-cell table:number-columns-repeated="2"/>
          <table:table-cell table:style-name="ce17" table:formula="of:=IF(BITAND([.A54];1)&gt;0;[.$A$259];&quot;&quot;)">
            <text:p/>
          </table:table-cell>
          <table:table-cell table:style-name="ce17" table:formula="of:=IF(BITAND([.A54];2)&gt;0;[.$A$259];&quot;&quot;)">
            <text:p/>
          </table:table-cell>
          <table:table-cell table:style-name="ce17" table:formula="of:=IF(BITAND([.A5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54];8)&gt;0;[.$A$259];&quot;&quot;)">
            <text:p/>
          </table:table-cell>
          <table:table-cell table:style-name="ce20" table:formula="of:=IF(BITAND([.A54];16)&gt;0;[.$A$259];&quot;&quot;)" office:value-type="string" office:string-value="☻">
            <text:p>☻</text:p>
          </table:table-cell>
          <table:table-cell table:style-name="ce20" table:formula="of:=IF(BITAND([.A54];32)&gt;0;[.$A$259];&quot;&quot;)" office:value-type="string" office:string-value="☻">
            <text:p>☻</text:p>
          </table:table-cell>
          <table:table-cell table:style-name="ce20" table:formula="of:=IF(BITAND([.A54];64)&gt;0;[.$A$259];&quot;&quot;)">
            <text:p/>
          </table:table-cell>
          <table:table-cell table:style-name="ce20" table:formula="of:=IF(BITAND([.A5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style-name="ce9" office:value-type="string">
            <text:p>\xe8\xa8\xb8\x00</text:p>
          </table:table-cell>
          <table:table-cell table:number-columns-repeated="2"/>
          <table:table-cell table:style-name="ce17" table:formula="of:=IF(BITAND([.A55];1)&gt;0;[.$A$259];&quot;&quot;)" office:value-type="string" office:string-value="☻">
            <text:p>☻</text:p>
          </table:table-cell>
          <table:table-cell table:style-name="ce17" table:formula="of:=IF(BITAND([.A55];2)&gt;0;[.$A$259];&quot;&quot;)">
            <text:p/>
          </table:table-cell>
          <table:table-cell table:style-name="ce17" table:formula="of:=IF(BITAND([.A5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55];8)&gt;0;[.$A$259];&quot;&quot;)">
            <text:p/>
          </table:table-cell>
          <table:table-cell table:style-name="ce20" table:formula="of:=IF(BITAND([.A55];16)&gt;0;[.$A$259];&quot;&quot;)" office:value-type="string" office:string-value="☻">
            <text:p>☻</text:p>
          </table:table-cell>
          <table:table-cell table:style-name="ce20" table:formula="of:=IF(BITAND([.A55];32)&gt;0;[.$A$259];&quot;&quot;)" office:value-type="string" office:string-value="☻">
            <text:p>☻</text:p>
          </table:table-cell>
          <table:table-cell table:style-name="ce20" table:formula="of:=IF(BITAND([.A55];64)&gt;0;[.$A$259];&quot;&quot;)">
            <text:p/>
          </table:table-cell>
          <table:table-cell table:style-name="ce20" table:formula="of:=IF(BITAND([.A5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style-name="ce9" office:value-type="string">
            <text:p>\xf8\xa8\xb8\x00</text:p>
          </table:table-cell>
          <table:table-cell table:number-columns-repeated="2"/>
          <table:table-cell table:style-name="ce17" table:formula="of:=IF(BITAND([.A56];1)&gt;0;[.$A$259];&quot;&quot;)">
            <text:p/>
          </table:table-cell>
          <table:table-cell table:style-name="ce17" table:formula="of:=IF(BITAND([.A56];2)&gt;0;[.$A$259];&quot;&quot;)" office:value-type="string" office:string-value="☻">
            <text:p>☻</text:p>
          </table:table-cell>
          <table:table-cell table:style-name="ce17" table:formula="of:=IF(BITAND([.A5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56];8)&gt;0;[.$A$259];&quot;&quot;)">
            <text:p/>
          </table:table-cell>
          <table:table-cell table:style-name="ce20" table:formula="of:=IF(BITAND([.A56];16)&gt;0;[.$A$259];&quot;&quot;)" office:value-type="string" office:string-value="☻">
            <text:p>☻</text:p>
          </table:table-cell>
          <table:table-cell table:style-name="ce20" table:formula="of:=IF(BITAND([.A56];32)&gt;0;[.$A$259];&quot;&quot;)" office:value-type="string" office:string-value="☻">
            <text:p>☻</text:p>
          </table:table-cell>
          <table:table-cell table:style-name="ce20" table:formula="of:=IF(BITAND([.A56];64)&gt;0;[.$A$259];&quot;&quot;)">
            <text:p/>
          </table:table-cell>
          <table:table-cell table:style-name="ce20" table:formula="of:=IF(BITAND([.A5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style-name="ce9" office:value-type="string">
            <text:p>\x80\x80\xf8\x00</text:p>
          </table:table-cell>
          <table:table-cell/>
          <table:table-cell table:style-name="ce15" office:value-type="string">
            <text:p>lowercase</text:p>
          </table:table-cell>
          <table:table-cell table:style-name="ce17" table:formula="of:=IF(BITAND([.A57];1)&gt;0;[.$A$259];&quot;&quot;)" office:value-type="string" office:string-value="☻">
            <text:p>☻</text:p>
          </table:table-cell>
          <table:table-cell table:style-name="ce17" table:formula="of:=IF(BITAND([.A57];2)&gt;0;[.$A$259];&quot;&quot;)" office:value-type="string" office:string-value="☻">
            <text:p>☻</text:p>
          </table:table-cell>
          <table:table-cell table:style-name="ce17" table:formula="of:=IF(BITAND([.A5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57];8)&gt;0;[.$A$259];&quot;&quot;)">
            <text:p/>
          </table:table-cell>
          <table:table-cell table:style-name="ce20" table:formula="of:=IF(BITAND([.A57];16)&gt;0;[.$A$259];&quot;&quot;)" office:value-type="string" office:string-value="☻">
            <text:p>☻</text:p>
          </table:table-cell>
          <table:table-cell table:style-name="ce20" table:formula="of:=IF(BITAND([.A57];32)&gt;0;[.$A$259];&quot;&quot;)" office:value-type="string" office:string-value="☻">
            <text:p>☻</text:p>
          </table:table-cell>
          <table:table-cell table:style-name="ce20" table:formula="of:=IF(BITAND([.A57];64)&gt;0;[.$A$259];&quot;&quot;)">
            <text:p/>
          </table:table-cell>
          <table:table-cell table:style-name="ce20" table:formula="of:=IF(BITAND([.A5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table:style-name="ce9" office:value-type="string">
            <text:p>\xf8\x88\xf8\x00</text:p>
          </table:table-cell>
          <table:table-cell table:number-columns-repeated="2"/>
          <table:table-cell table:style-name="ce17" table:formula="of:=IF(BITAND([.A58];1)&gt;0;[.$A$259];&quot;&quot;)">
            <text:p/>
          </table:table-cell>
          <table:table-cell table:style-name="ce17" table:formula="of:=IF(BITAND([.A58];2)&gt;0;[.$A$259];&quot;&quot;)">
            <text:p/>
          </table:table-cell>
          <table:table-cell table:style-name="ce17" table:formula="of:=IF(BITAND([.A5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58];8)&gt;0;[.$A$259];&quot;&quot;)" office:value-type="string" office:string-value="☻">
            <text:p>☻</text:p>
          </table:table-cell>
          <table:table-cell table:style-name="ce20" table:formula="of:=IF(BITAND([.A58];16)&gt;0;[.$A$259];&quot;&quot;)" office:value-type="string" office:string-value="☻">
            <text:p>☻</text:p>
          </table:table-cell>
          <table:table-cell table:style-name="ce20" table:formula="of:=IF(BITAND([.A58];32)&gt;0;[.$A$259];&quot;&quot;)" office:value-type="string" office:string-value="☻">
            <text:p>☻</text:p>
          </table:table-cell>
          <table:table-cell table:style-name="ce20" table:formula="of:=IF(BITAND([.A58];64)&gt;0;[.$A$259];&quot;&quot;)">
            <text:p/>
          </table:table-cell>
          <table:table-cell table:style-name="ce20" table:formula="of:=IF(BITAND([.A5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style-name="ce9" office:value-type="string">
            <text:p>\xe8\xa8\xf8\x00</text:p>
          </table:table-cell>
          <table:table-cell table:number-columns-repeated="2"/>
          <table:table-cell table:style-name="ce17" table:formula="of:=IF(BITAND([.A59];1)&gt;0;[.$A$259];&quot;&quot;)" office:value-type="string" office:string-value="☻">
            <text:p>☻</text:p>
          </table:table-cell>
          <table:table-cell table:style-name="ce17" table:formula="of:=IF(BITAND([.A59];2)&gt;0;[.$A$259];&quot;&quot;)">
            <text:p/>
          </table:table-cell>
          <table:table-cell table:style-name="ce17" table:formula="of:=IF(BITAND([.A5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59];8)&gt;0;[.$A$259];&quot;&quot;)" office:value-type="string" office:string-value="☻">
            <text:p>☻</text:p>
          </table:table-cell>
          <table:table-cell table:style-name="ce20" table:formula="of:=IF(BITAND([.A59];16)&gt;0;[.$A$259];&quot;&quot;)" office:value-type="string" office:string-value="☻">
            <text:p>☻</text:p>
          </table:table-cell>
          <table:table-cell table:style-name="ce20" table:formula="of:=IF(BITAND([.A59];32)&gt;0;[.$A$259];&quot;&quot;)" office:value-type="string" office:string-value="☻">
            <text:p>☻</text:p>
          </table:table-cell>
          <table:table-cell table:style-name="ce20" table:formula="of:=IF(BITAND([.A59];64)&gt;0;[.$A$259];&quot;&quot;)">
            <text:p/>
          </table:table-cell>
          <table:table-cell table:style-name="ce20" table:formula="of:=IF(BITAND([.A5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style-name="ce9"/>
          <table:table-cell table:number-columns-repeated="2"/>
          <table:table-cell table:style-name="ce17" table:formula="of:=IF(BITAND([.A60];1)&gt;0;[.$A$259];&quot;&quot;)">
            <text:p/>
          </table:table-cell>
          <table:table-cell table:style-name="ce17" table:formula="of:=IF(BITAND([.A60];2)&gt;0;[.$A$259];&quot;&quot;)" office:value-type="string" office:string-value="☻">
            <text:p>☻</text:p>
          </table:table-cell>
          <table:table-cell table:style-name="ce17" table:formula="of:=IF(BITAND([.A6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60];8)&gt;0;[.$A$259];&quot;&quot;)" office:value-type="string" office:string-value="☻">
            <text:p>☻</text:p>
          </table:table-cell>
          <table:table-cell table:style-name="ce20" table:formula="of:=IF(BITAND([.A60];16)&gt;0;[.$A$259];&quot;&quot;)" office:value-type="string" office:string-value="☻">
            <text:p>☻</text:p>
          </table:table-cell>
          <table:table-cell table:style-name="ce20" table:formula="of:=IF(BITAND([.A60];32)&gt;0;[.$A$259];&quot;&quot;)" office:value-type="string" office:string-value="☻">
            <text:p>☻</text:p>
          </table:table-cell>
          <table:table-cell table:style-name="ce20" table:formula="of:=IF(BITAND([.A60];64)&gt;0;[.$A$259];&quot;&quot;)">
            <text:p/>
          </table:table-cell>
          <table:table-cell table:style-name="ce20" table:formula="of:=IF(BITAND([.A6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style-name="ce9"/>
          <table:table-cell table:number-columns-repeated="2"/>
          <table:table-cell table:style-name="ce17" table:formula="of:=IF(BITAND([.A61];1)&gt;0;[.$A$259];&quot;&quot;)" office:value-type="string" office:string-value="☻">
            <text:p>☻</text:p>
          </table:table-cell>
          <table:table-cell table:style-name="ce17" table:formula="of:=IF(BITAND([.A61];2)&gt;0;[.$A$259];&quot;&quot;)" office:value-type="string" office:string-value="☻">
            <text:p>☻</text:p>
          </table:table-cell>
          <table:table-cell table:style-name="ce17" table:formula="of:=IF(BITAND([.A6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61];8)&gt;0;[.$A$259];&quot;&quot;)" office:value-type="string" office:string-value="☻">
            <text:p>☻</text:p>
          </table:table-cell>
          <table:table-cell table:style-name="ce20" table:formula="of:=IF(BITAND([.A61];16)&gt;0;[.$A$259];&quot;&quot;)" office:value-type="string" office:string-value="☻">
            <text:p>☻</text:p>
          </table:table-cell>
          <table:table-cell table:style-name="ce20" table:formula="of:=IF(BITAND([.A61];32)&gt;0;[.$A$259];&quot;&quot;)" office:value-type="string" office:string-value="☻">
            <text:p>☻</text:p>
          </table:table-cell>
          <table:table-cell table:style-name="ce20" table:formula="of:=IF(BITAND([.A61];64)&gt;0;[.$A$259];&quot;&quot;)">
            <text:p/>
          </table:table-cell>
          <table:table-cell table:style-name="ce20" table:formula="of:=IF(BITAND([.A6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style-name="ce9" office:value-type="string">
            <text:p>\x20\x50\x88\x00</text:p>
          </table:table-cell>
          <table:table-cell table:number-columns-repeated="2"/>
          <table:table-cell table:style-name="ce17" table:formula="of:=IF(BITAND([.A62];1)&gt;0;[.$A$259];&quot;&quot;)">
            <text:p/>
          </table:table-cell>
          <table:table-cell table:style-name="ce17" table:formula="of:=IF(BITAND([.A62];2)&gt;0;[.$A$259];&quot;&quot;)">
            <text:p/>
          </table:table-cell>
          <table:table-cell table:style-name="ce17" table:formula="of:=IF(BITAND([.A6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62];8)&gt;0;[.$A$259];&quot;&quot;)" office:value-type="string" office:string-value="☻">
            <text:p>☻</text:p>
          </table:table-cell>
          <table:table-cell table:style-name="ce20" table:formula="of:=IF(BITAND([.A62];16)&gt;0;[.$A$259];&quot;&quot;)" office:value-type="string" office:string-value="☻">
            <text:p>☻</text:p>
          </table:table-cell>
          <table:table-cell table:style-name="ce20" table:formula="of:=IF(BITAND([.A62];32)&gt;0;[.$A$259];&quot;&quot;)" office:value-type="string" office:string-value="☻">
            <text:p>☻</text:p>
          </table:table-cell>
          <table:table-cell table:style-name="ce20" table:formula="of:=IF(BITAND([.A62];64)&gt;0;[.$A$259];&quot;&quot;)">
            <text:p/>
          </table:table-cell>
          <table:table-cell table:style-name="ce20" table:formula="of:=IF(BITAND([.A6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style-name="ce9" office:value-type="string">
            <text:p>\x50\x50\x50\x00</text:p>
          </table:table-cell>
          <table:table-cell table:number-columns-repeated="2"/>
          <table:table-cell table:style-name="ce17" table:formula="of:=IF(BITAND([.A63];1)&gt;0;[.$A$259];&quot;&quot;)" office:value-type="string" office:string-value="☻">
            <text:p>☻</text:p>
          </table:table-cell>
          <table:table-cell table:style-name="ce17" table:formula="of:=IF(BITAND([.A63];2)&gt;0;[.$A$259];&quot;&quot;)">
            <text:p/>
          </table:table-cell>
          <table:table-cell table:style-name="ce17" table:formula="of:=IF(BITAND([.A6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63];8)&gt;0;[.$A$259];&quot;&quot;)" office:value-type="string" office:string-value="☻">
            <text:p>☻</text:p>
          </table:table-cell>
          <table:table-cell table:style-name="ce20" table:formula="of:=IF(BITAND([.A63];16)&gt;0;[.$A$259];&quot;&quot;)" office:value-type="string" office:string-value="☻">
            <text:p>☻</text:p>
          </table:table-cell>
          <table:table-cell table:style-name="ce20" table:formula="of:=IF(BITAND([.A63];32)&gt;0;[.$A$259];&quot;&quot;)" office:value-type="string" office:string-value="☻">
            <text:p>☻</text:p>
          </table:table-cell>
          <table:table-cell table:style-name="ce20" table:formula="of:=IF(BITAND([.A63];64)&gt;0;[.$A$259];&quot;&quot;)">
            <text:p/>
          </table:table-cell>
          <table:table-cell table:style-name="ce20" table:formula="of:=IF(BITAND([.A6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style-name="ce9" office:value-type="string">
            <text:p>\x88\x50\x20\x00</text:p>
          </table:table-cell>
          <table:table-cell table:number-columns-repeated="2"/>
          <table:table-cell table:style-name="ce17" table:formula="of:=IF(BITAND([.A64];1)&gt;0;[.$A$259];&quot;&quot;)">
            <text:p/>
          </table:table-cell>
          <table:table-cell table:style-name="ce17" table:formula="of:=IF(BITAND([.A64];2)&gt;0;[.$A$259];&quot;&quot;)" office:value-type="string" office:string-value="☻">
            <text:p>☻</text:p>
          </table:table-cell>
          <table:table-cell table:style-name="ce17" table:formula="of:=IF(BITAND([.A6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64];8)&gt;0;[.$A$259];&quot;&quot;)" office:value-type="string" office:string-value="☻">
            <text:p>☻</text:p>
          </table:table-cell>
          <table:table-cell table:style-name="ce20" table:formula="of:=IF(BITAND([.A64];16)&gt;0;[.$A$259];&quot;&quot;)" office:value-type="string" office:string-value="☻">
            <text:p>☻</text:p>
          </table:table-cell>
          <table:table-cell table:style-name="ce20" table:formula="of:=IF(BITAND([.A64];32)&gt;0;[.$A$259];&quot;&quot;)" office:value-type="string" office:string-value="☻">
            <text:p>☻</text:p>
          </table:table-cell>
          <table:table-cell table:style-name="ce20" table:formula="of:=IF(BITAND([.A64];64)&gt;0;[.$A$259];&quot;&quot;)">
            <text:p/>
          </table:table-cell>
          <table:table-cell table:style-name="ce20" table:formula="of:=IF(BITAND([.A6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style-name="ce9" office:value-type="string">
            <text:p>\x40\x80\xa8\xc0\x00</text:p>
          </table:table-cell>
          <table:table-cell table:number-columns-repeated="2"/>
          <table:table-cell table:style-name="ce17" table:formula="of:=IF(BITAND([.A65];1)&gt;0;[.$A$259];&quot;&quot;)" office:value-type="string" office:string-value="☻">
            <text:p>☻</text:p>
          </table:table-cell>
          <table:table-cell table:style-name="ce17" table:formula="of:=IF(BITAND([.A65];2)&gt;0;[.$A$259];&quot;&quot;)" office:value-type="string" office:string-value="☻">
            <text:p>☻</text:p>
          </table:table-cell>
          <table:table-cell table:style-name="ce17" table:formula="of:=IF(BITAND([.A6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65];8)&gt;0;[.$A$259];&quot;&quot;)" office:value-type="string" office:string-value="☻">
            <text:p>☻</text:p>
          </table:table-cell>
          <table:table-cell table:style-name="ce20" table:formula="of:=IF(BITAND([.A65];16)&gt;0;[.$A$259];&quot;&quot;)" office:value-type="string" office:string-value="☻">
            <text:p>☻</text:p>
          </table:table-cell>
          <table:table-cell table:style-name="ce20" table:formula="of:=IF(BITAND([.A65];32)&gt;0;[.$A$259];&quot;&quot;)" office:value-type="string" office:string-value="☻">
            <text:p>☻</text:p>
          </table:table-cell>
          <table:table-cell table:style-name="ce20" table:formula="of:=IF(BITAND([.A65];64)&gt;0;[.$A$259];&quot;&quot;)">
            <text:p/>
          </table:table-cell>
          <table:table-cell table:style-name="ce20" table:formula="of:=IF(BITAND([.A6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table:style-name="ce9"/>
          <table:table-cell table:number-columns-repeated="2"/>
          <table:table-cell table:style-name="ce17" table:formula="of:=IF(BITAND([.A66];1)&gt;0;[.$A$259];&quot;&quot;)">
            <text:p/>
          </table:table-cell>
          <table:table-cell table:style-name="ce17" table:formula="of:=IF(BITAND([.A66];2)&gt;0;[.$A$259];&quot;&quot;)">
            <text:p/>
          </table:table-cell>
          <table:table-cell table:style-name="ce17" table:formula="of:=IF(BITAND([.A6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66];8)&gt;0;[.$A$259];&quot;&quot;)">
            <text:p/>
          </table:table-cell>
          <table:table-cell table:style-name="ce20" table:formula="of:=IF(BITAND([.A66];16)&gt;0;[.$A$259];&quot;&quot;)">
            <text:p/>
          </table:table-cell>
          <table:table-cell table:style-name="ce20" table:formula="of:=IF(BITAND([.A66];32)&gt;0;[.$A$259];&quot;&quot;)">
            <text:p/>
          </table:table-cell>
          <table:table-cell table:style-name="ce20" table:formula="of:=IF(BITAND([.A66];64)&gt;0;[.$A$259];&quot;&quot;)" office:value-type="string" office:string-value="☻">
            <text:p>☻</text:p>
          </table:table-cell>
          <table:table-cell table:style-name="ce20" table:formula="of:=IF(BITAND([.A6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office:value-type="string">
            <text:p>\x78\xa0\xa0\x78\x00</text:p>
          </table:table-cell>
          <table:table-cell table:number-columns-repeated="2"/>
          <table:table-cell table:style-name="ce17" table:formula="of:=IF(BITAND([.A67];1)&gt;0;[.$A$259];&quot;&quot;)" office:value-type="string" office:string-value="☻">
            <text:p>☻</text:p>
          </table:table-cell>
          <table:table-cell table:style-name="ce17" table:formula="of:=IF(BITAND([.A67];2)&gt;0;[.$A$259];&quot;&quot;)">
            <text:p/>
          </table:table-cell>
          <table:table-cell table:style-name="ce17" table:formula="of:=IF(BITAND([.A6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67];8)&gt;0;[.$A$259];&quot;&quot;)">
            <text:p/>
          </table:table-cell>
          <table:table-cell table:style-name="ce20" table:formula="of:=IF(BITAND([.A67];16)&gt;0;[.$A$259];&quot;&quot;)">
            <text:p/>
          </table:table-cell>
          <table:table-cell table:style-name="ce20" table:formula="of:=IF(BITAND([.A67];32)&gt;0;[.$A$259];&quot;&quot;)">
            <text:p/>
          </table:table-cell>
          <table:table-cell table:style-name="ce20" table:formula="of:=IF(BITAND([.A67];64)&gt;0;[.$A$259];&quot;&quot;)" office:value-type="string" office:string-value="☻">
            <text:p>☻</text:p>
          </table:table-cell>
          <table:table-cell table:style-name="ce20" table:formula="of:=IF(BITAND([.A6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office:value-type="string">
            <text:p>\xf8\xa8\xa8\x70\x00</text:p>
          </table:table-cell>
          <table:table-cell table:number-columns-repeated="2"/>
          <table:table-cell table:style-name="ce17" table:formula="of:=IF(BITAND([.A68];1)&gt;0;[.$A$259];&quot;&quot;)">
            <text:p/>
          </table:table-cell>
          <table:table-cell table:style-name="ce17" table:formula="of:=IF(BITAND([.A68];2)&gt;0;[.$A$259];&quot;&quot;)" office:value-type="string" office:string-value="☻">
            <text:p>☻</text:p>
          </table:table-cell>
          <table:table-cell table:style-name="ce17" table:formula="of:=IF(BITAND([.A6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68];8)&gt;0;[.$A$259];&quot;&quot;)">
            <text:p/>
          </table:table-cell>
          <table:table-cell table:style-name="ce20" table:formula="of:=IF(BITAND([.A68];16)&gt;0;[.$A$259];&quot;&quot;)">
            <text:p/>
          </table:table-cell>
          <table:table-cell table:style-name="ce20" table:formula="of:=IF(BITAND([.A68];32)&gt;0;[.$A$259];&quot;&quot;)">
            <text:p/>
          </table:table-cell>
          <table:table-cell table:style-name="ce20" table:formula="of:=IF(BITAND([.A68];64)&gt;0;[.$A$259];&quot;&quot;)" office:value-type="string" office:string-value="☻">
            <text:p>☻</text:p>
          </table:table-cell>
          <table:table-cell table:style-name="ce20" table:formula="of:=IF(BITAND([.A6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office:value-type="string">
            <text:p>\x70\x88\x88\x88\x00</text:p>
          </table:table-cell>
          <table:table-cell table:number-columns-repeated="2"/>
          <table:table-cell table:style-name="ce17" table:formula="of:=IF(BITAND([.A69];1)&gt;0;[.$A$259];&quot;&quot;)" office:value-type="string" office:string-value="☻">
            <text:p>☻</text:p>
          </table:table-cell>
          <table:table-cell table:style-name="ce17" table:formula="of:=IF(BITAND([.A69];2)&gt;0;[.$A$259];&quot;&quot;)" office:value-type="string" office:string-value="☻">
            <text:p>☻</text:p>
          </table:table-cell>
          <table:table-cell table:style-name="ce17" table:formula="of:=IF(BITAND([.A6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69];8)&gt;0;[.$A$259];&quot;&quot;)">
            <text:p/>
          </table:table-cell>
          <table:table-cell table:style-name="ce20" table:formula="of:=IF(BITAND([.A69];16)&gt;0;[.$A$259];&quot;&quot;)">
            <text:p/>
          </table:table-cell>
          <table:table-cell table:style-name="ce20" table:formula="of:=IF(BITAND([.A69];32)&gt;0;[.$A$259];&quot;&quot;)">
            <text:p/>
          </table:table-cell>
          <table:table-cell table:style-name="ce20" table:formula="of:=IF(BITAND([.A69];64)&gt;0;[.$A$259];&quot;&quot;)" office:value-type="string" office:string-value="☻">
            <text:p>☻</text:p>
          </table:table-cell>
          <table:table-cell table:style-name="ce20" table:formula="of:=IF(BITAND([.A6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office:value-type="string">
            <text:p>\xf8\x88\x88\x70\x00</text:p>
          </table:table-cell>
          <table:table-cell table:number-columns-repeated="2"/>
          <table:table-cell table:style-name="ce17" table:formula="of:=IF(BITAND([.A70];1)&gt;0;[.$A$259];&quot;&quot;)">
            <text:p/>
          </table:table-cell>
          <table:table-cell table:style-name="ce17" table:formula="of:=IF(BITAND([.A70];2)&gt;0;[.$A$259];&quot;&quot;)">
            <text:p/>
          </table:table-cell>
          <table:table-cell table:style-name="ce17" table:formula="of:=IF(BITAND([.A7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70];8)&gt;0;[.$A$259];&quot;&quot;)">
            <text:p/>
          </table:table-cell>
          <table:table-cell table:style-name="ce20" table:formula="of:=IF(BITAND([.A70];16)&gt;0;[.$A$259];&quot;&quot;)">
            <text:p/>
          </table:table-cell>
          <table:table-cell table:style-name="ce20" table:formula="of:=IF(BITAND([.A70];32)&gt;0;[.$A$259];&quot;&quot;)">
            <text:p/>
          </table:table-cell>
          <table:table-cell table:style-name="ce20" table:formula="of:=IF(BITAND([.A70];64)&gt;0;[.$A$259];&quot;&quot;)" office:value-type="string" office:string-value="☻">
            <text:p>☻</text:p>
          </table:table-cell>
          <table:table-cell table:style-name="ce20" table:formula="of:=IF(BITAND([.A7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office:value-type="string">
            <text:p>\xf8\xa8\xa8\xa8\x00</text:p>
          </table:table-cell>
          <table:table-cell table:number-columns-repeated="2"/>
          <table:table-cell table:style-name="ce17" table:formula="of:=IF(BITAND([.A71];1)&gt;0;[.$A$259];&quot;&quot;)" office:value-type="string" office:string-value="☻">
            <text:p>☻</text:p>
          </table:table-cell>
          <table:table-cell table:style-name="ce17" table:formula="of:=IF(BITAND([.A71];2)&gt;0;[.$A$259];&quot;&quot;)">
            <text:p/>
          </table:table-cell>
          <table:table-cell table:style-name="ce17" table:formula="of:=IF(BITAND([.A7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71];8)&gt;0;[.$A$259];&quot;&quot;)">
            <text:p/>
          </table:table-cell>
          <table:table-cell table:style-name="ce20" table:formula="of:=IF(BITAND([.A71];16)&gt;0;[.$A$259];&quot;&quot;)">
            <text:p/>
          </table:table-cell>
          <table:table-cell table:style-name="ce20" table:formula="of:=IF(BITAND([.A71];32)&gt;0;[.$A$259];&quot;&quot;)">
            <text:p/>
          </table:table-cell>
          <table:table-cell table:style-name="ce20" table:formula="of:=IF(BITAND([.A71];64)&gt;0;[.$A$259];&quot;&quot;)" office:value-type="string" office:string-value="☻">
            <text:p>☻</text:p>
          </table:table-cell>
          <table:table-cell table:style-name="ce20" table:formula="of:=IF(BITAND([.A7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office:value-type="string">
            <text:p>\xf8\xa0\xa0\xa0\x00</text:p>
          </table:table-cell>
          <table:table-cell table:number-columns-repeated="2"/>
          <table:table-cell table:style-name="ce17" table:formula="of:=IF(BITAND([.A72];1)&gt;0;[.$A$259];&quot;&quot;)">
            <text:p/>
          </table:table-cell>
          <table:table-cell table:style-name="ce17" table:formula="of:=IF(BITAND([.A72];2)&gt;0;[.$A$259];&quot;&quot;)" office:value-type="string" office:string-value="☻">
            <text:p>☻</text:p>
          </table:table-cell>
          <table:table-cell table:style-name="ce17" table:formula="of:=IF(BITAND([.A7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72];8)&gt;0;[.$A$259];&quot;&quot;)">
            <text:p/>
          </table:table-cell>
          <table:table-cell table:style-name="ce20" table:formula="of:=IF(BITAND([.A72];16)&gt;0;[.$A$259];&quot;&quot;)">
            <text:p/>
          </table:table-cell>
          <table:table-cell table:style-name="ce20" table:formula="of:=IF(BITAND([.A72];32)&gt;0;[.$A$259];&quot;&quot;)">
            <text:p/>
          </table:table-cell>
          <table:table-cell table:style-name="ce20" table:formula="of:=IF(BITAND([.A72];64)&gt;0;[.$A$259];&quot;&quot;)" office:value-type="string" office:string-value="☻">
            <text:p>☻</text:p>
          </table:table-cell>
          <table:table-cell table:style-name="ce20" table:formula="of:=IF(BITAND([.A7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office:value-type="string">
            <text:p>\x70\x88\xa8\xb0\x00</text:p>
          </table:table-cell>
          <table:table-cell table:number-columns-repeated="2"/>
          <table:table-cell table:style-name="ce17" table:formula="of:=IF(BITAND([.A73];1)&gt;0;[.$A$259];&quot;&quot;)" office:value-type="string" office:string-value="☻">
            <text:p>☻</text:p>
          </table:table-cell>
          <table:table-cell table:style-name="ce17" table:formula="of:=IF(BITAND([.A73];2)&gt;0;[.$A$259];&quot;&quot;)" office:value-type="string" office:string-value="☻">
            <text:p>☻</text:p>
          </table:table-cell>
          <table:table-cell table:style-name="ce17" table:formula="of:=IF(BITAND([.A7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73];8)&gt;0;[.$A$259];&quot;&quot;)">
            <text:p/>
          </table:table-cell>
          <table:table-cell table:style-name="ce20" table:formula="of:=IF(BITAND([.A73];16)&gt;0;[.$A$259];&quot;&quot;)">
            <text:p/>
          </table:table-cell>
          <table:table-cell table:style-name="ce20" table:formula="of:=IF(BITAND([.A73];32)&gt;0;[.$A$259];&quot;&quot;)">
            <text:p/>
          </table:table-cell>
          <table:table-cell table:style-name="ce20" table:formula="of:=IF(BITAND([.A73];64)&gt;0;[.$A$259];&quot;&quot;)" office:value-type="string" office:string-value="☻">
            <text:p>☻</text:p>
          </table:table-cell>
          <table:table-cell table:style-name="ce20" table:formula="of:=IF(BITAND([.A7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office:value-type="string">
            <text:p>\xf8\x20\x20\xf8\x00</text:p>
          </table:table-cell>
          <table:table-cell table:number-columns-repeated="2"/>
          <table:table-cell table:style-name="ce17" table:formula="of:=IF(BITAND([.A74];1)&gt;0;[.$A$259];&quot;&quot;)">
            <text:p/>
          </table:table-cell>
          <table:table-cell table:style-name="ce17" table:formula="of:=IF(BITAND([.A74];2)&gt;0;[.$A$259];&quot;&quot;)">
            <text:p/>
          </table:table-cell>
          <table:table-cell table:style-name="ce17" table:formula="of:=IF(BITAND([.A7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74];8)&gt;0;[.$A$259];&quot;&quot;)" office:value-type="string" office:string-value="☻">
            <text:p>☻</text:p>
          </table:table-cell>
          <table:table-cell table:style-name="ce20" table:formula="of:=IF(BITAND([.A74];16)&gt;0;[.$A$259];&quot;&quot;)">
            <text:p/>
          </table:table-cell>
          <table:table-cell table:style-name="ce20" table:formula="of:=IF(BITAND([.A74];32)&gt;0;[.$A$259];&quot;&quot;)">
            <text:p/>
          </table:table-cell>
          <table:table-cell table:style-name="ce20" table:formula="of:=IF(BITAND([.A74];64)&gt;0;[.$A$259];&quot;&quot;)" office:value-type="string" office:string-value="☻">
            <text:p>☻</text:p>
          </table:table-cell>
          <table:table-cell table:style-name="ce20" table:formula="of:=IF(BITAND([.A7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office:value-type="string">
            <text:p>\x00\x88\xf8\x88\x00</text:p>
          </table:table-cell>
          <table:table-cell table:number-columns-repeated="2"/>
          <table:table-cell table:style-name="ce17" table:formula="of:=IF(BITAND([.A75];1)&gt;0;[.$A$259];&quot;&quot;)" office:value-type="string" office:string-value="☻">
            <text:p>☻</text:p>
          </table:table-cell>
          <table:table-cell table:style-name="ce17" table:formula="of:=IF(BITAND([.A75];2)&gt;0;[.$A$259];&quot;&quot;)">
            <text:p/>
          </table:table-cell>
          <table:table-cell table:style-name="ce17" table:formula="of:=IF(BITAND([.A7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75];8)&gt;0;[.$A$259];&quot;&quot;)" office:value-type="string" office:string-value="☻">
            <text:p>☻</text:p>
          </table:table-cell>
          <table:table-cell table:style-name="ce20" table:formula="of:=IF(BITAND([.A75];16)&gt;0;[.$A$259];&quot;&quot;)">
            <text:p/>
          </table:table-cell>
          <table:table-cell table:style-name="ce20" table:formula="of:=IF(BITAND([.A75];32)&gt;0;[.$A$259];&quot;&quot;)">
            <text:p/>
          </table:table-cell>
          <table:table-cell table:style-name="ce20" table:formula="of:=IF(BITAND([.A75];64)&gt;0;[.$A$259];&quot;&quot;)" office:value-type="string" office:string-value="☻">
            <text:p>☻</text:p>
          </table:table-cell>
          <table:table-cell table:style-name="ce20" table:formula="of:=IF(BITAND([.A7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office:value-type="string">
            <text:p>\x90\x88\x88\xf0\x00</text:p>
          </table:table-cell>
          <table:table-cell table:number-columns-repeated="2"/>
          <table:table-cell table:style-name="ce17" table:formula="of:=IF(BITAND([.A76];1)&gt;0;[.$A$259];&quot;&quot;)">
            <text:p/>
          </table:table-cell>
          <table:table-cell table:style-name="ce17" table:formula="of:=IF(BITAND([.A76];2)&gt;0;[.$A$259];&quot;&quot;)" office:value-type="string" office:string-value="☻">
            <text:p>☻</text:p>
          </table:table-cell>
          <table:table-cell table:style-name="ce17" table:formula="of:=IF(BITAND([.A7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76];8)&gt;0;[.$A$259];&quot;&quot;)" office:value-type="string" office:string-value="☻">
            <text:p>☻</text:p>
          </table:table-cell>
          <table:table-cell table:style-name="ce20" table:formula="of:=IF(BITAND([.A76];16)&gt;0;[.$A$259];&quot;&quot;)">
            <text:p/>
          </table:table-cell>
          <table:table-cell table:style-name="ce20" table:formula="of:=IF(BITAND([.A76];32)&gt;0;[.$A$259];&quot;&quot;)">
            <text:p/>
          </table:table-cell>
          <table:table-cell table:style-name="ce20" table:formula="of:=IF(BITAND([.A76];64)&gt;0;[.$A$259];&quot;&quot;)" office:value-type="string" office:string-value="☻">
            <text:p>☻</text:p>
          </table:table-cell>
          <table:table-cell table:style-name="ce20" table:formula="of:=IF(BITAND([.A7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office:value-type="string">
            <text:p>\xf8\x20\x50\x88\x00</text:p>
          </table:table-cell>
          <table:table-cell table:number-columns-repeated="2"/>
          <table:table-cell table:style-name="ce17" table:formula="of:=IF(BITAND([.A77];1)&gt;0;[.$A$259];&quot;&quot;)" office:value-type="string" office:string-value="☻">
            <text:p>☻</text:p>
          </table:table-cell>
          <table:table-cell table:style-name="ce17" table:formula="of:=IF(BITAND([.A77];2)&gt;0;[.$A$259];&quot;&quot;)" office:value-type="string" office:string-value="☻">
            <text:p>☻</text:p>
          </table:table-cell>
          <table:table-cell table:style-name="ce17" table:formula="of:=IF(BITAND([.A7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77];8)&gt;0;[.$A$259];&quot;&quot;)" office:value-type="string" office:string-value="☻">
            <text:p>☻</text:p>
          </table:table-cell>
          <table:table-cell table:style-name="ce20" table:formula="of:=IF(BITAND([.A77];16)&gt;0;[.$A$259];&quot;&quot;)">
            <text:p/>
          </table:table-cell>
          <table:table-cell table:style-name="ce20" table:formula="of:=IF(BITAND([.A77];32)&gt;0;[.$A$259];&quot;&quot;)">
            <text:p/>
          </table:table-cell>
          <table:table-cell table:style-name="ce20" table:formula="of:=IF(BITAND([.A77];64)&gt;0;[.$A$259];&quot;&quot;)" office:value-type="string" office:string-value="☻">
            <text:p>☻</text:p>
          </table:table-cell>
          <table:table-cell table:style-name="ce20" table:formula="of:=IF(BITAND([.A7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office:value-type="string">
            <text:p>\xf8\x08\x08\x08\x00</text:p>
          </table:table-cell>
          <table:table-cell table:number-columns-repeated="2"/>
          <table:table-cell table:style-name="ce17" table:formula="of:=IF(BITAND([.A78];1)&gt;0;[.$A$259];&quot;&quot;)">
            <text:p/>
          </table:table-cell>
          <table:table-cell table:style-name="ce17" table:formula="of:=IF(BITAND([.A78];2)&gt;0;[.$A$259];&quot;&quot;)">
            <text:p/>
          </table:table-cell>
          <table:table-cell table:style-name="ce17" table:formula="of:=IF(BITAND([.A7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78];8)&gt;0;[.$A$259];&quot;&quot;)" office:value-type="string" office:string-value="☻">
            <text:p>☻</text:p>
          </table:table-cell>
          <table:table-cell table:style-name="ce20" table:formula="of:=IF(BITAND([.A78];16)&gt;0;[.$A$259];&quot;&quot;)">
            <text:p/>
          </table:table-cell>
          <table:table-cell table:style-name="ce20" table:formula="of:=IF(BITAND([.A78];32)&gt;0;[.$A$259];&quot;&quot;)">
            <text:p/>
          </table:table-cell>
          <table:table-cell table:style-name="ce20" table:formula="of:=IF(BITAND([.A78];64)&gt;0;[.$A$259];&quot;&quot;)" office:value-type="string" office:string-value="☻">
            <text:p>☻</text:p>
          </table:table-cell>
          <table:table-cell table:style-name="ce20" table:formula="of:=IF(BITAND([.A7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office:value-type="string">
            <text:p>\xf8\x40\x20\x40\xf8\x00</text:p>
          </table:table-cell>
          <table:table-cell table:number-columns-repeated="2"/>
          <table:table-cell table:style-name="ce17" table:formula="of:=IF(BITAND([.A79];1)&gt;0;[.$A$259];&quot;&quot;)" office:value-type="string" office:string-value="☻">
            <text:p>☻</text:p>
          </table:table-cell>
          <table:table-cell table:style-name="ce17" table:formula="of:=IF(BITAND([.A79];2)&gt;0;[.$A$259];&quot;&quot;)">
            <text:p/>
          </table:table-cell>
          <table:table-cell table:style-name="ce17" table:formula="of:=IF(BITAND([.A7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79];8)&gt;0;[.$A$259];&quot;&quot;)" office:value-type="string" office:string-value="☻">
            <text:p>☻</text:p>
          </table:table-cell>
          <table:table-cell table:style-name="ce20" table:formula="of:=IF(BITAND([.A79];16)&gt;0;[.$A$259];&quot;&quot;)">
            <text:p/>
          </table:table-cell>
          <table:table-cell table:style-name="ce20" table:formula="of:=IF(BITAND([.A79];32)&gt;0;[.$A$259];&quot;&quot;)">
            <text:p/>
          </table:table-cell>
          <table:table-cell table:style-name="ce20" table:formula="of:=IF(BITAND([.A79];64)&gt;0;[.$A$259];&quot;&quot;)" office:value-type="string" office:string-value="☻">
            <text:p>☻</text:p>
          </table:table-cell>
          <table:table-cell table:style-name="ce20" table:formula="of:=IF(BITAND([.A7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office:value-type="string">
            <text:p>\xf8\x40\x20\x10\xf8\x00</text:p>
          </table:table-cell>
          <table:table-cell table:number-columns-repeated="2"/>
          <table:table-cell table:style-name="ce17" table:formula="of:=IF(BITAND([.A80];1)&gt;0;[.$A$259];&quot;&quot;)">
            <text:p/>
          </table:table-cell>
          <table:table-cell table:style-name="ce17" table:formula="of:=IF(BITAND([.A80];2)&gt;0;[.$A$259];&quot;&quot;)" office:value-type="string" office:string-value="☻">
            <text:p>☻</text:p>
          </table:table-cell>
          <table:table-cell table:style-name="ce17" table:formula="of:=IF(BITAND([.A8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80];8)&gt;0;[.$A$259];&quot;&quot;)" office:value-type="string" office:string-value="☻">
            <text:p>☻</text:p>
          </table:table-cell>
          <table:table-cell table:style-name="ce20" table:formula="of:=IF(BITAND([.A80];16)&gt;0;[.$A$259];&quot;&quot;)">
            <text:p/>
          </table:table-cell>
          <table:table-cell table:style-name="ce20" table:formula="of:=IF(BITAND([.A80];32)&gt;0;[.$A$259];&quot;&quot;)">
            <text:p/>
          </table:table-cell>
          <table:table-cell table:style-name="ce20" table:formula="of:=IF(BITAND([.A80];64)&gt;0;[.$A$259];&quot;&quot;)" office:value-type="string" office:string-value="☻">
            <text:p>☻</text:p>
          </table:table-cell>
          <table:table-cell table:style-name="ce20" table:formula="of:=IF(BITAND([.A8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office:value-type="string">
            <text:p>\x70\x88\x88\x70\x00</text:p>
          </table:table-cell>
          <table:table-cell table:number-columns-repeated="2"/>
          <table:table-cell table:style-name="ce17" table:formula="of:=IF(BITAND([.A81];1)&gt;0;[.$A$259];&quot;&quot;)" office:value-type="string" office:string-value="☻">
            <text:p>☻</text:p>
          </table:table-cell>
          <table:table-cell table:style-name="ce17" table:formula="of:=IF(BITAND([.A81];2)&gt;0;[.$A$259];&quot;&quot;)" office:value-type="string" office:string-value="☻">
            <text:p>☻</text:p>
          </table:table-cell>
          <table:table-cell table:style-name="ce17" table:formula="of:=IF(BITAND([.A8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81];8)&gt;0;[.$A$259];&quot;&quot;)" office:value-type="string" office:string-value="☻">
            <text:p>☻</text:p>
          </table:table-cell>
          <table:table-cell table:style-name="ce20" table:formula="of:=IF(BITAND([.A81];16)&gt;0;[.$A$259];&quot;&quot;)">
            <text:p/>
          </table:table-cell>
          <table:table-cell table:style-name="ce20" table:formula="of:=IF(BITAND([.A81];32)&gt;0;[.$A$259];&quot;&quot;)">
            <text:p/>
          </table:table-cell>
          <table:table-cell table:style-name="ce20" table:formula="of:=IF(BITAND([.A81];64)&gt;0;[.$A$259];&quot;&quot;)" office:value-type="string" office:string-value="☻">
            <text:p>☻</text:p>
          </table:table-cell>
          <table:table-cell table:style-name="ce20" table:formula="of:=IF(BITAND([.A8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office:value-type="string">
            <text:p>\xf8\x90\x90\x60\x00</text:p>
          </table:table-cell>
          <table:table-cell table:number-columns-repeated="2"/>
          <table:table-cell table:style-name="ce17" table:formula="of:=IF(BITAND([.A82];1)&gt;0;[.$A$259];&quot;&quot;)">
            <text:p/>
          </table:table-cell>
          <table:table-cell table:style-name="ce17" table:formula="of:=IF(BITAND([.A82];2)&gt;0;[.$A$259];&quot;&quot;)">
            <text:p/>
          </table:table-cell>
          <table:table-cell table:style-name="ce17" table:formula="of:=IF(BITAND([.A8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82];8)&gt;0;[.$A$259];&quot;&quot;)">
            <text:p/>
          </table:table-cell>
          <table:table-cell table:style-name="ce20" table:formula="of:=IF(BITAND([.A82];16)&gt;0;[.$A$259];&quot;&quot;)" office:value-type="string" office:string-value="☻">
            <text:p>☻</text:p>
          </table:table-cell>
          <table:table-cell table:style-name="ce20" table:formula="of:=IF(BITAND([.A82];32)&gt;0;[.$A$259];&quot;&quot;)">
            <text:p/>
          </table:table-cell>
          <table:table-cell table:style-name="ce20" table:formula="of:=IF(BITAND([.A82];64)&gt;0;[.$A$259];&quot;&quot;)" office:value-type="string" office:string-value="☻">
            <text:p>☻</text:p>
          </table:table-cell>
          <table:table-cell table:style-name="ce20" table:formula="of:=IF(BITAND([.A8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office:value-type="string">
            <text:p>\x70\x88\x98\x78\x00</text:p>
          </table:table-cell>
          <table:table-cell table:number-columns-repeated="2"/>
          <table:table-cell table:style-name="ce17" table:formula="of:=IF(BITAND([.A83];1)&gt;0;[.$A$259];&quot;&quot;)" office:value-type="string" office:string-value="☻">
            <text:p>☻</text:p>
          </table:table-cell>
          <table:table-cell table:style-name="ce17" table:formula="of:=IF(BITAND([.A83];2)&gt;0;[.$A$259];&quot;&quot;)">
            <text:p/>
          </table:table-cell>
          <table:table-cell table:style-name="ce17" table:formula="of:=IF(BITAND([.A8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83];8)&gt;0;[.$A$259];&quot;&quot;)">
            <text:p/>
          </table:table-cell>
          <table:table-cell table:style-name="ce20" table:formula="of:=IF(BITAND([.A83];16)&gt;0;[.$A$259];&quot;&quot;)" office:value-type="string" office:string-value="☻">
            <text:p>☻</text:p>
          </table:table-cell>
          <table:table-cell table:style-name="ce20" table:formula="of:=IF(BITAND([.A83];32)&gt;0;[.$A$259];&quot;&quot;)">
            <text:p/>
          </table:table-cell>
          <table:table-cell table:style-name="ce20" table:formula="of:=IF(BITAND([.A83];64)&gt;0;[.$A$259];&quot;&quot;)" office:value-type="string" office:string-value="☻">
            <text:p>☻</text:p>
          </table:table-cell>
          <table:table-cell table:style-name="ce20" table:formula="of:=IF(BITAND([.A8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office:value-type="string">
            <text:p>\xf8\xa0\xb0\x48\x00</text:p>
          </table:table-cell>
          <table:table-cell table:number-columns-repeated="2"/>
          <table:table-cell table:style-name="ce17" table:formula="of:=IF(BITAND([.A84];1)&gt;0;[.$A$259];&quot;&quot;)">
            <text:p/>
          </table:table-cell>
          <table:table-cell table:style-name="ce17" table:formula="of:=IF(BITAND([.A84];2)&gt;0;[.$A$259];&quot;&quot;)" office:value-type="string" office:string-value="☻">
            <text:p>☻</text:p>
          </table:table-cell>
          <table:table-cell table:style-name="ce17" table:formula="of:=IF(BITAND([.A8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84];8)&gt;0;[.$A$259];&quot;&quot;)">
            <text:p/>
          </table:table-cell>
          <table:table-cell table:style-name="ce20" table:formula="of:=IF(BITAND([.A84];16)&gt;0;[.$A$259];&quot;&quot;)" office:value-type="string" office:string-value="☻">
            <text:p>☻</text:p>
          </table:table-cell>
          <table:table-cell table:style-name="ce20" table:formula="of:=IF(BITAND([.A84];32)&gt;0;[.$A$259];&quot;&quot;)">
            <text:p/>
          </table:table-cell>
          <table:table-cell table:style-name="ce20" table:formula="of:=IF(BITAND([.A84];64)&gt;0;[.$A$259];&quot;&quot;)" office:value-type="string" office:string-value="☻">
            <text:p>☻</text:p>
          </table:table-cell>
          <table:table-cell table:style-name="ce20" table:formula="of:=IF(BITAND([.A8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office:value-type="string">
            <text:p>\x48\xa8\x90\x00</text:p>
          </table:table-cell>
          <table:table-cell table:number-columns-repeated="2"/>
          <table:table-cell table:style-name="ce17" table:formula="of:=IF(BITAND([.A85];1)&gt;0;[.$A$259];&quot;&quot;)" office:value-type="string" office:string-value="☻">
            <text:p>☻</text:p>
          </table:table-cell>
          <table:table-cell table:style-name="ce17" table:formula="of:=IF(BITAND([.A85];2)&gt;0;[.$A$259];&quot;&quot;)" office:value-type="string" office:string-value="☻">
            <text:p>☻</text:p>
          </table:table-cell>
          <table:table-cell table:style-name="ce17" table:formula="of:=IF(BITAND([.A8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85];8)&gt;0;[.$A$259];&quot;&quot;)">
            <text:p/>
          </table:table-cell>
          <table:table-cell table:style-name="ce20" table:formula="of:=IF(BITAND([.A85];16)&gt;0;[.$A$259];&quot;&quot;)" office:value-type="string" office:string-value="☻">
            <text:p>☻</text:p>
          </table:table-cell>
          <table:table-cell table:style-name="ce20" table:formula="of:=IF(BITAND([.A85];32)&gt;0;[.$A$259];&quot;&quot;)">
            <text:p/>
          </table:table-cell>
          <table:table-cell table:style-name="ce20" table:formula="of:=IF(BITAND([.A85];64)&gt;0;[.$A$259];&quot;&quot;)" office:value-type="string" office:string-value="☻">
            <text:p>☻</text:p>
          </table:table-cell>
          <table:table-cell table:style-name="ce20" table:formula="of:=IF(BITAND([.A8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office:value-type="string">
            <text:p>\x80\xf8\x80\x00</text:p>
          </table:table-cell>
          <table:table-cell table:number-columns-repeated="2"/>
          <table:table-cell table:style-name="ce17" table:formula="of:=IF(BITAND([.A86];1)&gt;0;[.$A$259];&quot;&quot;)">
            <text:p/>
          </table:table-cell>
          <table:table-cell table:style-name="ce17" table:formula="of:=IF(BITAND([.A86];2)&gt;0;[.$A$259];&quot;&quot;)">
            <text:p/>
          </table:table-cell>
          <table:table-cell table:style-name="ce17" table:formula="of:=IF(BITAND([.A8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86];8)&gt;0;[.$A$259];&quot;&quot;)">
            <text:p/>
          </table:table-cell>
          <table:table-cell table:style-name="ce20" table:formula="of:=IF(BITAND([.A86];16)&gt;0;[.$A$259];&quot;&quot;)" office:value-type="string" office:string-value="☻">
            <text:p>☻</text:p>
          </table:table-cell>
          <table:table-cell table:style-name="ce20" table:formula="of:=IF(BITAND([.A86];32)&gt;0;[.$A$259];&quot;&quot;)">
            <text:p/>
          </table:table-cell>
          <table:table-cell table:style-name="ce20" table:formula="of:=IF(BITAND([.A86];64)&gt;0;[.$A$259];&quot;&quot;)" office:value-type="string" office:string-value="☻">
            <text:p>☻</text:p>
          </table:table-cell>
          <table:table-cell table:style-name="ce20" table:formula="of:=IF(BITAND([.A8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office:value-type="string">
            <text:p>\xf0\x08\x08\xf0\x00</text:p>
          </table:table-cell>
          <table:table-cell table:number-columns-repeated="2"/>
          <table:table-cell table:style-name="ce17" table:formula="of:=IF(BITAND([.A87];1)&gt;0;[.$A$259];&quot;&quot;)" office:value-type="string" office:string-value="☻">
            <text:p>☻</text:p>
          </table:table-cell>
          <table:table-cell table:style-name="ce17" table:formula="of:=IF(BITAND([.A87];2)&gt;0;[.$A$259];&quot;&quot;)">
            <text:p/>
          </table:table-cell>
          <table:table-cell table:style-name="ce17" table:formula="of:=IF(BITAND([.A8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87];8)&gt;0;[.$A$259];&quot;&quot;)">
            <text:p/>
          </table:table-cell>
          <table:table-cell table:style-name="ce20" table:formula="of:=IF(BITAND([.A87];16)&gt;0;[.$A$259];&quot;&quot;)" office:value-type="string" office:string-value="☻">
            <text:p>☻</text:p>
          </table:table-cell>
          <table:table-cell table:style-name="ce20" table:formula="of:=IF(BITAND([.A87];32)&gt;0;[.$A$259];&quot;&quot;)">
            <text:p/>
          </table:table-cell>
          <table:table-cell table:style-name="ce20" table:formula="of:=IF(BITAND([.A87];64)&gt;0;[.$A$259];&quot;&quot;)" office:value-type="string" office:string-value="☻">
            <text:p>☻</text:p>
          </table:table-cell>
          <table:table-cell table:style-name="ce20" table:formula="of:=IF(BITAND([.A8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office:value-type="string">
            <text:p>\xc0\x30\x08\x30\xc0\x00</text:p>
          </table:table-cell>
          <table:table-cell table:number-columns-repeated="2"/>
          <table:table-cell table:style-name="ce17" table:formula="of:=IF(BITAND([.A88];1)&gt;0;[.$A$259];&quot;&quot;)">
            <text:p/>
          </table:table-cell>
          <table:table-cell table:style-name="ce17" table:formula="of:=IF(BITAND([.A88];2)&gt;0;[.$A$259];&quot;&quot;)" office:value-type="string" office:string-value="☻">
            <text:p>☻</text:p>
          </table:table-cell>
          <table:table-cell table:style-name="ce17" table:formula="of:=IF(BITAND([.A8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88];8)&gt;0;[.$A$259];&quot;&quot;)">
            <text:p/>
          </table:table-cell>
          <table:table-cell table:style-name="ce20" table:formula="of:=IF(BITAND([.A88];16)&gt;0;[.$A$259];&quot;&quot;)" office:value-type="string" office:string-value="☻">
            <text:p>☻</text:p>
          </table:table-cell>
          <table:table-cell table:style-name="ce20" table:formula="of:=IF(BITAND([.A88];32)&gt;0;[.$A$259];&quot;&quot;)">
            <text:p/>
          </table:table-cell>
          <table:table-cell table:style-name="ce20" table:formula="of:=IF(BITAND([.A88];64)&gt;0;[.$A$259];&quot;&quot;)" office:value-type="string" office:string-value="☻">
            <text:p>☻</text:p>
          </table:table-cell>
          <table:table-cell table:style-name="ce20" table:formula="of:=IF(BITAND([.A8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office:value-type="string">
            <text:p>\xf0\x08\x10\x08\xf0\x00</text:p>
          </table:table-cell>
          <table:table-cell/>
          <table:table-cell table:style-name="ce13" office:value-type="string">
            <text:p>uppercase</text:p>
          </table:table-cell>
          <table:table-cell table:style-name="ce17" table:formula="of:=IF(BITAND([.A89];1)&gt;0;[.$A$259];&quot;&quot;)" office:value-type="string" office:string-value="☻">
            <text:p>☻</text:p>
          </table:table-cell>
          <table:table-cell table:style-name="ce17" table:formula="of:=IF(BITAND([.A89];2)&gt;0;[.$A$259];&quot;&quot;)" office:value-type="string" office:string-value="☻">
            <text:p>☻</text:p>
          </table:table-cell>
          <table:table-cell table:style-name="ce17" table:formula="of:=IF(BITAND([.A8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89];8)&gt;0;[.$A$259];&quot;&quot;)">
            <text:p/>
          </table:table-cell>
          <table:table-cell table:style-name="ce20" table:formula="of:=IF(BITAND([.A89];16)&gt;0;[.$A$259];&quot;&quot;)" office:value-type="string" office:string-value="☻">
            <text:p>☻</text:p>
          </table:table-cell>
          <table:table-cell table:style-name="ce20" table:formula="of:=IF(BITAND([.A89];32)&gt;0;[.$A$259];&quot;&quot;)">
            <text:p/>
          </table:table-cell>
          <table:table-cell table:style-name="ce20" table:formula="of:=IF(BITAND([.A89];64)&gt;0;[.$A$259];&quot;&quot;)" office:value-type="string" office:string-value="☻">
            <text:p>☻</text:p>
          </table:table-cell>
          <table:table-cell table:style-name="ce20" table:formula="of:=IF(BITAND([.A8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office:value-type="string">
            <text:p>\x88\x50\x20\x50\x88\x00</text:p>
          </table:table-cell>
          <table:table-cell table:number-columns-repeated="2"/>
          <table:table-cell table:style-name="ce17" table:formula="of:=IF(BITAND([.A90];1)&gt;0;[.$A$259];&quot;&quot;)">
            <text:p/>
          </table:table-cell>
          <table:table-cell table:style-name="ce17" table:formula="of:=IF(BITAND([.A90];2)&gt;0;[.$A$259];&quot;&quot;)">
            <text:p/>
          </table:table-cell>
          <table:table-cell table:style-name="ce17" table:formula="of:=IF(BITAND([.A9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90];8)&gt;0;[.$A$259];&quot;&quot;)" office:value-type="string" office:string-value="☻">
            <text:p>☻</text:p>
          </table:table-cell>
          <table:table-cell table:style-name="ce20" table:formula="of:=IF(BITAND([.A90];16)&gt;0;[.$A$259];&quot;&quot;)" office:value-type="string" office:string-value="☻">
            <text:p>☻</text:p>
          </table:table-cell>
          <table:table-cell table:style-name="ce20" table:formula="of:=IF(BITAND([.A90];32)&gt;0;[.$A$259];&quot;&quot;)">
            <text:p/>
          </table:table-cell>
          <table:table-cell table:style-name="ce20" table:formula="of:=IF(BITAND([.A90];64)&gt;0;[.$A$259];&quot;&quot;)" office:value-type="string" office:string-value="☻">
            <text:p>☻</text:p>
          </table:table-cell>
          <table:table-cell table:style-name="ce20" table:formula="of:=IF(BITAND([.A9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office:value-type="string">
            <text:p>\x80\x40\x38\x40\x80\x00</text:p>
          </table:table-cell>
          <table:table-cell table:number-columns-repeated="2"/>
          <table:table-cell table:style-name="ce17" table:formula="of:=IF(BITAND([.A91];1)&gt;0;[.$A$259];&quot;&quot;)" office:value-type="string" office:string-value="☻">
            <text:p>☻</text:p>
          </table:table-cell>
          <table:table-cell table:style-name="ce17" table:formula="of:=IF(BITAND([.A91];2)&gt;0;[.$A$259];&quot;&quot;)">
            <text:p/>
          </table:table-cell>
          <table:table-cell table:style-name="ce17" table:formula="of:=IF(BITAND([.A9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91];8)&gt;0;[.$A$259];&quot;&quot;)" office:value-type="string" office:string-value="☻">
            <text:p>☻</text:p>
          </table:table-cell>
          <table:table-cell table:style-name="ce20" table:formula="of:=IF(BITAND([.A91];16)&gt;0;[.$A$259];&quot;&quot;)" office:value-type="string" office:string-value="☻">
            <text:p>☻</text:p>
          </table:table-cell>
          <table:table-cell table:style-name="ce20" table:formula="of:=IF(BITAND([.A91];32)&gt;0;[.$A$259];&quot;&quot;)">
            <text:p/>
          </table:table-cell>
          <table:table-cell table:style-name="ce20" table:formula="of:=IF(BITAND([.A91];64)&gt;0;[.$A$259];&quot;&quot;)" office:value-type="string" office:string-value="☻">
            <text:p>☻</text:p>
          </table:table-cell>
          <table:table-cell table:style-name="ce20" table:formula="of:=IF(BITAND([.A9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office:value-type="string">
            <text:p>\x98\xa8\xa8\xa8\xc8\x00</text:p>
          </table:table-cell>
          <table:table-cell table:number-columns-repeated="2"/>
          <table:table-cell table:style-name="ce17" table:formula="of:=IF(BITAND([.A92];1)&gt;0;[.$A$259];&quot;&quot;)">
            <text:p/>
          </table:table-cell>
          <table:table-cell table:style-name="ce17" table:formula="of:=IF(BITAND([.A92];2)&gt;0;[.$A$259];&quot;&quot;)" office:value-type="string" office:string-value="☻">
            <text:p>☻</text:p>
          </table:table-cell>
          <table:table-cell table:style-name="ce17" table:formula="of:=IF(BITAND([.A9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92];8)&gt;0;[.$A$259];&quot;&quot;)" office:value-type="string" office:string-value="☻">
            <text:p>☻</text:p>
          </table:table-cell>
          <table:table-cell table:style-name="ce20" table:formula="of:=IF(BITAND([.A92];16)&gt;0;[.$A$259];&quot;&quot;)" office:value-type="string" office:string-value="☻">
            <text:p>☻</text:p>
          </table:table-cell>
          <table:table-cell table:style-name="ce20" table:formula="of:=IF(BITAND([.A92];32)&gt;0;[.$A$259];&quot;&quot;)">
            <text:p/>
          </table:table-cell>
          <table:table-cell table:style-name="ce20" table:formula="of:=IF(BITAND([.A92];64)&gt;0;[.$A$259];&quot;&quot;)" office:value-type="string" office:string-value="☻">
            <text:p>☻</text:p>
          </table:table-cell>
          <table:table-cell table:style-name="ce20" table:formula="of:=IF(BITAND([.A9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number-columns-repeated="3"/>
          <table:table-cell table:style-name="ce17" table:formula="of:=IF(BITAND([.A93];1)&gt;0;[.$A$259];&quot;&quot;)" office:value-type="string" office:string-value="☻">
            <text:p>☻</text:p>
          </table:table-cell>
          <table:table-cell table:style-name="ce17" table:formula="of:=IF(BITAND([.A93];2)&gt;0;[.$A$259];&quot;&quot;)" office:value-type="string" office:string-value="☻">
            <text:p>☻</text:p>
          </table:table-cell>
          <table:table-cell table:style-name="ce17" table:formula="of:=IF(BITAND([.A9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93];8)&gt;0;[.$A$259];&quot;&quot;)" office:value-type="string" office:string-value="☻">
            <text:p>☻</text:p>
          </table:table-cell>
          <table:table-cell table:style-name="ce20" table:formula="of:=IF(BITAND([.A93];16)&gt;0;[.$A$259];&quot;&quot;)" office:value-type="string" office:string-value="☻">
            <text:p>☻</text:p>
          </table:table-cell>
          <table:table-cell table:style-name="ce20" table:formula="of:=IF(BITAND([.A93];32)&gt;0;[.$A$259];&quot;&quot;)">
            <text:p/>
          </table:table-cell>
          <table:table-cell table:style-name="ce20" table:formula="of:=IF(BITAND([.A93];64)&gt;0;[.$A$259];&quot;&quot;)" office:value-type="string" office:string-value="☻">
            <text:p>☻</text:p>
          </table:table-cell>
          <table:table-cell table:style-name="ce20" table:formula="of:=IF(BITAND([.A9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number-columns-repeated="3"/>
          <table:table-cell table:style-name="ce17" table:formula="of:=IF(BITAND([.A94];1)&gt;0;[.$A$259];&quot;&quot;)">
            <text:p/>
          </table:table-cell>
          <table:table-cell table:style-name="ce17" table:formula="of:=IF(BITAND([.A94];2)&gt;0;[.$A$259];&quot;&quot;)">
            <text:p/>
          </table:table-cell>
          <table:table-cell table:style-name="ce17" table:formula="of:=IF(BITAND([.A9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94];8)&gt;0;[.$A$259];&quot;&quot;)" office:value-type="string" office:string-value="☻">
            <text:p>☻</text:p>
          </table:table-cell>
          <table:table-cell table:style-name="ce20" table:formula="of:=IF(BITAND([.A94];16)&gt;0;[.$A$259];&quot;&quot;)" office:value-type="string" office:string-value="☻">
            <text:p>☻</text:p>
          </table:table-cell>
          <table:table-cell table:style-name="ce20" table:formula="of:=IF(BITAND([.A94];32)&gt;0;[.$A$259];&quot;&quot;)">
            <text:p/>
          </table:table-cell>
          <table:table-cell table:style-name="ce20" table:formula="of:=IF(BITAND([.A94];64)&gt;0;[.$A$259];&quot;&quot;)" office:value-type="string" office:string-value="☻">
            <text:p>☻</text:p>
          </table:table-cell>
          <table:table-cell table:style-name="ce20" table:formula="of:=IF(BITAND([.A9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number-columns-repeated="3"/>
          <table:table-cell table:style-name="ce17" table:formula="of:=IF(BITAND([.A95];1)&gt;0;[.$A$259];&quot;&quot;)" office:value-type="string" office:string-value="☻">
            <text:p>☻</text:p>
          </table:table-cell>
          <table:table-cell table:style-name="ce17" table:formula="of:=IF(BITAND([.A95];2)&gt;0;[.$A$259];&quot;&quot;)">
            <text:p/>
          </table:table-cell>
          <table:table-cell table:style-name="ce17" table:formula="of:=IF(BITAND([.A9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95];8)&gt;0;[.$A$259];&quot;&quot;)" office:value-type="string" office:string-value="☻">
            <text:p>☻</text:p>
          </table:table-cell>
          <table:table-cell table:style-name="ce20" table:formula="of:=IF(BITAND([.A95];16)&gt;0;[.$A$259];&quot;&quot;)" office:value-type="string" office:string-value="☻">
            <text:p>☻</text:p>
          </table:table-cell>
          <table:table-cell table:style-name="ce20" table:formula="of:=IF(BITAND([.A95];32)&gt;0;[.$A$259];&quot;&quot;)">
            <text:p/>
          </table:table-cell>
          <table:table-cell table:style-name="ce20" table:formula="of:=IF(BITAND([.A95];64)&gt;0;[.$A$259];&quot;&quot;)" office:value-type="string" office:string-value="☻">
            <text:p>☻</text:p>
          </table:table-cell>
          <table:table-cell table:style-name="ce20" table:formula="of:=IF(BITAND([.A9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number-columns-repeated="3"/>
          <table:table-cell table:style-name="ce17" table:formula="of:=IF(BITAND([.A96];1)&gt;0;[.$A$259];&quot;&quot;)">
            <text:p/>
          </table:table-cell>
          <table:table-cell table:style-name="ce17" table:formula="of:=IF(BITAND([.A96];2)&gt;0;[.$A$259];&quot;&quot;)" office:value-type="string" office:string-value="☻">
            <text:p>☻</text:p>
          </table:table-cell>
          <table:table-cell table:style-name="ce17" table:formula="of:=IF(BITAND([.A9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96];8)&gt;0;[.$A$259];&quot;&quot;)" office:value-type="string" office:string-value="☻">
            <text:p>☻</text:p>
          </table:table-cell>
          <table:table-cell table:style-name="ce20" table:formula="of:=IF(BITAND([.A96];16)&gt;0;[.$A$259];&quot;&quot;)" office:value-type="string" office:string-value="☻">
            <text:p>☻</text:p>
          </table:table-cell>
          <table:table-cell table:style-name="ce20" table:formula="of:=IF(BITAND([.A96];32)&gt;0;[.$A$259];&quot;&quot;)">
            <text:p/>
          </table:table-cell>
          <table:table-cell table:style-name="ce20" table:formula="of:=IF(BITAND([.A96];64)&gt;0;[.$A$259];&quot;&quot;)" office:value-type="string" office:string-value="☻">
            <text:p>☻</text:p>
          </table:table-cell>
          <table:table-cell table:style-name="ce20" table:formula="of:=IF(BITAND([.A9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office:value-type="string">
            <text:p>\x08\x08\x08\x00</text:p>
          </table:table-cell>
          <table:table-cell table:number-columns-repeated="2"/>
          <table:table-cell table:style-name="ce17" table:formula="of:=IF(BITAND([.A97];1)&gt;0;[.$A$259];&quot;&quot;)" office:value-type="string" office:string-value="☻">
            <text:p>☻</text:p>
          </table:table-cell>
          <table:table-cell table:style-name="ce17" table:formula="of:=IF(BITAND([.A97];2)&gt;0;[.$A$259];&quot;&quot;)" office:value-type="string" office:string-value="☻">
            <text:p>☻</text:p>
          </table:table-cell>
          <table:table-cell table:style-name="ce17" table:formula="of:=IF(BITAND([.A9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97];8)&gt;0;[.$A$259];&quot;&quot;)" office:value-type="string" office:string-value="☻">
            <text:p>☻</text:p>
          </table:table-cell>
          <table:table-cell table:style-name="ce20" table:formula="of:=IF(BITAND([.A97];16)&gt;0;[.$A$259];&quot;&quot;)" office:value-type="string" office:string-value="☻">
            <text:p>☻</text:p>
          </table:table-cell>
          <table:table-cell table:style-name="ce20" table:formula="of:=IF(BITAND([.A97];32)&gt;0;[.$A$259];&quot;&quot;)">
            <text:p/>
          </table:table-cell>
          <table:table-cell table:style-name="ce20" table:formula="of:=IF(BITAND([.A97];64)&gt;0;[.$A$259];&quot;&quot;)" office:value-type="string" office:string-value="☻">
            <text:p>☻</text:p>
          </table:table-cell>
          <table:table-cell table:style-name="ce20" table:formula="of:=IF(BITAND([.A9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office:value-type="string">
            <text:p>\x80\x40\x00</text:p>
          </table:table-cell>
          <table:table-cell table:number-columns-repeated="2"/>
          <table:table-cell table:style-name="ce17" table:formula="of:=IF(BITAND([.A98];1)&gt;0;[.$A$259];&quot;&quot;)">
            <text:p/>
          </table:table-cell>
          <table:table-cell table:style-name="ce17" table:formula="of:=IF(BITAND([.A98];2)&gt;0;[.$A$259];&quot;&quot;)">
            <text:p/>
          </table:table-cell>
          <table:table-cell table:style-name="ce17" table:formula="of:=IF(BITAND([.A9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98];8)&gt;0;[.$A$259];&quot;&quot;)">
            <text:p/>
          </table:table-cell>
          <table:table-cell table:style-name="ce20" table:formula="of:=IF(BITAND([.A98];16)&gt;0;[.$A$259];&quot;&quot;)">
            <text:p/>
          </table:table-cell>
          <table:table-cell table:style-name="ce20" table:formula="of:=IF(BITAND([.A98];32)&gt;0;[.$A$259];&quot;&quot;)" office:value-type="string" office:string-value="☻">
            <text:p>☻</text:p>
          </table:table-cell>
          <table:table-cell table:style-name="ce20" table:formula="of:=IF(BITAND([.A98];64)&gt;0;[.$A$259];&quot;&quot;)" office:value-type="string" office:string-value="☻">
            <text:p>☻</text:p>
          </table:table-cell>
          <table:table-cell table:style-name="ce20" table:formula="of:=IF(BITAND([.A9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office:value-type="string">
            <text:p>\x10\xa8\xa8\x78\x00</text:p>
          </table:table-cell>
          <table:table-cell table:number-columns-repeated="2"/>
          <table:table-cell table:style-name="ce17" table:formula="of:=IF(BITAND([.A99];1)&gt;0;[.$A$259];&quot;&quot;)" office:value-type="string" office:string-value="☻">
            <text:p>☻</text:p>
          </table:table-cell>
          <table:table-cell table:style-name="ce17" table:formula="of:=IF(BITAND([.A99];2)&gt;0;[.$A$259];&quot;&quot;)">
            <text:p/>
          </table:table-cell>
          <table:table-cell table:style-name="ce17" table:formula="of:=IF(BITAND([.A9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99];8)&gt;0;[.$A$259];&quot;&quot;)">
            <text:p/>
          </table:table-cell>
          <table:table-cell table:style-name="ce20" table:formula="of:=IF(BITAND([.A99];16)&gt;0;[.$A$259];&quot;&quot;)">
            <text:p/>
          </table:table-cell>
          <table:table-cell table:style-name="ce20" table:formula="of:=IF(BITAND([.A99];32)&gt;0;[.$A$259];&quot;&quot;)" office:value-type="string" office:string-value="☻">
            <text:p>☻</text:p>
          </table:table-cell>
          <table:table-cell table:style-name="ce20" table:formula="of:=IF(BITAND([.A99];64)&gt;0;[.$A$259];&quot;&quot;)" office:value-type="string" office:string-value="☻">
            <text:p>☻</text:p>
          </table:table-cell>
          <table:table-cell table:style-name="ce20" table:formula="of:=IF(BITAND([.A9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office:value-type="string">
            <text:p>\xf8\x48\x48\x30\x00</text:p>
          </table:table-cell>
          <table:table-cell table:number-columns-repeated="2"/>
          <table:table-cell table:style-name="ce17" table:formula="of:=IF(BITAND([.A100];1)&gt;0;[.$A$259];&quot;&quot;)">
            <text:p/>
          </table:table-cell>
          <table:table-cell table:style-name="ce17" table:formula="of:=IF(BITAND([.A100];2)&gt;0;[.$A$259];&quot;&quot;)" office:value-type="string" office:string-value="☻">
            <text:p>☻</text:p>
          </table:table-cell>
          <table:table-cell table:style-name="ce17" table:formula="of:=IF(BITAND([.A10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00];8)&gt;0;[.$A$259];&quot;&quot;)">
            <text:p/>
          </table:table-cell>
          <table:table-cell table:style-name="ce20" table:formula="of:=IF(BITAND([.A100];16)&gt;0;[.$A$259];&quot;&quot;)">
            <text:p/>
          </table:table-cell>
          <table:table-cell table:style-name="ce20" table:formula="of:=IF(BITAND([.A100];32)&gt;0;[.$A$259];&quot;&quot;)" office:value-type="string" office:string-value="☻">
            <text:p>☻</text:p>
          </table:table-cell>
          <table:table-cell table:style-name="ce20" table:formula="of:=IF(BITAND([.A100];64)&gt;0;[.$A$259];&quot;&quot;)" office:value-type="string" office:string-value="☻">
            <text:p>☻</text:p>
          </table:table-cell>
          <table:table-cell table:style-name="ce20" table:formula="of:=IF(BITAND([.A10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office:value-type="string">
            <text:p>\x70\x88\x88\x50\x00</text:p>
          </table:table-cell>
          <table:table-cell table:number-columns-repeated="2"/>
          <table:table-cell table:style-name="ce17" table:formula="of:=IF(BITAND([.A101];1)&gt;0;[.$A$259];&quot;&quot;)" office:value-type="string" office:string-value="☻">
            <text:p>☻</text:p>
          </table:table-cell>
          <table:table-cell table:style-name="ce17" table:formula="of:=IF(BITAND([.A101];2)&gt;0;[.$A$259];&quot;&quot;)" office:value-type="string" office:string-value="☻">
            <text:p>☻</text:p>
          </table:table-cell>
          <table:table-cell table:style-name="ce17" table:formula="of:=IF(BITAND([.A10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01];8)&gt;0;[.$A$259];&quot;&quot;)">
            <text:p/>
          </table:table-cell>
          <table:table-cell table:style-name="ce20" table:formula="of:=IF(BITAND([.A101];16)&gt;0;[.$A$259];&quot;&quot;)">
            <text:p/>
          </table:table-cell>
          <table:table-cell table:style-name="ce20" table:formula="of:=IF(BITAND([.A101];32)&gt;0;[.$A$259];&quot;&quot;)" office:value-type="string" office:string-value="☻">
            <text:p>☻</text:p>
          </table:table-cell>
          <table:table-cell table:style-name="ce20" table:formula="of:=IF(BITAND([.A101];64)&gt;0;[.$A$259];&quot;&quot;)" office:value-type="string" office:string-value="☻">
            <text:p>☻</text:p>
          </table:table-cell>
          <table:table-cell table:style-name="ce20" table:formula="of:=IF(BITAND([.A10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office:value-type="string">
            <text:p>\x30\x48\x48\xf8\x00</text:p>
          </table:table-cell>
          <table:table-cell table:number-columns-repeated="2"/>
          <table:table-cell table:style-name="ce17" table:formula="of:=IF(BITAND([.A102];1)&gt;0;[.$A$259];&quot;&quot;)">
            <text:p/>
          </table:table-cell>
          <table:table-cell table:style-name="ce17" table:formula="of:=IF(BITAND([.A102];2)&gt;0;[.$A$259];&quot;&quot;)">
            <text:p/>
          </table:table-cell>
          <table:table-cell table:style-name="ce17" table:formula="of:=IF(BITAND([.A10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02];8)&gt;0;[.$A$259];&quot;&quot;)">
            <text:p/>
          </table:table-cell>
          <table:table-cell table:style-name="ce20" table:formula="of:=IF(BITAND([.A102];16)&gt;0;[.$A$259];&quot;&quot;)">
            <text:p/>
          </table:table-cell>
          <table:table-cell table:style-name="ce20" table:formula="of:=IF(BITAND([.A102];32)&gt;0;[.$A$259];&quot;&quot;)" office:value-type="string" office:string-value="☻">
            <text:p>☻</text:p>
          </table:table-cell>
          <table:table-cell table:style-name="ce20" table:formula="of:=IF(BITAND([.A102];64)&gt;0;[.$A$259];&quot;&quot;)" office:value-type="string" office:string-value="☻">
            <text:p>☻</text:p>
          </table:table-cell>
          <table:table-cell table:style-name="ce20" table:formula="of:=IF(BITAND([.A10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office:value-type="string">
            <text:p>\x70\xa8\xa8\x68\x00</text:p>
          </table:table-cell>
          <table:table-cell table:number-columns-repeated="2"/>
          <table:table-cell table:style-name="ce17" table:formula="of:=IF(BITAND([.A103];1)&gt;0;[.$A$259];&quot;&quot;)" office:value-type="string" office:string-value="☻">
            <text:p>☻</text:p>
          </table:table-cell>
          <table:table-cell table:style-name="ce17" table:formula="of:=IF(BITAND([.A103];2)&gt;0;[.$A$259];&quot;&quot;)">
            <text:p/>
          </table:table-cell>
          <table:table-cell table:style-name="ce17" table:formula="of:=IF(BITAND([.A10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03];8)&gt;0;[.$A$259];&quot;&quot;)">
            <text:p/>
          </table:table-cell>
          <table:table-cell table:style-name="ce20" table:formula="of:=IF(BITAND([.A103];16)&gt;0;[.$A$259];&quot;&quot;)">
            <text:p/>
          </table:table-cell>
          <table:table-cell table:style-name="ce20" table:formula="of:=IF(BITAND([.A103];32)&gt;0;[.$A$259];&quot;&quot;)" office:value-type="string" office:string-value="☻">
            <text:p>☻</text:p>
          </table:table-cell>
          <table:table-cell table:style-name="ce20" table:formula="of:=IF(BITAND([.A103];64)&gt;0;[.$A$259];&quot;&quot;)" office:value-type="string" office:string-value="☻">
            <text:p>☻</text:p>
          </table:table-cell>
          <table:table-cell table:style-name="ce20" table:formula="of:=IF(BITAND([.A10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office:value-type="string">
            <text:p>\x78\xa0\xa0\x80\x00</text:p>
          </table:table-cell>
          <table:table-cell table:number-columns-repeated="2"/>
          <table:table-cell table:style-name="ce17" table:formula="of:=IF(BITAND([.A104];1)&gt;0;[.$A$259];&quot;&quot;)">
            <text:p/>
          </table:table-cell>
          <table:table-cell table:style-name="ce17" table:formula="of:=IF(BITAND([.A104];2)&gt;0;[.$A$259];&quot;&quot;)" office:value-type="string" office:string-value="☻">
            <text:p>☻</text:p>
          </table:table-cell>
          <table:table-cell table:style-name="ce17" table:formula="of:=IF(BITAND([.A10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04];8)&gt;0;[.$A$259];&quot;&quot;)">
            <text:p/>
          </table:table-cell>
          <table:table-cell table:style-name="ce20" table:formula="of:=IF(BITAND([.A104];16)&gt;0;[.$A$259];&quot;&quot;)">
            <text:p/>
          </table:table-cell>
          <table:table-cell table:style-name="ce20" table:formula="of:=IF(BITAND([.A104];32)&gt;0;[.$A$259];&quot;&quot;)" office:value-type="string" office:string-value="☻">
            <text:p>☻</text:p>
          </table:table-cell>
          <table:table-cell table:style-name="ce20" table:formula="of:=IF(BITAND([.A104];64)&gt;0;[.$A$259];&quot;&quot;)" office:value-type="string" office:string-value="☻">
            <text:p>☻</text:p>
          </table:table-cell>
          <table:table-cell table:style-name="ce20" table:formula="of:=IF(BITAND([.A10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office:value-type="string">
            <text:p>\x48\xa8\xa8\xa8\x70\x00</text:p>
          </table:table-cell>
          <table:table-cell/>
          <table:table-cell table:style-name="ce13" office:value-type="string">
            <text:p>punch off</text:p>
          </table:table-cell>
          <table:table-cell table:style-name="ce17" table:formula="of:=IF(BITAND([.A105];1)&gt;0;[.$A$259];&quot;&quot;)" office:value-type="string" office:string-value="☻">
            <text:p>☻</text:p>
          </table:table-cell>
          <table:table-cell table:style-name="ce17" table:formula="of:=IF(BITAND([.A105];2)&gt;0;[.$A$259];&quot;&quot;)" office:value-type="string" office:string-value="☻">
            <text:p>☻</text:p>
          </table:table-cell>
          <table:table-cell table:style-name="ce17" table:formula="of:=IF(BITAND([.A10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05];8)&gt;0;[.$A$259];&quot;&quot;)">
            <text:p/>
          </table:table-cell>
          <table:table-cell table:style-name="ce20" table:formula="of:=IF(BITAND([.A105];16)&gt;0;[.$A$259];&quot;&quot;)">
            <text:p/>
          </table:table-cell>
          <table:table-cell table:style-name="ce20" table:formula="of:=IF(BITAND([.A105];32)&gt;0;[.$A$259];&quot;&quot;)" office:value-type="string" office:string-value="☻">
            <text:p>☻</text:p>
          </table:table-cell>
          <table:table-cell table:style-name="ce20" table:formula="of:=IF(BITAND([.A105];64)&gt;0;[.$A$259];&quot;&quot;)" office:value-type="string" office:string-value="☻">
            <text:p>☻</text:p>
          </table:table-cell>
          <table:table-cell table:style-name="ce20" table:formula="of:=IF(BITAND([.A10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office:value-type="string">
            <text:p>\xf8\x40\x40\x40\x38\x00</text:p>
          </table:table-cell>
          <table:table-cell table:number-columns-repeated="2"/>
          <table:table-cell table:style-name="ce17" table:formula="of:=IF(BITAND([.A106];1)&gt;0;[.$A$259];&quot;&quot;)">
            <text:p/>
          </table:table-cell>
          <table:table-cell table:style-name="ce17" table:formula="of:=IF(BITAND([.A106];2)&gt;0;[.$A$259];&quot;&quot;)">
            <text:p/>
          </table:table-cell>
          <table:table-cell table:style-name="ce17" table:formula="of:=IF(BITAND([.A10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06];8)&gt;0;[.$A$259];&quot;&quot;)" office:value-type="string" office:string-value="☻">
            <text:p>☻</text:p>
          </table:table-cell>
          <table:table-cell table:style-name="ce20" table:formula="of:=IF(BITAND([.A106];16)&gt;0;[.$A$259];&quot;&quot;)">
            <text:p/>
          </table:table-cell>
          <table:table-cell table:style-name="ce20" table:formula="of:=IF(BITAND([.A106];32)&gt;0;[.$A$259];&quot;&quot;)" office:value-type="string" office:string-value="☻">
            <text:p>☻</text:p>
          </table:table-cell>
          <table:table-cell table:style-name="ce20" table:formula="of:=IF(BITAND([.A106];64)&gt;0;[.$A$259];&quot;&quot;)" office:value-type="string" office:string-value="☻">
            <text:p>☻</text:p>
          </table:table-cell>
          <table:table-cell table:style-name="ce20" table:formula="of:=IF(BITAND([.A10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office:value-type="string">
            <text:p>\xb8\x00</text:p>
          </table:table-cell>
          <table:table-cell table:number-columns-repeated="2"/>
          <table:table-cell table:style-name="ce17" table:formula="of:=IF(BITAND([.A107];1)&gt;0;[.$A$259];&quot;&quot;)" office:value-type="string" office:string-value="☻">
            <text:p>☻</text:p>
          </table:table-cell>
          <table:table-cell table:style-name="ce17" table:formula="of:=IF(BITAND([.A107];2)&gt;0;[.$A$259];&quot;&quot;)">
            <text:p/>
          </table:table-cell>
          <table:table-cell table:style-name="ce17" table:formula="of:=IF(BITAND([.A10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07];8)&gt;0;[.$A$259];&quot;&quot;)" office:value-type="string" office:string-value="☻">
            <text:p>☻</text:p>
          </table:table-cell>
          <table:table-cell table:style-name="ce20" table:formula="of:=IF(BITAND([.A107];16)&gt;0;[.$A$259];&quot;&quot;)">
            <text:p/>
          </table:table-cell>
          <table:table-cell table:style-name="ce20" table:formula="of:=IF(BITAND([.A107];32)&gt;0;[.$A$259];&quot;&quot;)" office:value-type="string" office:string-value="☻">
            <text:p>☻</text:p>
          </table:table-cell>
          <table:table-cell table:style-name="ce20" table:formula="of:=IF(BITAND([.A107];64)&gt;0;[.$A$259];&quot;&quot;)" office:value-type="string" office:string-value="☻">
            <text:p>☻</text:p>
          </table:table-cell>
          <table:table-cell table:style-name="ce20" table:formula="of:=IF(BITAND([.A10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office:value-type="string">
            <text:p>\x08\x08\x08\xf0\x00</text:p>
          </table:table-cell>
          <table:table-cell table:number-columns-repeated="2"/>
          <table:table-cell table:style-name="ce17" table:formula="of:=IF(BITAND([.A108];1)&gt;0;[.$A$259];&quot;&quot;)">
            <text:p/>
          </table:table-cell>
          <table:table-cell table:style-name="ce17" table:formula="of:=IF(BITAND([.A108];2)&gt;0;[.$A$259];&quot;&quot;)" office:value-type="string" office:string-value="☻">
            <text:p>☻</text:p>
          </table:table-cell>
          <table:table-cell table:style-name="ce17" table:formula="of:=IF(BITAND([.A10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08];8)&gt;0;[.$A$259];&quot;&quot;)" office:value-type="string" office:string-value="☻">
            <text:p>☻</text:p>
          </table:table-cell>
          <table:table-cell table:style-name="ce20" table:formula="of:=IF(BITAND([.A108];16)&gt;0;[.$A$259];&quot;&quot;)">
            <text:p/>
          </table:table-cell>
          <table:table-cell table:style-name="ce20" table:formula="of:=IF(BITAND([.A108];32)&gt;0;[.$A$259];&quot;&quot;)" office:value-type="string" office:string-value="☻">
            <text:p>☻</text:p>
          </table:table-cell>
          <table:table-cell table:style-name="ce20" table:formula="of:=IF(BITAND([.A108];64)&gt;0;[.$A$259];&quot;&quot;)" office:value-type="string" office:string-value="☻">
            <text:p>☻</text:p>
          </table:table-cell>
          <table:table-cell table:style-name="ce20" table:formula="of:=IF(BITAND([.A10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office:value-type="string">
            <text:p>\xf8\x10\x28\x00</text:p>
          </table:table-cell>
          <table:table-cell table:number-columns-repeated="2"/>
          <table:table-cell table:style-name="ce17" table:formula="of:=IF(BITAND([.A109];1)&gt;0;[.$A$259];&quot;&quot;)" office:value-type="string" office:string-value="☻">
            <text:p>☻</text:p>
          </table:table-cell>
          <table:table-cell table:style-name="ce17" table:formula="of:=IF(BITAND([.A109];2)&gt;0;[.$A$259];&quot;&quot;)" office:value-type="string" office:string-value="☻">
            <text:p>☻</text:p>
          </table:table-cell>
          <table:table-cell table:style-name="ce17" table:formula="of:=IF(BITAND([.A10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09];8)&gt;0;[.$A$259];&quot;&quot;)" office:value-type="string" office:string-value="☻">
            <text:p>☻</text:p>
          </table:table-cell>
          <table:table-cell table:style-name="ce20" table:formula="of:=IF(BITAND([.A109];16)&gt;0;[.$A$259];&quot;&quot;)">
            <text:p/>
          </table:table-cell>
          <table:table-cell table:style-name="ce20" table:formula="of:=IF(BITAND([.A109];32)&gt;0;[.$A$259];&quot;&quot;)" office:value-type="string" office:string-value="☻">
            <text:p>☻</text:p>
          </table:table-cell>
          <table:table-cell table:style-name="ce20" table:formula="of:=IF(BITAND([.A109];64)&gt;0;[.$A$259];&quot;&quot;)" office:value-type="string" office:string-value="☻">
            <text:p>☻</text:p>
          </table:table-cell>
          <table:table-cell table:style-name="ce20" table:formula="of:=IF(BITAND([.A10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office:value-type="string">
            <text:p>\xf0\x08\x08\x08\x00</text:p>
          </table:table-cell>
          <table:table-cell table:number-columns-repeated="2"/>
          <table:table-cell table:style-name="ce17" table:formula="of:=IF(BITAND([.A110];1)&gt;0;[.$A$259];&quot;&quot;)">
            <text:p/>
          </table:table-cell>
          <table:table-cell table:style-name="ce17" table:formula="of:=IF(BITAND([.A110];2)&gt;0;[.$A$259];&quot;&quot;)">
            <text:p/>
          </table:table-cell>
          <table:table-cell table:style-name="ce17" table:formula="of:=IF(BITAND([.A11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10];8)&gt;0;[.$A$259];&quot;&quot;)" office:value-type="string" office:string-value="☻">
            <text:p>☻</text:p>
          </table:table-cell>
          <table:table-cell table:style-name="ce20" table:formula="of:=IF(BITAND([.A110];16)&gt;0;[.$A$259];&quot;&quot;)">
            <text:p/>
          </table:table-cell>
          <table:table-cell table:style-name="ce20" table:formula="of:=IF(BITAND([.A110];32)&gt;0;[.$A$259];&quot;&quot;)" office:value-type="string" office:string-value="☻">
            <text:p>☻</text:p>
          </table:table-cell>
          <table:table-cell table:style-name="ce20" table:formula="of:=IF(BITAND([.A110];64)&gt;0;[.$A$259];&quot;&quot;)" office:value-type="string" office:string-value="☻">
            <text:p>☻</text:p>
          </table:table-cell>
          <table:table-cell table:style-name="ce20" table:formula="of:=IF(BITAND([.A11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office:value-type="string">
            <text:p>\x78\x80\x78\x80\x78\x00</text:p>
          </table:table-cell>
          <table:table-cell table:number-columns-repeated="2"/>
          <table:table-cell table:style-name="ce17" table:formula="of:=IF(BITAND([.A111];1)&gt;0;[.$A$259];&quot;&quot;)" office:value-type="string" office:string-value="☻">
            <text:p>☻</text:p>
          </table:table-cell>
          <table:table-cell table:style-name="ce17" table:formula="of:=IF(BITAND([.A111];2)&gt;0;[.$A$259];&quot;&quot;)">
            <text:p/>
          </table:table-cell>
          <table:table-cell table:style-name="ce17" table:formula="of:=IF(BITAND([.A11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11];8)&gt;0;[.$A$259];&quot;&quot;)" office:value-type="string" office:string-value="☻">
            <text:p>☻</text:p>
          </table:table-cell>
          <table:table-cell table:style-name="ce20" table:formula="of:=IF(BITAND([.A111];16)&gt;0;[.$A$259];&quot;&quot;)">
            <text:p/>
          </table:table-cell>
          <table:table-cell table:style-name="ce20" table:formula="of:=IF(BITAND([.A111];32)&gt;0;[.$A$259];&quot;&quot;)" office:value-type="string" office:string-value="☻">
            <text:p>☻</text:p>
          </table:table-cell>
          <table:table-cell table:style-name="ce20" table:formula="of:=IF(BITAND([.A111];64)&gt;0;[.$A$259];&quot;&quot;)" office:value-type="string" office:string-value="☻">
            <text:p>☻</text:p>
          </table:table-cell>
          <table:table-cell table:style-name="ce20" table:formula="of:=IF(BITAND([.A11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office:value-type="string">
            <text:p>\xf8\x40\x80\x80\x78\x00</text:p>
          </table:table-cell>
          <table:table-cell table:number-columns-repeated="2"/>
          <table:table-cell table:style-name="ce17" table:formula="of:=IF(BITAND([.A112];1)&gt;0;[.$A$259];&quot;&quot;)">
            <text:p/>
          </table:table-cell>
          <table:table-cell table:style-name="ce17" table:formula="of:=IF(BITAND([.A112];2)&gt;0;[.$A$259];&quot;&quot;)" office:value-type="string" office:string-value="☻">
            <text:p>☻</text:p>
          </table:table-cell>
          <table:table-cell table:style-name="ce17" table:formula="of:=IF(BITAND([.A11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12];8)&gt;0;[.$A$259];&quot;&quot;)" office:value-type="string" office:string-value="☻">
            <text:p>☻</text:p>
          </table:table-cell>
          <table:table-cell table:style-name="ce20" table:formula="of:=IF(BITAND([.A112];16)&gt;0;[.$A$259];&quot;&quot;)">
            <text:p/>
          </table:table-cell>
          <table:table-cell table:style-name="ce20" table:formula="of:=IF(BITAND([.A112];32)&gt;0;[.$A$259];&quot;&quot;)" office:value-type="string" office:string-value="☻">
            <text:p>☻</text:p>
          </table:table-cell>
          <table:table-cell table:style-name="ce20" table:formula="of:=IF(BITAND([.A112];64)&gt;0;[.$A$259];&quot;&quot;)" office:value-type="string" office:string-value="☻">
            <text:p>☻</text:p>
          </table:table-cell>
          <table:table-cell table:style-name="ce20" table:formula="of:=IF(BITAND([.A11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office:value-type="string">
            <text:p>\x70\x88\x88\x70\x00</text:p>
          </table:table-cell>
          <table:table-cell table:number-columns-repeated="2"/>
          <table:table-cell table:style-name="ce17" table:formula="of:=IF(BITAND([.A113];1)&gt;0;[.$A$259];&quot;&quot;)" office:value-type="string" office:string-value="☻">
            <text:p>☻</text:p>
          </table:table-cell>
          <table:table-cell table:style-name="ce17" table:formula="of:=IF(BITAND([.A113];2)&gt;0;[.$A$259];&quot;&quot;)" office:value-type="string" office:string-value="☻">
            <text:p>☻</text:p>
          </table:table-cell>
          <table:table-cell table:style-name="ce17" table:formula="of:=IF(BITAND([.A11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13];8)&gt;0;[.$A$259];&quot;&quot;)" office:value-type="string" office:string-value="☻">
            <text:p>☻</text:p>
          </table:table-cell>
          <table:table-cell table:style-name="ce20" table:formula="of:=IF(BITAND([.A113];16)&gt;0;[.$A$259];&quot;&quot;)">
            <text:p/>
          </table:table-cell>
          <table:table-cell table:style-name="ce20" table:formula="of:=IF(BITAND([.A113];32)&gt;0;[.$A$259];&quot;&quot;)" office:value-type="string" office:string-value="☻">
            <text:p>☻</text:p>
          </table:table-cell>
          <table:table-cell table:style-name="ce20" table:formula="of:=IF(BITAND([.A113];64)&gt;0;[.$A$259];&quot;&quot;)" office:value-type="string" office:string-value="☻">
            <text:p>☻</text:p>
          </table:table-cell>
          <table:table-cell table:style-name="ce20" table:formula="of:=IF(BITAND([.A11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office:value-type="string">
            <text:p>\xf8\x90\x90\x60\x00</text:p>
          </table:table-cell>
          <table:table-cell table:number-columns-repeated="2"/>
          <table:table-cell table:style-name="ce17" table:formula="of:=IF(BITAND([.A114];1)&gt;0;[.$A$259];&quot;&quot;)">
            <text:p/>
          </table:table-cell>
          <table:table-cell table:style-name="ce17" table:formula="of:=IF(BITAND([.A114];2)&gt;0;[.$A$259];&quot;&quot;)">
            <text:p/>
          </table:table-cell>
          <table:table-cell table:style-name="ce17" table:formula="of:=IF(BITAND([.A11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14];8)&gt;0;[.$A$259];&quot;&quot;)">
            <text:p/>
          </table:table-cell>
          <table:table-cell table:style-name="ce20" table:formula="of:=IF(BITAND([.A114];16)&gt;0;[.$A$259];&quot;&quot;)" office:value-type="string" office:string-value="☻">
            <text:p>☻</text:p>
          </table:table-cell>
          <table:table-cell table:style-name="ce20" table:formula="of:=IF(BITAND([.A114];32)&gt;0;[.$A$259];&quot;&quot;)" office:value-type="string" office:string-value="☻">
            <text:p>☻</text:p>
          </table:table-cell>
          <table:table-cell table:style-name="ce20" table:formula="of:=IF(BITAND([.A114];64)&gt;0;[.$A$259];&quot;&quot;)" office:value-type="string" office:string-value="☻">
            <text:p>☻</text:p>
          </table:table-cell>
          <table:table-cell table:style-name="ce20" table:formula="of:=IF(BITAND([.A11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office:value-type="string">
            <text:p>\x60\x90\x90\xf8\x00</text:p>
          </table:table-cell>
          <table:table-cell table:number-columns-repeated="2"/>
          <table:table-cell table:style-name="ce17" table:formula="of:=IF(BITAND([.A115];1)&gt;0;[.$A$259];&quot;&quot;)" office:value-type="string" office:string-value="☻">
            <text:p>☻</text:p>
          </table:table-cell>
          <table:table-cell table:style-name="ce17" table:formula="of:=IF(BITAND([.A115];2)&gt;0;[.$A$259];&quot;&quot;)">
            <text:p/>
          </table:table-cell>
          <table:table-cell table:style-name="ce17" table:formula="of:=IF(BITAND([.A11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15];8)&gt;0;[.$A$259];&quot;&quot;)">
            <text:p/>
          </table:table-cell>
          <table:table-cell table:style-name="ce20" table:formula="of:=IF(BITAND([.A115];16)&gt;0;[.$A$259];&quot;&quot;)" office:value-type="string" office:string-value="☻">
            <text:p>☻</text:p>
          </table:table-cell>
          <table:table-cell table:style-name="ce20" table:formula="of:=IF(BITAND([.A115];32)&gt;0;[.$A$259];&quot;&quot;)" office:value-type="string" office:string-value="☻">
            <text:p>☻</text:p>
          </table:table-cell>
          <table:table-cell table:style-name="ce20" table:formula="of:=IF(BITAND([.A115];64)&gt;0;[.$A$259];&quot;&quot;)" office:value-type="string" office:string-value="☻">
            <text:p>☻</text:p>
          </table:table-cell>
          <table:table-cell table:style-name="ce20" table:formula="of:=IF(BITAND([.A11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office:value-type="string">
            <text:p>\xf8\x40\x80\x80\x40\x00</text:p>
          </table:table-cell>
          <table:table-cell table:number-columns-repeated="2"/>
          <table:table-cell table:style-name="ce17" table:formula="of:=IF(BITAND([.A116];1)&gt;0;[.$A$259];&quot;&quot;)">
            <text:p/>
          </table:table-cell>
          <table:table-cell table:style-name="ce17" table:formula="of:=IF(BITAND([.A116];2)&gt;0;[.$A$259];&quot;&quot;)" office:value-type="string" office:string-value="☻">
            <text:p>☻</text:p>
          </table:table-cell>
          <table:table-cell table:style-name="ce17" table:formula="of:=IF(BITAND([.A11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16];8)&gt;0;[.$A$259];&quot;&quot;)">
            <text:p/>
          </table:table-cell>
          <table:table-cell table:style-name="ce20" table:formula="of:=IF(BITAND([.A116];16)&gt;0;[.$A$259];&quot;&quot;)" office:value-type="string" office:string-value="☻">
            <text:p>☻</text:p>
          </table:table-cell>
          <table:table-cell table:style-name="ce20" table:formula="of:=IF(BITAND([.A116];32)&gt;0;[.$A$259];&quot;&quot;)" office:value-type="string" office:string-value="☻">
            <text:p>☻</text:p>
          </table:table-cell>
          <table:table-cell table:style-name="ce20" table:formula="of:=IF(BITAND([.A116];64)&gt;0;[.$A$259];&quot;&quot;)" office:value-type="string" office:string-value="☻">
            <text:p>☻</text:p>
          </table:table-cell>
          <table:table-cell table:style-name="ce20" table:formula="of:=IF(BITAND([.A11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office:value-type="string">
            <text:p>\x48\xa8\x90\x00</text:p>
          </table:table-cell>
          <table:table-cell table:number-columns-repeated="2"/>
          <table:table-cell table:style-name="ce17" table:formula="of:=IF(BITAND([.A117];1)&gt;0;[.$A$259];&quot;&quot;)" office:value-type="string" office:string-value="☻">
            <text:p>☻</text:p>
          </table:table-cell>
          <table:table-cell table:style-name="ce17" table:formula="of:=IF(BITAND([.A117];2)&gt;0;[.$A$259];&quot;&quot;)" office:value-type="string" office:string-value="☻">
            <text:p>☻</text:p>
          </table:table-cell>
          <table:table-cell table:style-name="ce17" table:formula="of:=IF(BITAND([.A11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17];8)&gt;0;[.$A$259];&quot;&quot;)">
            <text:p/>
          </table:table-cell>
          <table:table-cell table:style-name="ce20" table:formula="of:=IF(BITAND([.A117];16)&gt;0;[.$A$259];&quot;&quot;)" office:value-type="string" office:string-value="☻">
            <text:p>☻</text:p>
          </table:table-cell>
          <table:table-cell table:style-name="ce20" table:formula="of:=IF(BITAND([.A117];32)&gt;0;[.$A$259];&quot;&quot;)" office:value-type="string" office:string-value="☻">
            <text:p>☻</text:p>
          </table:table-cell>
          <table:table-cell table:style-name="ce20" table:formula="of:=IF(BITAND([.A117];64)&gt;0;[.$A$259];&quot;&quot;)" office:value-type="string" office:string-value="☻">
            <text:p>☻</text:p>
          </table:table-cell>
          <table:table-cell table:style-name="ce20" table:formula="of:=IF(BITAND([.A11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office:value-type="string">
            <text:p>\xf0\x48\x48\x08\x10\x00</text:p>
          </table:table-cell>
          <table:table-cell table:number-columns-repeated="2"/>
          <table:table-cell table:style-name="ce17" table:formula="of:=IF(BITAND([.A118];1)&gt;0;[.$A$259];&quot;&quot;)">
            <text:p/>
          </table:table-cell>
          <table:table-cell table:style-name="ce17" table:formula="of:=IF(BITAND([.A118];2)&gt;0;[.$A$259];&quot;&quot;)">
            <text:p/>
          </table:table-cell>
          <table:table-cell table:style-name="ce17" table:formula="of:=IF(BITAND([.A11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18];8)&gt;0;[.$A$259];&quot;&quot;)">
            <text:p/>
          </table:table-cell>
          <table:table-cell table:style-name="ce20" table:formula="of:=IF(BITAND([.A118];16)&gt;0;[.$A$259];&quot;&quot;)" office:value-type="string" office:string-value="☻">
            <text:p>☻</text:p>
          </table:table-cell>
          <table:table-cell table:style-name="ce20" table:formula="of:=IF(BITAND([.A118];32)&gt;0;[.$A$259];&quot;&quot;)" office:value-type="string" office:string-value="☻">
            <text:p>☻</text:p>
          </table:table-cell>
          <table:table-cell table:style-name="ce20" table:formula="of:=IF(BITAND([.A118];64)&gt;0;[.$A$259];&quot;&quot;)" office:value-type="string" office:string-value="☻">
            <text:p>☻</text:p>
          </table:table-cell>
          <table:table-cell table:style-name="ce20" table:formula="of:=IF(BITAND([.A11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office:value-type="string">
            <text:p>\xf0\x08\x08\x10\xf8\x00</text:p>
          </table:table-cell>
          <table:table-cell table:number-columns-repeated="2"/>
          <table:table-cell table:style-name="ce17" table:formula="of:=IF(BITAND([.A119];1)&gt;0;[.$A$259];&quot;&quot;)" office:value-type="string" office:string-value="☻">
            <text:p>☻</text:p>
          </table:table-cell>
          <table:table-cell table:style-name="ce17" table:formula="of:=IF(BITAND([.A119];2)&gt;0;[.$A$259];&quot;&quot;)">
            <text:p/>
          </table:table-cell>
          <table:table-cell table:style-name="ce17" table:formula="of:=IF(BITAND([.A11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19];8)&gt;0;[.$A$259];&quot;&quot;)">
            <text:p/>
          </table:table-cell>
          <table:table-cell table:style-name="ce20" table:formula="of:=IF(BITAND([.A119];16)&gt;0;[.$A$259];&quot;&quot;)" office:value-type="string" office:string-value="☻">
            <text:p>☻</text:p>
          </table:table-cell>
          <table:table-cell table:style-name="ce20" table:formula="of:=IF(BITAND([.A119];32)&gt;0;[.$A$259];&quot;&quot;)" office:value-type="string" office:string-value="☻">
            <text:p>☻</text:p>
          </table:table-cell>
          <table:table-cell table:style-name="ce20" table:formula="of:=IF(BITAND([.A119];64)&gt;0;[.$A$259];&quot;&quot;)" office:value-type="string" office:string-value="☻">
            <text:p>☻</text:p>
          </table:table-cell>
          <table:table-cell table:style-name="ce20" table:formula="of:=IF(BITAND([.A11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office:value-type="string">
            <text:p>\xc0\x30\x08\x30\xc0\x00</text:p>
          </table:table-cell>
          <table:table-cell table:number-columns-repeated="2"/>
          <table:table-cell table:style-name="ce17" table:formula="of:=IF(BITAND([.A120];1)&gt;0;[.$A$259];&quot;&quot;)">
            <text:p/>
          </table:table-cell>
          <table:table-cell table:style-name="ce17" table:formula="of:=IF(BITAND([.A120];2)&gt;0;[.$A$259];&quot;&quot;)" office:value-type="string" office:string-value="☻">
            <text:p>☻</text:p>
          </table:table-cell>
          <table:table-cell table:style-name="ce17" table:formula="of:=IF(BITAND([.A12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20];8)&gt;0;[.$A$259];&quot;&quot;)">
            <text:p/>
          </table:table-cell>
          <table:table-cell table:style-name="ce20" table:formula="of:=IF(BITAND([.A120];16)&gt;0;[.$A$259];&quot;&quot;)" office:value-type="string" office:string-value="☻">
            <text:p>☻</text:p>
          </table:table-cell>
          <table:table-cell table:style-name="ce20" table:formula="of:=IF(BITAND([.A120];32)&gt;0;[.$A$259];&quot;&quot;)" office:value-type="string" office:string-value="☻">
            <text:p>☻</text:p>
          </table:table-cell>
          <table:table-cell table:style-name="ce20" table:formula="of:=IF(BITAND([.A120];64)&gt;0;[.$A$259];&quot;&quot;)" office:value-type="string" office:string-value="☻">
            <text:p>☻</text:p>
          </table:table-cell>
          <table:table-cell table:style-name="ce20" table:formula="of:=IF(BITAND([.A12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office:value-type="string">
            <text:p>\xf0\x08\xf0\x08\xf0\x00</text:p>
          </table:table-cell>
          <table:table-cell table:number-columns-repeated="2"/>
          <table:table-cell table:style-name="ce17" table:formula="of:=IF(BITAND([.A121];1)&gt;0;[.$A$259];&quot;&quot;)" office:value-type="string" office:string-value="☻">
            <text:p>☻</text:p>
          </table:table-cell>
          <table:table-cell table:style-name="ce17" table:formula="of:=IF(BITAND([.A121];2)&gt;0;[.$A$259];&quot;&quot;)" office:value-type="string" office:string-value="☻">
            <text:p>☻</text:p>
          </table:table-cell>
          <table:table-cell table:style-name="ce17" table:formula="of:=IF(BITAND([.A12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21];8)&gt;0;[.$A$259];&quot;&quot;)">
            <text:p/>
          </table:table-cell>
          <table:table-cell table:style-name="ce20" table:formula="of:=IF(BITAND([.A121];16)&gt;0;[.$A$259];&quot;&quot;)" office:value-type="string" office:string-value="☻">
            <text:p>☻</text:p>
          </table:table-cell>
          <table:table-cell table:style-name="ce20" table:formula="of:=IF(BITAND([.A121];32)&gt;0;[.$A$259];&quot;&quot;)" office:value-type="string" office:string-value="☻">
            <text:p>☻</text:p>
          </table:table-cell>
          <table:table-cell table:style-name="ce20" table:formula="of:=IF(BITAND([.A121];64)&gt;0;[.$A$259];&quot;&quot;)" office:value-type="string" office:string-value="☻">
            <text:p>☻</text:p>
          </table:table-cell>
          <table:table-cell table:style-name="ce20" table:formula="of:=IF(BITAND([.A12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office:value-type="string">
            <text:p>\xd8\x20\x20\x20\xd8\x00</text:p>
          </table:table-cell>
          <table:table-cell table:number-columns-repeated="2"/>
          <table:table-cell table:style-name="ce17" table:formula="of:=IF(BITAND([.A122];1)&gt;0;[.$A$259];&quot;&quot;)">
            <text:p/>
          </table:table-cell>
          <table:table-cell table:style-name="ce17" table:formula="of:=IF(BITAND([.A122];2)&gt;0;[.$A$259];&quot;&quot;)">
            <text:p/>
          </table:table-cell>
          <table:table-cell table:style-name="ce17" table:formula="of:=IF(BITAND([.A12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22];8)&gt;0;[.$A$259];&quot;&quot;)" office:value-type="string" office:string-value="☻">
            <text:p>☻</text:p>
          </table:table-cell>
          <table:table-cell table:style-name="ce20" table:formula="of:=IF(BITAND([.A122];16)&gt;0;[.$A$259];&quot;&quot;)" office:value-type="string" office:string-value="☻">
            <text:p>☻</text:p>
          </table:table-cell>
          <table:table-cell table:style-name="ce20" table:formula="of:=IF(BITAND([.A122];32)&gt;0;[.$A$259];&quot;&quot;)" office:value-type="string" office:string-value="☻">
            <text:p>☻</text:p>
          </table:table-cell>
          <table:table-cell table:style-name="ce20" table:formula="of:=IF(BITAND([.A122];64)&gt;0;[.$A$259];&quot;&quot;)" office:value-type="string" office:string-value="☻">
            <text:p>☻</text:p>
          </table:table-cell>
          <table:table-cell table:style-name="ce20" table:formula="of:=IF(BITAND([.A12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office:value-type="string">
            <text:p>\xc8\x28\x28\xf0\x00</text:p>
          </table:table-cell>
          <table:table-cell table:number-columns-repeated="2"/>
          <table:table-cell table:style-name="ce17" table:formula="of:=IF(BITAND([.A123];1)&gt;0;[.$A$259];&quot;&quot;)" office:value-type="string" office:string-value="☻">
            <text:p>☻</text:p>
          </table:table-cell>
          <table:table-cell table:style-name="ce17" table:formula="of:=IF(BITAND([.A123];2)&gt;0;[.$A$259];&quot;&quot;)">
            <text:p/>
          </table:table-cell>
          <table:table-cell table:style-name="ce17" table:formula="of:=IF(BITAND([.A12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23];8)&gt;0;[.$A$259];&quot;&quot;)" office:value-type="string" office:string-value="☻">
            <text:p>☻</text:p>
          </table:table-cell>
          <table:table-cell table:style-name="ce20" table:formula="of:=IF(BITAND([.A123];16)&gt;0;[.$A$259];&quot;&quot;)" office:value-type="string" office:string-value="☻">
            <text:p>☻</text:p>
          </table:table-cell>
          <table:table-cell table:style-name="ce20" table:formula="of:=IF(BITAND([.A123];32)&gt;0;[.$A$259];&quot;&quot;)" office:value-type="string" office:string-value="☻">
            <text:p>☻</text:p>
          </table:table-cell>
          <table:table-cell table:style-name="ce20" table:formula="of:=IF(BITAND([.A123];64)&gt;0;[.$A$259];&quot;&quot;)" office:value-type="string" office:string-value="☻">
            <text:p>☻</text:p>
          </table:table-cell>
          <table:table-cell table:style-name="ce20" table:formula="of:=IF(BITAND([.A12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office:value-type="string">
            <text:p>\x88\x98\xa8\xc8\x88\x00</text:p>
          </table:table-cell>
          <table:table-cell table:number-columns-repeated="2"/>
          <table:table-cell table:style-name="ce17" table:formula="of:=IF(BITAND([.A124];1)&gt;0;[.$A$259];&quot;&quot;)">
            <text:p/>
          </table:table-cell>
          <table:table-cell table:style-name="ce17" table:formula="of:=IF(BITAND([.A124];2)&gt;0;[.$A$259];&quot;&quot;)" office:value-type="string" office:string-value="☻">
            <text:p>☻</text:p>
          </table:table-cell>
          <table:table-cell table:style-name="ce17" table:formula="of:=IF(BITAND([.A12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24];8)&gt;0;[.$A$259];&quot;&quot;)" office:value-type="string" office:string-value="☻">
            <text:p>☻</text:p>
          </table:table-cell>
          <table:table-cell table:style-name="ce20" table:formula="of:=IF(BITAND([.A124];16)&gt;0;[.$A$259];&quot;&quot;)" office:value-type="string" office:string-value="☻">
            <text:p>☻</text:p>
          </table:table-cell>
          <table:table-cell table:style-name="ce20" table:formula="of:=IF(BITAND([.A124];32)&gt;0;[.$A$259];&quot;&quot;)" office:value-type="string" office:string-value="☻">
            <text:p>☻</text:p>
          </table:table-cell>
          <table:table-cell table:style-name="ce20" table:formula="of:=IF(BITAND([.A124];64)&gt;0;[.$A$259];&quot;&quot;)" office:value-type="string" office:string-value="☻">
            <text:p>☻</text:p>
          </table:table-cell>
          <table:table-cell table:style-name="ce20" table:formula="of:=IF(BITAND([.A12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number-columns-repeated="3"/>
          <table:table-cell table:style-name="ce17" table:formula="of:=IF(BITAND([.A125];1)&gt;0;[.$A$259];&quot;&quot;)" office:value-type="string" office:string-value="☻">
            <text:p>☻</text:p>
          </table:table-cell>
          <table:table-cell table:style-name="ce17" table:formula="of:=IF(BITAND([.A125];2)&gt;0;[.$A$259];&quot;&quot;)" office:value-type="string" office:string-value="☻">
            <text:p>☻</text:p>
          </table:table-cell>
          <table:table-cell table:style-name="ce17" table:formula="of:=IF(BITAND([.A12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25];8)&gt;0;[.$A$259];&quot;&quot;)" office:value-type="string" office:string-value="☻">
            <text:p>☻</text:p>
          </table:table-cell>
          <table:table-cell table:style-name="ce20" table:formula="of:=IF(BITAND([.A125];16)&gt;0;[.$A$259];&quot;&quot;)" office:value-type="string" office:string-value="☻">
            <text:p>☻</text:p>
          </table:table-cell>
          <table:table-cell table:style-name="ce20" table:formula="of:=IF(BITAND([.A125];32)&gt;0;[.$A$259];&quot;&quot;)" office:value-type="string" office:string-value="☻">
            <text:p>☻</text:p>
          </table:table-cell>
          <table:table-cell table:style-name="ce20" table:formula="of:=IF(BITAND([.A125];64)&gt;0;[.$A$259];&quot;&quot;)" office:value-type="string" office:string-value="☻">
            <text:p>☻</text:p>
          </table:table-cell>
          <table:table-cell table:style-name="ce20" table:formula="of:=IF(BITAND([.A12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office:value-type="string">
            <text:p>\xf8\x00</text:p>
          </table:table-cell>
          <table:table-cell table:number-columns-repeated="2"/>
          <table:table-cell table:style-name="ce17" table:formula="of:=IF(BITAND([.A126];1)&gt;0;[.$A$259];&quot;&quot;)">
            <text:p/>
          </table:table-cell>
          <table:table-cell table:style-name="ce17" table:formula="of:=IF(BITAND([.A126];2)&gt;0;[.$A$259];&quot;&quot;)">
            <text:p/>
          </table:table-cell>
          <table:table-cell table:style-name="ce17" table:formula="of:=IF(BITAND([.A12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26];8)&gt;0;[.$A$259];&quot;&quot;)" office:value-type="string" office:string-value="☻">
            <text:p>☻</text:p>
          </table:table-cell>
          <table:table-cell table:style-name="ce20" table:formula="of:=IF(BITAND([.A126];16)&gt;0;[.$A$259];&quot;&quot;)" office:value-type="string" office:string-value="☻">
            <text:p>☻</text:p>
          </table:table-cell>
          <table:table-cell table:style-name="ce20" table:formula="of:=IF(BITAND([.A126];32)&gt;0;[.$A$259];&quot;&quot;)" office:value-type="string" office:string-value="☻">
            <text:p>☻</text:p>
          </table:table-cell>
          <table:table-cell table:style-name="ce20" table:formula="of:=IF(BITAND([.A126];64)&gt;0;[.$A$259];&quot;&quot;)" office:value-type="string" office:string-value="☻">
            <text:p>☻</text:p>
          </table:table-cell>
          <table:table-cell table:style-name="ce20" table:formula="of:=IF(BITAND([.A12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number-columns-repeated="3"/>
          <table:table-cell table:style-name="ce17" table:formula="of:=IF(BITAND([.A127];1)&gt;0;[.$A$259];&quot;&quot;)" office:value-type="string" office:string-value="☻">
            <text:p>☻</text:p>
          </table:table-cell>
          <table:table-cell table:style-name="ce17" table:formula="of:=IF(BITAND([.A127];2)&gt;0;[.$A$259];&quot;&quot;)">
            <text:p/>
          </table:table-cell>
          <table:table-cell table:style-name="ce17" table:formula="of:=IF(BITAND([.A12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27];8)&gt;0;[.$A$259];&quot;&quot;)" office:value-type="string" office:string-value="☻">
            <text:p>☻</text:p>
          </table:table-cell>
          <table:table-cell table:style-name="ce20" table:formula="of:=IF(BITAND([.A127];16)&gt;0;[.$A$259];&quot;&quot;)" office:value-type="string" office:string-value="☻">
            <text:p>☻</text:p>
          </table:table-cell>
          <table:table-cell table:style-name="ce20" table:formula="of:=IF(BITAND([.A127];32)&gt;0;[.$A$259];&quot;&quot;)" office:value-type="string" office:string-value="☻">
            <text:p>☻</text:p>
          </table:table-cell>
          <table:table-cell table:style-name="ce20" table:formula="of:=IF(BITAND([.A127];64)&gt;0;[.$A$259];&quot;&quot;)" office:value-type="string" office:string-value="☻">
            <text:p>☻</text:p>
          </table:table-cell>
          <table:table-cell table:style-name="ce20" table:formula="of:=IF(BITAND([.A12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number-columns-repeated="3"/>
          <table:table-cell table:style-name="ce17" table:formula="of:=IF(BITAND([.A128];1)&gt;0;[.$A$259];&quot;&quot;)">
            <text:p/>
          </table:table-cell>
          <table:table-cell table:style-name="ce17" table:formula="of:=IF(BITAND([.A128];2)&gt;0;[.$A$259];&quot;&quot;)" office:value-type="string" office:string-value="☻">
            <text:p>☻</text:p>
          </table:table-cell>
          <table:table-cell table:style-name="ce17" table:formula="of:=IF(BITAND([.A12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28];8)&gt;0;[.$A$259];&quot;&quot;)" office:value-type="string" office:string-value="☻">
            <text:p>☻</text:p>
          </table:table-cell>
          <table:table-cell table:style-name="ce20" table:formula="of:=IF(BITAND([.A128];16)&gt;0;[.$A$259];&quot;&quot;)" office:value-type="string" office:string-value="☻">
            <text:p>☻</text:p>
          </table:table-cell>
          <table:table-cell table:style-name="ce20" table:formula="of:=IF(BITAND([.A128];32)&gt;0;[.$A$259];&quot;&quot;)" office:value-type="string" office:string-value="☻">
            <text:p>☻</text:p>
          </table:table-cell>
          <table:table-cell table:style-name="ce20" table:formula="of:=IF(BITAND([.A128];64)&gt;0;[.$A$259];&quot;&quot;)" office:value-type="string" office:string-value="☻">
            <text:p>☻</text:p>
          </table:table-cell>
          <table:table-cell table:style-name="ce20" table:formula="of:=IF(BITAND([.A12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number-columns-repeated="3"/>
          <table:table-cell table:style-name="ce17" table:formula="of:=IF(BITAND([.A129];1)&gt;0;[.$A$259];&quot;&quot;)" office:value-type="string" office:string-value="☻">
            <text:p>☻</text:p>
          </table:table-cell>
          <table:table-cell table:style-name="ce17" table:formula="of:=IF(BITAND([.A129];2)&gt;0;[.$A$259];&quot;&quot;)" office:value-type="string" office:string-value="☻">
            <text:p>☻</text:p>
          </table:table-cell>
          <table:table-cell table:style-name="ce17" table:formula="of:=IF(BITAND([.A12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29];8)&gt;0;[.$A$259];&quot;&quot;)" office:value-type="string" office:string-value="☻">
            <text:p>☻</text:p>
          </table:table-cell>
          <table:table-cell table:style-name="ce20" table:formula="of:=IF(BITAND([.A129];16)&gt;0;[.$A$259];&quot;&quot;)" office:value-type="string" office:string-value="☻">
            <text:p>☻</text:p>
          </table:table-cell>
          <table:table-cell table:style-name="ce20" table:formula="of:=IF(BITAND([.A129];32)&gt;0;[.$A$259];&quot;&quot;)" office:value-type="string" office:string-value="☻">
            <text:p>☻</text:p>
          </table:table-cell>
          <table:table-cell table:style-name="ce20" table:formula="of:=IF(BITAND([.A129];64)&gt;0;[.$A$259];&quot;&quot;)" office:value-type="string" office:string-value="☻">
            <text:p>☻</text:p>
          </table:table-cell>
          <table:table-cell table:style-name="ce20" table:formula="of:=IF(BITAND([.A12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number-columns-repeated="3"/>
          <table:table-cell table:style-name="ce17" table:formula="of:=IF(BITAND([.A130];1)&gt;0;[.$A$259];&quot;&quot;)">
            <text:p/>
          </table:table-cell>
          <table:table-cell table:style-name="ce17" table:formula="of:=IF(BITAND([.A130];2)&gt;0;[.$A$259];&quot;&quot;)">
            <text:p/>
          </table:table-cell>
          <table:table-cell table:style-name="ce17" table:formula="of:=IF(BITAND([.A13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30];8)&gt;0;[.$A$259];&quot;&quot;)">
            <text:p/>
          </table:table-cell>
          <table:table-cell table:style-name="ce20" table:formula="of:=IF(BITAND([.A130];16)&gt;0;[.$A$259];&quot;&quot;)">
            <text:p/>
          </table:table-cell>
          <table:table-cell table:style-name="ce20" table:formula="of:=IF(BITAND([.A130];32)&gt;0;[.$A$259];&quot;&quot;)">
            <text:p/>
          </table:table-cell>
          <table:table-cell table:style-name="ce20" table:formula="of:=IF(BITAND([.A130];64)&gt;0;[.$A$259];&quot;&quot;)">
            <text:p/>
          </table:table-cell>
          <table:table-cell table:style-name="ce20" table:formula="of:=IF(BITAND([.A13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/>
          <table:table-cell table:style-name="Default"/>
          <table:table-cell/>
          <table:table-cell table:style-name="ce17" table:formula="of:=IF(BITAND([.A131];1)&gt;0;[.$A$259];&quot;&quot;)" office:value-type="string" office:string-value="☻">
            <text:p>☻</text:p>
          </table:table-cell>
          <table:table-cell table:style-name="ce17" table:formula="of:=IF(BITAND([.A131];2)&gt;0;[.$A$259];&quot;&quot;)">
            <text:p/>
          </table:table-cell>
          <table:table-cell table:style-name="ce17" table:formula="of:=IF(BITAND([.A13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31];8)&gt;0;[.$A$259];&quot;&quot;)">
            <text:p/>
          </table:table-cell>
          <table:table-cell table:style-name="ce20" table:formula="of:=IF(BITAND([.A131];16)&gt;0;[.$A$259];&quot;&quot;)">
            <text:p/>
          </table:table-cell>
          <table:table-cell table:style-name="ce20" table:formula="of:=IF(BITAND([.A131];32)&gt;0;[.$A$259];&quot;&quot;)">
            <text:p/>
          </table:table-cell>
          <table:table-cell table:style-name="ce20" table:formula="of:=IF(BITAND([.A131];64)&gt;0;[.$A$259];&quot;&quot;)">
            <text:p/>
          </table:table-cell>
          <table:table-cell table:style-name="ce20" table:formula="of:=IF(BITAND([.A13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number-columns-repeated="3"/>
          <table:table-cell table:style-name="ce17" table:formula="of:=IF(BITAND([.A132];1)&gt;0;[.$A$259];&quot;&quot;)">
            <text:p/>
          </table:table-cell>
          <table:table-cell table:style-name="ce17" table:formula="of:=IF(BITAND([.A132];2)&gt;0;[.$A$259];&quot;&quot;)" office:value-type="string" office:string-value="☻">
            <text:p>☻</text:p>
          </table:table-cell>
          <table:table-cell table:style-name="ce17" table:formula="of:=IF(BITAND([.A13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32];8)&gt;0;[.$A$259];&quot;&quot;)">
            <text:p/>
          </table:table-cell>
          <table:table-cell table:style-name="ce20" table:formula="of:=IF(BITAND([.A132];16)&gt;0;[.$A$259];&quot;&quot;)">
            <text:p/>
          </table:table-cell>
          <table:table-cell table:style-name="ce20" table:formula="of:=IF(BITAND([.A132];32)&gt;0;[.$A$259];&quot;&quot;)">
            <text:p/>
          </table:table-cell>
          <table:table-cell table:style-name="ce20" table:formula="of:=IF(BITAND([.A132];64)&gt;0;[.$A$259];&quot;&quot;)">
            <text:p/>
          </table:table-cell>
          <table:table-cell table:style-name="ce20" table:formula="of:=IF(BITAND([.A13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number-columns-repeated="3"/>
          <table:table-cell table:style-name="ce17" table:formula="of:=IF(BITAND([.A133];1)&gt;0;[.$A$259];&quot;&quot;)" office:value-type="string" office:string-value="☻">
            <text:p>☻</text:p>
          </table:table-cell>
          <table:table-cell table:style-name="ce17" table:formula="of:=IF(BITAND([.A133];2)&gt;0;[.$A$259];&quot;&quot;)" office:value-type="string" office:string-value="☻">
            <text:p>☻</text:p>
          </table:table-cell>
          <table:table-cell table:style-name="ce17" table:formula="of:=IF(BITAND([.A13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33];8)&gt;0;[.$A$259];&quot;&quot;)">
            <text:p/>
          </table:table-cell>
          <table:table-cell table:style-name="ce20" table:formula="of:=IF(BITAND([.A133];16)&gt;0;[.$A$259];&quot;&quot;)">
            <text:p/>
          </table:table-cell>
          <table:table-cell table:style-name="ce20" table:formula="of:=IF(BITAND([.A133];32)&gt;0;[.$A$259];&quot;&quot;)">
            <text:p/>
          </table:table-cell>
          <table:table-cell table:style-name="ce20" table:formula="of:=IF(BITAND([.A133];64)&gt;0;[.$A$259];&quot;&quot;)">
            <text:p/>
          </table:table-cell>
          <table:table-cell table:style-name="ce20" table:formula="of:=IF(BITAND([.A13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number-columns-repeated="3"/>
          <table:table-cell table:style-name="ce17" table:formula="of:=IF(BITAND([.A134];1)&gt;0;[.$A$259];&quot;&quot;)">
            <text:p/>
          </table:table-cell>
          <table:table-cell table:style-name="ce17" table:formula="of:=IF(BITAND([.A134];2)&gt;0;[.$A$259];&quot;&quot;)">
            <text:p/>
          </table:table-cell>
          <table:table-cell table:style-name="ce17" table:formula="of:=IF(BITAND([.A13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34];8)&gt;0;[.$A$259];&quot;&quot;)">
            <text:p/>
          </table:table-cell>
          <table:table-cell table:style-name="ce20" table:formula="of:=IF(BITAND([.A134];16)&gt;0;[.$A$259];&quot;&quot;)">
            <text:p/>
          </table:table-cell>
          <table:table-cell table:style-name="ce20" table:formula="of:=IF(BITAND([.A134];32)&gt;0;[.$A$259];&quot;&quot;)">
            <text:p/>
          </table:table-cell>
          <table:table-cell table:style-name="ce20" table:formula="of:=IF(BITAND([.A134];64)&gt;0;[.$A$259];&quot;&quot;)">
            <text:p/>
          </table:table-cell>
          <table:table-cell table:style-name="ce20" table:formula="of:=IF(BITAND([.A13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number-columns-repeated="3"/>
          <table:table-cell table:style-name="ce17" table:formula="of:=IF(BITAND([.A135];1)&gt;0;[.$A$259];&quot;&quot;)" office:value-type="string" office:string-value="☻">
            <text:p>☻</text:p>
          </table:table-cell>
          <table:table-cell table:style-name="ce17" table:formula="of:=IF(BITAND([.A135];2)&gt;0;[.$A$259];&quot;&quot;)">
            <text:p/>
          </table:table-cell>
          <table:table-cell table:style-name="ce17" table:formula="of:=IF(BITAND([.A13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35];8)&gt;0;[.$A$259];&quot;&quot;)">
            <text:p/>
          </table:table-cell>
          <table:table-cell table:style-name="ce20" table:formula="of:=IF(BITAND([.A135];16)&gt;0;[.$A$259];&quot;&quot;)">
            <text:p/>
          </table:table-cell>
          <table:table-cell table:style-name="ce20" table:formula="of:=IF(BITAND([.A135];32)&gt;0;[.$A$259];&quot;&quot;)">
            <text:p/>
          </table:table-cell>
          <table:table-cell table:style-name="ce20" table:formula="of:=IF(BITAND([.A135];64)&gt;0;[.$A$259];&quot;&quot;)">
            <text:p/>
          </table:table-cell>
          <table:table-cell table:style-name="ce20" table:formula="of:=IF(BITAND([.A13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number-columns-repeated="3"/>
          <table:table-cell table:style-name="ce17" table:formula="of:=IF(BITAND([.A136];1)&gt;0;[.$A$259];&quot;&quot;)">
            <text:p/>
          </table:table-cell>
          <table:table-cell table:style-name="ce17" table:formula="of:=IF(BITAND([.A136];2)&gt;0;[.$A$259];&quot;&quot;)" office:value-type="string" office:string-value="☻">
            <text:p>☻</text:p>
          </table:table-cell>
          <table:table-cell table:style-name="ce17" table:formula="of:=IF(BITAND([.A13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36];8)&gt;0;[.$A$259];&quot;&quot;)">
            <text:p/>
          </table:table-cell>
          <table:table-cell table:style-name="ce20" table:formula="of:=IF(BITAND([.A136];16)&gt;0;[.$A$259];&quot;&quot;)">
            <text:p/>
          </table:table-cell>
          <table:table-cell table:style-name="ce20" table:formula="of:=IF(BITAND([.A136];32)&gt;0;[.$A$259];&quot;&quot;)">
            <text:p/>
          </table:table-cell>
          <table:table-cell table:style-name="ce20" table:formula="of:=IF(BITAND([.A136];64)&gt;0;[.$A$259];&quot;&quot;)">
            <text:p/>
          </table:table-cell>
          <table:table-cell table:style-name="ce20" table:formula="of:=IF(BITAND([.A13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number-columns-repeated="3"/>
          <table:table-cell table:style-name="ce17" table:formula="of:=IF(BITAND([.A137];1)&gt;0;[.$A$259];&quot;&quot;)" office:value-type="string" office:string-value="☻">
            <text:p>☻</text:p>
          </table:table-cell>
          <table:table-cell table:style-name="ce17" table:formula="of:=IF(BITAND([.A137];2)&gt;0;[.$A$259];&quot;&quot;)" office:value-type="string" office:string-value="☻">
            <text:p>☻</text:p>
          </table:table-cell>
          <table:table-cell table:style-name="ce17" table:formula="of:=IF(BITAND([.A13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37];8)&gt;0;[.$A$259];&quot;&quot;)">
            <text:p/>
          </table:table-cell>
          <table:table-cell table:style-name="ce20" table:formula="of:=IF(BITAND([.A137];16)&gt;0;[.$A$259];&quot;&quot;)">
            <text:p/>
          </table:table-cell>
          <table:table-cell table:style-name="ce20" table:formula="of:=IF(BITAND([.A137];32)&gt;0;[.$A$259];&quot;&quot;)">
            <text:p/>
          </table:table-cell>
          <table:table-cell table:style-name="ce20" table:formula="of:=IF(BITAND([.A137];64)&gt;0;[.$A$259];&quot;&quot;)">
            <text:p/>
          </table:table-cell>
          <table:table-cell table:style-name="ce20" table:formula="of:=IF(BITAND([.A13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number-columns-repeated="3"/>
          <table:table-cell table:style-name="ce17" table:formula="of:=IF(BITAND([.A138];1)&gt;0;[.$A$259];&quot;&quot;)">
            <text:p/>
          </table:table-cell>
          <table:table-cell table:style-name="ce17" table:formula="of:=IF(BITAND([.A138];2)&gt;0;[.$A$259];&quot;&quot;)">
            <text:p/>
          </table:table-cell>
          <table:table-cell table:style-name="ce17" table:formula="of:=IF(BITAND([.A13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38];8)&gt;0;[.$A$259];&quot;&quot;)" office:value-type="string" office:string-value="☻">
            <text:p>☻</text:p>
          </table:table-cell>
          <table:table-cell table:style-name="ce20" table:formula="of:=IF(BITAND([.A138];16)&gt;0;[.$A$259];&quot;&quot;)">
            <text:p/>
          </table:table-cell>
          <table:table-cell table:style-name="ce20" table:formula="of:=IF(BITAND([.A138];32)&gt;0;[.$A$259];&quot;&quot;)">
            <text:p/>
          </table:table-cell>
          <table:table-cell table:style-name="ce20" table:formula="of:=IF(BITAND([.A138];64)&gt;0;[.$A$259];&quot;&quot;)">
            <text:p/>
          </table:table-cell>
          <table:table-cell table:style-name="ce20" table:formula="of:=IF(BITAND([.A13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number-columns-repeated="3"/>
          <table:table-cell table:style-name="ce17" table:formula="of:=IF(BITAND([.A139];1)&gt;0;[.$A$259];&quot;&quot;)" office:value-type="string" office:string-value="☻">
            <text:p>☻</text:p>
          </table:table-cell>
          <table:table-cell table:style-name="ce17" table:formula="of:=IF(BITAND([.A139];2)&gt;0;[.$A$259];&quot;&quot;)">
            <text:p/>
          </table:table-cell>
          <table:table-cell table:style-name="ce17" table:formula="of:=IF(BITAND([.A13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39];8)&gt;0;[.$A$259];&quot;&quot;)" office:value-type="string" office:string-value="☻">
            <text:p>☻</text:p>
          </table:table-cell>
          <table:table-cell table:style-name="ce20" table:formula="of:=IF(BITAND([.A139];16)&gt;0;[.$A$259];&quot;&quot;)">
            <text:p/>
          </table:table-cell>
          <table:table-cell table:style-name="ce20" table:formula="of:=IF(BITAND([.A139];32)&gt;0;[.$A$259];&quot;&quot;)">
            <text:p/>
          </table:table-cell>
          <table:table-cell table:style-name="ce20" table:formula="of:=IF(BITAND([.A139];64)&gt;0;[.$A$259];&quot;&quot;)">
            <text:p/>
          </table:table-cell>
          <table:table-cell table:style-name="ce20" table:formula="of:=IF(BITAND([.A13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number-columns-repeated="3"/>
          <table:table-cell table:style-name="ce17" table:formula="of:=IF(BITAND([.A140];1)&gt;0;[.$A$259];&quot;&quot;)">
            <text:p/>
          </table:table-cell>
          <table:table-cell table:style-name="ce17" table:formula="of:=IF(BITAND([.A140];2)&gt;0;[.$A$259];&quot;&quot;)" office:value-type="string" office:string-value="☻">
            <text:p>☻</text:p>
          </table:table-cell>
          <table:table-cell table:style-name="ce17" table:formula="of:=IF(BITAND([.A14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40];8)&gt;0;[.$A$259];&quot;&quot;)" office:value-type="string" office:string-value="☻">
            <text:p>☻</text:p>
          </table:table-cell>
          <table:table-cell table:style-name="ce20" table:formula="of:=IF(BITAND([.A140];16)&gt;0;[.$A$259];&quot;&quot;)">
            <text:p/>
          </table:table-cell>
          <table:table-cell table:style-name="ce20" table:formula="of:=IF(BITAND([.A140];32)&gt;0;[.$A$259];&quot;&quot;)">
            <text:p/>
          </table:table-cell>
          <table:table-cell table:style-name="ce20" table:formula="of:=IF(BITAND([.A140];64)&gt;0;[.$A$259];&quot;&quot;)">
            <text:p/>
          </table:table-cell>
          <table:table-cell table:style-name="ce20" table:formula="of:=IF(BITAND([.A14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number-columns-repeated="3"/>
          <table:table-cell table:style-name="ce17" table:formula="of:=IF(BITAND([.A141];1)&gt;0;[.$A$259];&quot;&quot;)" office:value-type="string" office:string-value="☻">
            <text:p>☻</text:p>
          </table:table-cell>
          <table:table-cell table:style-name="ce17" table:formula="of:=IF(BITAND([.A141];2)&gt;0;[.$A$259];&quot;&quot;)" office:value-type="string" office:string-value="☻">
            <text:p>☻</text:p>
          </table:table-cell>
          <table:table-cell table:style-name="ce17" table:formula="of:=IF(BITAND([.A14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41];8)&gt;0;[.$A$259];&quot;&quot;)" office:value-type="string" office:string-value="☻">
            <text:p>☻</text:p>
          </table:table-cell>
          <table:table-cell table:style-name="ce20" table:formula="of:=IF(BITAND([.A141];16)&gt;0;[.$A$259];&quot;&quot;)">
            <text:p/>
          </table:table-cell>
          <table:table-cell table:style-name="ce20" table:formula="of:=IF(BITAND([.A141];32)&gt;0;[.$A$259];&quot;&quot;)">
            <text:p/>
          </table:table-cell>
          <table:table-cell table:style-name="ce20" table:formula="of:=IF(BITAND([.A141];64)&gt;0;[.$A$259];&quot;&quot;)">
            <text:p/>
          </table:table-cell>
          <table:table-cell table:style-name="ce20" table:formula="of:=IF(BITAND([.A14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number-columns-repeated="3"/>
          <table:table-cell table:style-name="ce17" table:formula="of:=IF(BITAND([.A142];1)&gt;0;[.$A$259];&quot;&quot;)">
            <text:p/>
          </table:table-cell>
          <table:table-cell table:style-name="ce17" table:formula="of:=IF(BITAND([.A142];2)&gt;0;[.$A$259];&quot;&quot;)">
            <text:p/>
          </table:table-cell>
          <table:table-cell table:style-name="ce17" table:formula="of:=IF(BITAND([.A14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42];8)&gt;0;[.$A$259];&quot;&quot;)" office:value-type="string" office:string-value="☻">
            <text:p>☻</text:p>
          </table:table-cell>
          <table:table-cell table:style-name="ce20" table:formula="of:=IF(BITAND([.A142];16)&gt;0;[.$A$259];&quot;&quot;)">
            <text:p/>
          </table:table-cell>
          <table:table-cell table:style-name="ce20" table:formula="of:=IF(BITAND([.A142];32)&gt;0;[.$A$259];&quot;&quot;)">
            <text:p/>
          </table:table-cell>
          <table:table-cell table:style-name="ce20" table:formula="of:=IF(BITAND([.A142];64)&gt;0;[.$A$259];&quot;&quot;)">
            <text:p/>
          </table:table-cell>
          <table:table-cell table:style-name="ce20" table:formula="of:=IF(BITAND([.A14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number-columns-repeated="3"/>
          <table:table-cell table:style-name="ce17" table:formula="of:=IF(BITAND([.A143];1)&gt;0;[.$A$259];&quot;&quot;)" office:value-type="string" office:string-value="☻">
            <text:p>☻</text:p>
          </table:table-cell>
          <table:table-cell table:style-name="ce17" table:formula="of:=IF(BITAND([.A143];2)&gt;0;[.$A$259];&quot;&quot;)">
            <text:p/>
          </table:table-cell>
          <table:table-cell table:style-name="ce17" table:formula="of:=IF(BITAND([.A14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43];8)&gt;0;[.$A$259];&quot;&quot;)" office:value-type="string" office:string-value="☻">
            <text:p>☻</text:p>
          </table:table-cell>
          <table:table-cell table:style-name="ce20" table:formula="of:=IF(BITAND([.A143];16)&gt;0;[.$A$259];&quot;&quot;)">
            <text:p/>
          </table:table-cell>
          <table:table-cell table:style-name="ce20" table:formula="of:=IF(BITAND([.A143];32)&gt;0;[.$A$259];&quot;&quot;)">
            <text:p/>
          </table:table-cell>
          <table:table-cell table:style-name="ce20" table:formula="of:=IF(BITAND([.A143];64)&gt;0;[.$A$259];&quot;&quot;)">
            <text:p/>
          </table:table-cell>
          <table:table-cell table:style-name="ce20" table:formula="of:=IF(BITAND([.A14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number-columns-repeated="3"/>
          <table:table-cell table:style-name="ce17" table:formula="of:=IF(BITAND([.A144];1)&gt;0;[.$A$259];&quot;&quot;)">
            <text:p/>
          </table:table-cell>
          <table:table-cell table:style-name="ce17" table:formula="of:=IF(BITAND([.A144];2)&gt;0;[.$A$259];&quot;&quot;)" office:value-type="string" office:string-value="☻">
            <text:p>☻</text:p>
          </table:table-cell>
          <table:table-cell table:style-name="ce17" table:formula="of:=IF(BITAND([.A14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44];8)&gt;0;[.$A$259];&quot;&quot;)" office:value-type="string" office:string-value="☻">
            <text:p>☻</text:p>
          </table:table-cell>
          <table:table-cell table:style-name="ce20" table:formula="of:=IF(BITAND([.A144];16)&gt;0;[.$A$259];&quot;&quot;)">
            <text:p/>
          </table:table-cell>
          <table:table-cell table:style-name="ce20" table:formula="of:=IF(BITAND([.A144];32)&gt;0;[.$A$259];&quot;&quot;)">
            <text:p/>
          </table:table-cell>
          <table:table-cell table:style-name="ce20" table:formula="of:=IF(BITAND([.A144];64)&gt;0;[.$A$259];&quot;&quot;)">
            <text:p/>
          </table:table-cell>
          <table:table-cell table:style-name="ce20" table:formula="of:=IF(BITAND([.A14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/>
          <table:table-cell table:style-name="ce14"/>
          <table:table-cell office:value-type="string">
            <text:p>geen transport</text:p>
          </table:table-cell>
          <table:table-cell table:style-name="ce17" table:formula="of:=IF(BITAND([.A145];1)&gt;0;[.$A$259];&quot;&quot;)" office:value-type="string" office:string-value="☻">
            <text:p>☻</text:p>
          </table:table-cell>
          <table:table-cell table:style-name="ce17" table:formula="of:=IF(BITAND([.A145];2)&gt;0;[.$A$259];&quot;&quot;)" office:value-type="string" office:string-value="☻">
            <text:p>☻</text:p>
          </table:table-cell>
          <table:table-cell table:style-name="ce17" table:formula="of:=IF(BITAND([.A14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45];8)&gt;0;[.$A$259];&quot;&quot;)" office:value-type="string" office:string-value="☻">
            <text:p>☻</text:p>
          </table:table-cell>
          <table:table-cell table:style-name="ce20" table:formula="of:=IF(BITAND([.A145];16)&gt;0;[.$A$259];&quot;&quot;)">
            <text:p/>
          </table:table-cell>
          <table:table-cell table:style-name="ce20" table:formula="of:=IF(BITAND([.A145];32)&gt;0;[.$A$259];&quot;&quot;)">
            <text:p/>
          </table:table-cell>
          <table:table-cell table:style-name="ce20" table:formula="of:=IF(BITAND([.A145];64)&gt;0;[.$A$259];&quot;&quot;)">
            <text:p/>
          </table:table-cell>
          <table:table-cell table:style-name="ce20" table:formula="of:=IF(BITAND([.A14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number-columns-repeated="3"/>
          <table:table-cell table:style-name="ce17" table:formula="of:=IF(BITAND([.A146];1)&gt;0;[.$A$259];&quot;&quot;)">
            <text:p/>
          </table:table-cell>
          <table:table-cell table:style-name="ce17" table:formula="of:=IF(BITAND([.A146];2)&gt;0;[.$A$259];&quot;&quot;)">
            <text:p/>
          </table:table-cell>
          <table:table-cell table:style-name="ce17" table:formula="of:=IF(BITAND([.A14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46];8)&gt;0;[.$A$259];&quot;&quot;)">
            <text:p/>
          </table:table-cell>
          <table:table-cell table:style-name="ce20" table:formula="of:=IF(BITAND([.A146];16)&gt;0;[.$A$259];&quot;&quot;)" office:value-type="string" office:string-value="☻">
            <text:p>☻</text:p>
          </table:table-cell>
          <table:table-cell table:style-name="ce20" table:formula="of:=IF(BITAND([.A146];32)&gt;0;[.$A$259];&quot;&quot;)">
            <text:p/>
          </table:table-cell>
          <table:table-cell table:style-name="ce20" table:formula="of:=IF(BITAND([.A146];64)&gt;0;[.$A$259];&quot;&quot;)">
            <text:p/>
          </table:table-cell>
          <table:table-cell table:style-name="ce20" table:formula="of:=IF(BITAND([.A14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number-columns-repeated="3"/>
          <table:table-cell table:style-name="ce17" table:formula="of:=IF(BITAND([.A147];1)&gt;0;[.$A$259];&quot;&quot;)" office:value-type="string" office:string-value="☻">
            <text:p>☻</text:p>
          </table:table-cell>
          <table:table-cell table:style-name="ce17" table:formula="of:=IF(BITAND([.A147];2)&gt;0;[.$A$259];&quot;&quot;)">
            <text:p/>
          </table:table-cell>
          <table:table-cell table:style-name="ce17" table:formula="of:=IF(BITAND([.A14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47];8)&gt;0;[.$A$259];&quot;&quot;)">
            <text:p/>
          </table:table-cell>
          <table:table-cell table:style-name="ce20" table:formula="of:=IF(BITAND([.A147];16)&gt;0;[.$A$259];&quot;&quot;)" office:value-type="string" office:string-value="☻">
            <text:p>☻</text:p>
          </table:table-cell>
          <table:table-cell table:style-name="ce20" table:formula="of:=IF(BITAND([.A147];32)&gt;0;[.$A$259];&quot;&quot;)">
            <text:p/>
          </table:table-cell>
          <table:table-cell table:style-name="ce20" table:formula="of:=IF(BITAND([.A147];64)&gt;0;[.$A$259];&quot;&quot;)">
            <text:p/>
          </table:table-cell>
          <table:table-cell table:style-name="ce20" table:formula="of:=IF(BITAND([.A14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number-columns-repeated="3"/>
          <table:table-cell table:style-name="ce17" table:formula="of:=IF(BITAND([.A148];1)&gt;0;[.$A$259];&quot;&quot;)">
            <text:p/>
          </table:table-cell>
          <table:table-cell table:style-name="ce17" table:formula="of:=IF(BITAND([.A148];2)&gt;0;[.$A$259];&quot;&quot;)" office:value-type="string" office:string-value="☻">
            <text:p>☻</text:p>
          </table:table-cell>
          <table:table-cell table:style-name="ce17" table:formula="of:=IF(BITAND([.A14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48];8)&gt;0;[.$A$259];&quot;&quot;)">
            <text:p/>
          </table:table-cell>
          <table:table-cell table:style-name="ce20" table:formula="of:=IF(BITAND([.A148];16)&gt;0;[.$A$259];&quot;&quot;)" office:value-type="string" office:string-value="☻">
            <text:p>☻</text:p>
          </table:table-cell>
          <table:table-cell table:style-name="ce20" table:formula="of:=IF(BITAND([.A148];32)&gt;0;[.$A$259];&quot;&quot;)">
            <text:p/>
          </table:table-cell>
          <table:table-cell table:style-name="ce20" table:formula="of:=IF(BITAND([.A148];64)&gt;0;[.$A$259];&quot;&quot;)">
            <text:p/>
          </table:table-cell>
          <table:table-cell table:style-name="ce20" table:formula="of:=IF(BITAND([.A14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number-columns-repeated="3"/>
          <table:table-cell table:style-name="ce17" table:formula="of:=IF(BITAND([.A149];1)&gt;0;[.$A$259];&quot;&quot;)" office:value-type="string" office:string-value="☻">
            <text:p>☻</text:p>
          </table:table-cell>
          <table:table-cell table:style-name="ce17" table:formula="of:=IF(BITAND([.A149];2)&gt;0;[.$A$259];&quot;&quot;)" office:value-type="string" office:string-value="☻">
            <text:p>☻</text:p>
          </table:table-cell>
          <table:table-cell table:style-name="ce17" table:formula="of:=IF(BITAND([.A14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49];8)&gt;0;[.$A$259];&quot;&quot;)">
            <text:p/>
          </table:table-cell>
          <table:table-cell table:style-name="ce20" table:formula="of:=IF(BITAND([.A149];16)&gt;0;[.$A$259];&quot;&quot;)" office:value-type="string" office:string-value="☻">
            <text:p>☻</text:p>
          </table:table-cell>
          <table:table-cell table:style-name="ce20" table:formula="of:=IF(BITAND([.A149];32)&gt;0;[.$A$259];&quot;&quot;)">
            <text:p/>
          </table:table-cell>
          <table:table-cell table:style-name="ce20" table:formula="of:=IF(BITAND([.A149];64)&gt;0;[.$A$259];&quot;&quot;)">
            <text:p/>
          </table:table-cell>
          <table:table-cell table:style-name="ce20" table:formula="of:=IF(BITAND([.A14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number-columns-repeated="3"/>
          <table:table-cell table:style-name="ce17" table:formula="of:=IF(BITAND([.A150];1)&gt;0;[.$A$259];&quot;&quot;)">
            <text:p/>
          </table:table-cell>
          <table:table-cell table:style-name="ce17" table:formula="of:=IF(BITAND([.A150];2)&gt;0;[.$A$259];&quot;&quot;)">
            <text:p/>
          </table:table-cell>
          <table:table-cell table:style-name="ce17" table:formula="of:=IF(BITAND([.A15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50];8)&gt;0;[.$A$259];&quot;&quot;)">
            <text:p/>
          </table:table-cell>
          <table:table-cell table:style-name="ce20" table:formula="of:=IF(BITAND([.A150];16)&gt;0;[.$A$259];&quot;&quot;)" office:value-type="string" office:string-value="☻">
            <text:p>☻</text:p>
          </table:table-cell>
          <table:table-cell table:style-name="ce20" table:formula="of:=IF(BITAND([.A150];32)&gt;0;[.$A$259];&quot;&quot;)">
            <text:p/>
          </table:table-cell>
          <table:table-cell table:style-name="ce20" table:formula="of:=IF(BITAND([.A150];64)&gt;0;[.$A$259];&quot;&quot;)">
            <text:p/>
          </table:table-cell>
          <table:table-cell table:style-name="ce20" table:formula="of:=IF(BITAND([.A15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number-columns-repeated="3"/>
          <table:table-cell table:style-name="ce17" table:formula="of:=IF(BITAND([.A151];1)&gt;0;[.$A$259];&quot;&quot;)" office:value-type="string" office:string-value="☻">
            <text:p>☻</text:p>
          </table:table-cell>
          <table:table-cell table:style-name="ce17" table:formula="of:=IF(BITAND([.A151];2)&gt;0;[.$A$259];&quot;&quot;)">
            <text:p/>
          </table:table-cell>
          <table:table-cell table:style-name="ce17" table:formula="of:=IF(BITAND([.A15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51];8)&gt;0;[.$A$259];&quot;&quot;)">
            <text:p/>
          </table:table-cell>
          <table:table-cell table:style-name="ce20" table:formula="of:=IF(BITAND([.A151];16)&gt;0;[.$A$259];&quot;&quot;)" office:value-type="string" office:string-value="☻">
            <text:p>☻</text:p>
          </table:table-cell>
          <table:table-cell table:style-name="ce20" table:formula="of:=IF(BITAND([.A151];32)&gt;0;[.$A$259];&quot;&quot;)">
            <text:p/>
          </table:table-cell>
          <table:table-cell table:style-name="ce20" table:formula="of:=IF(BITAND([.A151];64)&gt;0;[.$A$259];&quot;&quot;)">
            <text:p/>
          </table:table-cell>
          <table:table-cell table:style-name="ce20" table:formula="of:=IF(BITAND([.A15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number-columns-repeated="3"/>
          <table:table-cell table:style-name="ce17" table:formula="of:=IF(BITAND([.A152];1)&gt;0;[.$A$259];&quot;&quot;)">
            <text:p/>
          </table:table-cell>
          <table:table-cell table:style-name="ce17" table:formula="of:=IF(BITAND([.A152];2)&gt;0;[.$A$259];&quot;&quot;)" office:value-type="string" office:string-value="☻">
            <text:p>☻</text:p>
          </table:table-cell>
          <table:table-cell table:style-name="ce17" table:formula="of:=IF(BITAND([.A15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52];8)&gt;0;[.$A$259];&quot;&quot;)">
            <text:p/>
          </table:table-cell>
          <table:table-cell table:style-name="ce20" table:formula="of:=IF(BITAND([.A152];16)&gt;0;[.$A$259];&quot;&quot;)" office:value-type="string" office:string-value="☻">
            <text:p>☻</text:p>
          </table:table-cell>
          <table:table-cell table:style-name="ce20" table:formula="of:=IF(BITAND([.A152];32)&gt;0;[.$A$259];&quot;&quot;)">
            <text:p/>
          </table:table-cell>
          <table:table-cell table:style-name="ce20" table:formula="of:=IF(BITAND([.A152];64)&gt;0;[.$A$259];&quot;&quot;)">
            <text:p/>
          </table:table-cell>
          <table:table-cell table:style-name="ce20" table:formula="of:=IF(BITAND([.A15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number-columns-repeated="3"/>
          <table:table-cell table:style-name="ce17" table:formula="of:=IF(BITAND([.A153];1)&gt;0;[.$A$259];&quot;&quot;)" office:value-type="string" office:string-value="☻">
            <text:p>☻</text:p>
          </table:table-cell>
          <table:table-cell table:style-name="ce17" table:formula="of:=IF(BITAND([.A153];2)&gt;0;[.$A$259];&quot;&quot;)" office:value-type="string" office:string-value="☻">
            <text:p>☻</text:p>
          </table:table-cell>
          <table:table-cell table:style-name="ce17" table:formula="of:=IF(BITAND([.A15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53];8)&gt;0;[.$A$259];&quot;&quot;)">
            <text:p/>
          </table:table-cell>
          <table:table-cell table:style-name="ce20" table:formula="of:=IF(BITAND([.A153];16)&gt;0;[.$A$259];&quot;&quot;)" office:value-type="string" office:string-value="☻">
            <text:p>☻</text:p>
          </table:table-cell>
          <table:table-cell table:style-name="ce20" table:formula="of:=IF(BITAND([.A153];32)&gt;0;[.$A$259];&quot;&quot;)">
            <text:p/>
          </table:table-cell>
          <table:table-cell table:style-name="ce20" table:formula="of:=IF(BITAND([.A153];64)&gt;0;[.$A$259];&quot;&quot;)">
            <text:p/>
          </table:table-cell>
          <table:table-cell table:style-name="ce20" table:formula="of:=IF(BITAND([.A15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number-columns-repeated="3"/>
          <table:table-cell table:style-name="ce17" table:formula="of:=IF(BITAND([.A154];1)&gt;0;[.$A$259];&quot;&quot;)">
            <text:p/>
          </table:table-cell>
          <table:table-cell table:style-name="ce17" table:formula="of:=IF(BITAND([.A154];2)&gt;0;[.$A$259];&quot;&quot;)">
            <text:p/>
          </table:table-cell>
          <table:table-cell table:style-name="ce17" table:formula="of:=IF(BITAND([.A15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54];8)&gt;0;[.$A$259];&quot;&quot;)" office:value-type="string" office:string-value="☻">
            <text:p>☻</text:p>
          </table:table-cell>
          <table:table-cell table:style-name="ce20" table:formula="of:=IF(BITAND([.A154];16)&gt;0;[.$A$259];&quot;&quot;)" office:value-type="string" office:string-value="☻">
            <text:p>☻</text:p>
          </table:table-cell>
          <table:table-cell table:style-name="ce20" table:formula="of:=IF(BITAND([.A154];32)&gt;0;[.$A$259];&quot;&quot;)">
            <text:p/>
          </table:table-cell>
          <table:table-cell table:style-name="ce20" table:formula="of:=IF(BITAND([.A154];64)&gt;0;[.$A$259];&quot;&quot;)">
            <text:p/>
          </table:table-cell>
          <table:table-cell table:style-name="ce20" table:formula="of:=IF(BITAND([.A15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number-columns-repeated="3"/>
          <table:table-cell table:style-name="ce17" table:formula="of:=IF(BITAND([.A155];1)&gt;0;[.$A$259];&quot;&quot;)" office:value-type="string" office:string-value="☻">
            <text:p>☻</text:p>
          </table:table-cell>
          <table:table-cell table:style-name="ce17" table:formula="of:=IF(BITAND([.A155];2)&gt;0;[.$A$259];&quot;&quot;)">
            <text:p/>
          </table:table-cell>
          <table:table-cell table:style-name="ce17" table:formula="of:=IF(BITAND([.A15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55];8)&gt;0;[.$A$259];&quot;&quot;)" office:value-type="string" office:string-value="☻">
            <text:p>☻</text:p>
          </table:table-cell>
          <table:table-cell table:style-name="ce20" table:formula="of:=IF(BITAND([.A155];16)&gt;0;[.$A$259];&quot;&quot;)" office:value-type="string" office:string-value="☻">
            <text:p>☻</text:p>
          </table:table-cell>
          <table:table-cell table:style-name="ce20" table:formula="of:=IF(BITAND([.A155];32)&gt;0;[.$A$259];&quot;&quot;)">
            <text:p/>
          </table:table-cell>
          <table:table-cell table:style-name="ce20" table:formula="of:=IF(BITAND([.A155];64)&gt;0;[.$A$259];&quot;&quot;)">
            <text:p/>
          </table:table-cell>
          <table:table-cell table:style-name="ce20" table:formula="of:=IF(BITAND([.A15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number-columns-repeated="3"/>
          <table:table-cell table:style-name="ce17" table:formula="of:=IF(BITAND([.A156];1)&gt;0;[.$A$259];&quot;&quot;)">
            <text:p/>
          </table:table-cell>
          <table:table-cell table:style-name="ce17" table:formula="of:=IF(BITAND([.A156];2)&gt;0;[.$A$259];&quot;&quot;)" office:value-type="string" office:string-value="☻">
            <text:p>☻</text:p>
          </table:table-cell>
          <table:table-cell table:style-name="ce17" table:formula="of:=IF(BITAND([.A15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56];8)&gt;0;[.$A$259];&quot;&quot;)" office:value-type="string" office:string-value="☻">
            <text:p>☻</text:p>
          </table:table-cell>
          <table:table-cell table:style-name="ce20" table:formula="of:=IF(BITAND([.A156];16)&gt;0;[.$A$259];&quot;&quot;)" office:value-type="string" office:string-value="☻">
            <text:p>☻</text:p>
          </table:table-cell>
          <table:table-cell table:style-name="ce20" table:formula="of:=IF(BITAND([.A156];32)&gt;0;[.$A$259];&quot;&quot;)">
            <text:p/>
          </table:table-cell>
          <table:table-cell table:style-name="ce20" table:formula="of:=IF(BITAND([.A156];64)&gt;0;[.$A$259];&quot;&quot;)">
            <text:p/>
          </table:table-cell>
          <table:table-cell table:style-name="ce20" table:formula="of:=IF(BITAND([.A15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number-columns-repeated="3"/>
          <table:table-cell table:style-name="ce17" table:formula="of:=IF(BITAND([.A157];1)&gt;0;[.$A$259];&quot;&quot;)" office:value-type="string" office:string-value="☻">
            <text:p>☻</text:p>
          </table:table-cell>
          <table:table-cell table:style-name="ce17" table:formula="of:=IF(BITAND([.A157];2)&gt;0;[.$A$259];&quot;&quot;)" office:value-type="string" office:string-value="☻">
            <text:p>☻</text:p>
          </table:table-cell>
          <table:table-cell table:style-name="ce17" table:formula="of:=IF(BITAND([.A15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57];8)&gt;0;[.$A$259];&quot;&quot;)" office:value-type="string" office:string-value="☻">
            <text:p>☻</text:p>
          </table:table-cell>
          <table:table-cell table:style-name="ce20" table:formula="of:=IF(BITAND([.A157];16)&gt;0;[.$A$259];&quot;&quot;)" office:value-type="string" office:string-value="☻">
            <text:p>☻</text:p>
          </table:table-cell>
          <table:table-cell table:style-name="ce20" table:formula="of:=IF(BITAND([.A157];32)&gt;0;[.$A$259];&quot;&quot;)">
            <text:p/>
          </table:table-cell>
          <table:table-cell table:style-name="ce20" table:formula="of:=IF(BITAND([.A157];64)&gt;0;[.$A$259];&quot;&quot;)">
            <text:p/>
          </table:table-cell>
          <table:table-cell table:style-name="ce20" table:formula="of:=IF(BITAND([.A15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number-columns-repeated="3"/>
          <table:table-cell table:style-name="ce17" table:formula="of:=IF(BITAND([.A158];1)&gt;0;[.$A$259];&quot;&quot;)">
            <text:p/>
          </table:table-cell>
          <table:table-cell table:style-name="ce17" table:formula="of:=IF(BITAND([.A158];2)&gt;0;[.$A$259];&quot;&quot;)">
            <text:p/>
          </table:table-cell>
          <table:table-cell table:style-name="ce17" table:formula="of:=IF(BITAND([.A15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58];8)&gt;0;[.$A$259];&quot;&quot;)" office:value-type="string" office:string-value="☻">
            <text:p>☻</text:p>
          </table:table-cell>
          <table:table-cell table:style-name="ce20" table:formula="of:=IF(BITAND([.A158];16)&gt;0;[.$A$259];&quot;&quot;)" office:value-type="string" office:string-value="☻">
            <text:p>☻</text:p>
          </table:table-cell>
          <table:table-cell table:style-name="ce20" table:formula="of:=IF(BITAND([.A158];32)&gt;0;[.$A$259];&quot;&quot;)">
            <text:p/>
          </table:table-cell>
          <table:table-cell table:style-name="ce20" table:formula="of:=IF(BITAND([.A158];64)&gt;0;[.$A$259];&quot;&quot;)">
            <text:p/>
          </table:table-cell>
          <table:table-cell table:style-name="ce20" table:formula="of:=IF(BITAND([.A15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number-columns-repeated="3"/>
          <table:table-cell table:style-name="ce17" table:formula="of:=IF(BITAND([.A159];1)&gt;0;[.$A$259];&quot;&quot;)" office:value-type="string" office:string-value="☻">
            <text:p>☻</text:p>
          </table:table-cell>
          <table:table-cell table:style-name="ce17" table:formula="of:=IF(BITAND([.A159];2)&gt;0;[.$A$259];&quot;&quot;)">
            <text:p/>
          </table:table-cell>
          <table:table-cell table:style-name="ce17" table:formula="of:=IF(BITAND([.A15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59];8)&gt;0;[.$A$259];&quot;&quot;)" office:value-type="string" office:string-value="☻">
            <text:p>☻</text:p>
          </table:table-cell>
          <table:table-cell table:style-name="ce20" table:formula="of:=IF(BITAND([.A159];16)&gt;0;[.$A$259];&quot;&quot;)" office:value-type="string" office:string-value="☻">
            <text:p>☻</text:p>
          </table:table-cell>
          <table:table-cell table:style-name="ce20" table:formula="of:=IF(BITAND([.A159];32)&gt;0;[.$A$259];&quot;&quot;)">
            <text:p/>
          </table:table-cell>
          <table:table-cell table:style-name="ce20" table:formula="of:=IF(BITAND([.A159];64)&gt;0;[.$A$259];&quot;&quot;)">
            <text:p/>
          </table:table-cell>
          <table:table-cell table:style-name="ce20" table:formula="of:=IF(BITAND([.A15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number-columns-repeated="3"/>
          <table:table-cell table:style-name="ce17" table:formula="of:=IF(BITAND([.A160];1)&gt;0;[.$A$259];&quot;&quot;)">
            <text:p/>
          </table:table-cell>
          <table:table-cell table:style-name="ce17" table:formula="of:=IF(BITAND([.A160];2)&gt;0;[.$A$259];&quot;&quot;)" office:value-type="string" office:string-value="☻">
            <text:p>☻</text:p>
          </table:table-cell>
          <table:table-cell table:style-name="ce17" table:formula="of:=IF(BITAND([.A16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60];8)&gt;0;[.$A$259];&quot;&quot;)" office:value-type="string" office:string-value="☻">
            <text:p>☻</text:p>
          </table:table-cell>
          <table:table-cell table:style-name="ce20" table:formula="of:=IF(BITAND([.A160];16)&gt;0;[.$A$259];&quot;&quot;)" office:value-type="string" office:string-value="☻">
            <text:p>☻</text:p>
          </table:table-cell>
          <table:table-cell table:style-name="ce20" table:formula="of:=IF(BITAND([.A160];32)&gt;0;[.$A$259];&quot;&quot;)">
            <text:p/>
          </table:table-cell>
          <table:table-cell table:style-name="ce20" table:formula="of:=IF(BITAND([.A160];64)&gt;0;[.$A$259];&quot;&quot;)">
            <text:p/>
          </table:table-cell>
          <table:table-cell table:style-name="ce20" table:formula="of:=IF(BITAND([.A16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number-columns-repeated="3"/>
          <table:table-cell table:style-name="ce17" table:formula="of:=IF(BITAND([.A161];1)&gt;0;[.$A$259];&quot;&quot;)" office:value-type="string" office:string-value="☻">
            <text:p>☻</text:p>
          </table:table-cell>
          <table:table-cell table:style-name="ce17" table:formula="of:=IF(BITAND([.A161];2)&gt;0;[.$A$259];&quot;&quot;)" office:value-type="string" office:string-value="☻">
            <text:p>☻</text:p>
          </table:table-cell>
          <table:table-cell table:style-name="ce17" table:formula="of:=IF(BITAND([.A16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61];8)&gt;0;[.$A$259];&quot;&quot;)" office:value-type="string" office:string-value="☻">
            <text:p>☻</text:p>
          </table:table-cell>
          <table:table-cell table:style-name="ce20" table:formula="of:=IF(BITAND([.A161];16)&gt;0;[.$A$259];&quot;&quot;)" office:value-type="string" office:string-value="☻">
            <text:p>☻</text:p>
          </table:table-cell>
          <table:table-cell table:style-name="ce20" table:formula="of:=IF(BITAND([.A161];32)&gt;0;[.$A$259];&quot;&quot;)">
            <text:p/>
          </table:table-cell>
          <table:table-cell table:style-name="ce20" table:formula="of:=IF(BITAND([.A161];64)&gt;0;[.$A$259];&quot;&quot;)">
            <text:p/>
          </table:table-cell>
          <table:table-cell table:style-name="ce20" table:formula="of:=IF(BITAND([.A16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number-columns-repeated="3"/>
          <table:table-cell table:style-name="ce17" table:formula="of:=IF(BITAND([.A162];1)&gt;0;[.$A$259];&quot;&quot;)">
            <text:p/>
          </table:table-cell>
          <table:table-cell table:style-name="ce17" table:formula="of:=IF(BITAND([.A162];2)&gt;0;[.$A$259];&quot;&quot;)">
            <text:p/>
          </table:table-cell>
          <table:table-cell table:style-name="ce17" table:formula="of:=IF(BITAND([.A16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62];8)&gt;0;[.$A$259];&quot;&quot;)">
            <text:p/>
          </table:table-cell>
          <table:table-cell table:style-name="ce20" table:formula="of:=IF(BITAND([.A162];16)&gt;0;[.$A$259];&quot;&quot;)">
            <text:p/>
          </table:table-cell>
          <table:table-cell table:style-name="ce20" table:formula="of:=IF(BITAND([.A162];32)&gt;0;[.$A$259];&quot;&quot;)" office:value-type="string" office:string-value="☻">
            <text:p>☻</text:p>
          </table:table-cell>
          <table:table-cell table:style-name="ce20" table:formula="of:=IF(BITAND([.A162];64)&gt;0;[.$A$259];&quot;&quot;)">
            <text:p/>
          </table:table-cell>
          <table:table-cell table:style-name="ce20" table:formula="of:=IF(BITAND([.A16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number-columns-repeated="3"/>
          <table:table-cell table:style-name="ce17" table:formula="of:=IF(BITAND([.A163];1)&gt;0;[.$A$259];&quot;&quot;)" office:value-type="string" office:string-value="☻">
            <text:p>☻</text:p>
          </table:table-cell>
          <table:table-cell table:style-name="ce17" table:formula="of:=IF(BITAND([.A163];2)&gt;0;[.$A$259];&quot;&quot;)">
            <text:p/>
          </table:table-cell>
          <table:table-cell table:style-name="ce17" table:formula="of:=IF(BITAND([.A16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63];8)&gt;0;[.$A$259];&quot;&quot;)">
            <text:p/>
          </table:table-cell>
          <table:table-cell table:style-name="ce20" table:formula="of:=IF(BITAND([.A163];16)&gt;0;[.$A$259];&quot;&quot;)">
            <text:p/>
          </table:table-cell>
          <table:table-cell table:style-name="ce20" table:formula="of:=IF(BITAND([.A163];32)&gt;0;[.$A$259];&quot;&quot;)" office:value-type="string" office:string-value="☻">
            <text:p>☻</text:p>
          </table:table-cell>
          <table:table-cell table:style-name="ce20" table:formula="of:=IF(BITAND([.A163];64)&gt;0;[.$A$259];&quot;&quot;)">
            <text:p/>
          </table:table-cell>
          <table:table-cell table:style-name="ce20" table:formula="of:=IF(BITAND([.A16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number-columns-repeated="3"/>
          <table:table-cell table:style-name="ce17" table:formula="of:=IF(BITAND([.A164];1)&gt;0;[.$A$259];&quot;&quot;)">
            <text:p/>
          </table:table-cell>
          <table:table-cell table:style-name="ce17" table:formula="of:=IF(BITAND([.A164];2)&gt;0;[.$A$259];&quot;&quot;)" office:value-type="string" office:string-value="☻">
            <text:p>☻</text:p>
          </table:table-cell>
          <table:table-cell table:style-name="ce17" table:formula="of:=IF(BITAND([.A16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64];8)&gt;0;[.$A$259];&quot;&quot;)">
            <text:p/>
          </table:table-cell>
          <table:table-cell table:style-name="ce20" table:formula="of:=IF(BITAND([.A164];16)&gt;0;[.$A$259];&quot;&quot;)">
            <text:p/>
          </table:table-cell>
          <table:table-cell table:style-name="ce20" table:formula="of:=IF(BITAND([.A164];32)&gt;0;[.$A$259];&quot;&quot;)" office:value-type="string" office:string-value="☻">
            <text:p>☻</text:p>
          </table:table-cell>
          <table:table-cell table:style-name="ce20" table:formula="of:=IF(BITAND([.A164];64)&gt;0;[.$A$259];&quot;&quot;)">
            <text:p/>
          </table:table-cell>
          <table:table-cell table:style-name="ce20" table:formula="of:=IF(BITAND([.A16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number-columns-repeated="3"/>
          <table:table-cell table:style-name="ce17" table:formula="of:=IF(BITAND([.A165];1)&gt;0;[.$A$259];&quot;&quot;)" office:value-type="string" office:string-value="☻">
            <text:p>☻</text:p>
          </table:table-cell>
          <table:table-cell table:style-name="ce17" table:formula="of:=IF(BITAND([.A165];2)&gt;0;[.$A$259];&quot;&quot;)" office:value-type="string" office:string-value="☻">
            <text:p>☻</text:p>
          </table:table-cell>
          <table:table-cell table:style-name="ce17" table:formula="of:=IF(BITAND([.A16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65];8)&gt;0;[.$A$259];&quot;&quot;)">
            <text:p/>
          </table:table-cell>
          <table:table-cell table:style-name="ce20" table:formula="of:=IF(BITAND([.A165];16)&gt;0;[.$A$259];&quot;&quot;)">
            <text:p/>
          </table:table-cell>
          <table:table-cell table:style-name="ce20" table:formula="of:=IF(BITAND([.A165];32)&gt;0;[.$A$259];&quot;&quot;)" office:value-type="string" office:string-value="☻">
            <text:p>☻</text:p>
          </table:table-cell>
          <table:table-cell table:style-name="ce20" table:formula="of:=IF(BITAND([.A165];64)&gt;0;[.$A$259];&quot;&quot;)">
            <text:p/>
          </table:table-cell>
          <table:table-cell table:style-name="ce20" table:formula="of:=IF(BITAND([.A16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number-columns-repeated="3"/>
          <table:table-cell table:style-name="ce17" table:formula="of:=IF(BITAND([.A166];1)&gt;0;[.$A$259];&quot;&quot;)">
            <text:p/>
          </table:table-cell>
          <table:table-cell table:style-name="ce17" table:formula="of:=IF(BITAND([.A166];2)&gt;0;[.$A$259];&quot;&quot;)">
            <text:p/>
          </table:table-cell>
          <table:table-cell table:style-name="ce17" table:formula="of:=IF(BITAND([.A16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66];8)&gt;0;[.$A$259];&quot;&quot;)">
            <text:p/>
          </table:table-cell>
          <table:table-cell table:style-name="ce20" table:formula="of:=IF(BITAND([.A166];16)&gt;0;[.$A$259];&quot;&quot;)">
            <text:p/>
          </table:table-cell>
          <table:table-cell table:style-name="ce20" table:formula="of:=IF(BITAND([.A166];32)&gt;0;[.$A$259];&quot;&quot;)" office:value-type="string" office:string-value="☻">
            <text:p>☻</text:p>
          </table:table-cell>
          <table:table-cell table:style-name="ce20" table:formula="of:=IF(BITAND([.A166];64)&gt;0;[.$A$259];&quot;&quot;)">
            <text:p/>
          </table:table-cell>
          <table:table-cell table:style-name="ce20" table:formula="of:=IF(BITAND([.A16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number-columns-repeated="3"/>
          <table:table-cell table:style-name="ce17" table:formula="of:=IF(BITAND([.A167];1)&gt;0;[.$A$259];&quot;&quot;)" office:value-type="string" office:string-value="☻">
            <text:p>☻</text:p>
          </table:table-cell>
          <table:table-cell table:style-name="ce17" table:formula="of:=IF(BITAND([.A167];2)&gt;0;[.$A$259];&quot;&quot;)">
            <text:p/>
          </table:table-cell>
          <table:table-cell table:style-name="ce17" table:formula="of:=IF(BITAND([.A16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67];8)&gt;0;[.$A$259];&quot;&quot;)">
            <text:p/>
          </table:table-cell>
          <table:table-cell table:style-name="ce20" table:formula="of:=IF(BITAND([.A167];16)&gt;0;[.$A$259];&quot;&quot;)">
            <text:p/>
          </table:table-cell>
          <table:table-cell table:style-name="ce20" table:formula="of:=IF(BITAND([.A167];32)&gt;0;[.$A$259];&quot;&quot;)" office:value-type="string" office:string-value="☻">
            <text:p>☻</text:p>
          </table:table-cell>
          <table:table-cell table:style-name="ce20" table:formula="of:=IF(BITAND([.A167];64)&gt;0;[.$A$259];&quot;&quot;)">
            <text:p/>
          </table:table-cell>
          <table:table-cell table:style-name="ce20" table:formula="of:=IF(BITAND([.A16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number-columns-repeated="3"/>
          <table:table-cell table:style-name="ce17" table:formula="of:=IF(BITAND([.A168];1)&gt;0;[.$A$259];&quot;&quot;)">
            <text:p/>
          </table:table-cell>
          <table:table-cell table:style-name="ce17" table:formula="of:=IF(BITAND([.A168];2)&gt;0;[.$A$259];&quot;&quot;)" office:value-type="string" office:string-value="☻">
            <text:p>☻</text:p>
          </table:table-cell>
          <table:table-cell table:style-name="ce17" table:formula="of:=IF(BITAND([.A16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68];8)&gt;0;[.$A$259];&quot;&quot;)">
            <text:p/>
          </table:table-cell>
          <table:table-cell table:style-name="ce20" table:formula="of:=IF(BITAND([.A168];16)&gt;0;[.$A$259];&quot;&quot;)">
            <text:p/>
          </table:table-cell>
          <table:table-cell table:style-name="ce20" table:formula="of:=IF(BITAND([.A168];32)&gt;0;[.$A$259];&quot;&quot;)" office:value-type="string" office:string-value="☻">
            <text:p>☻</text:p>
          </table:table-cell>
          <table:table-cell table:style-name="ce20" table:formula="of:=IF(BITAND([.A168];64)&gt;0;[.$A$259];&quot;&quot;)">
            <text:p/>
          </table:table-cell>
          <table:table-cell table:style-name="ce20" table:formula="of:=IF(BITAND([.A16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table:number-columns-repeated="3"/>
          <table:table-cell table:style-name="ce17" table:formula="of:=IF(BITAND([.A169];1)&gt;0;[.$A$259];&quot;&quot;)" office:value-type="string" office:string-value="☻">
            <text:p>☻</text:p>
          </table:table-cell>
          <table:table-cell table:style-name="ce17" table:formula="of:=IF(BITAND([.A169];2)&gt;0;[.$A$259];&quot;&quot;)" office:value-type="string" office:string-value="☻">
            <text:p>☻</text:p>
          </table:table-cell>
          <table:table-cell table:style-name="ce17" table:formula="of:=IF(BITAND([.A16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69];8)&gt;0;[.$A$259];&quot;&quot;)">
            <text:p/>
          </table:table-cell>
          <table:table-cell table:style-name="ce20" table:formula="of:=IF(BITAND([.A169];16)&gt;0;[.$A$259];&quot;&quot;)">
            <text:p/>
          </table:table-cell>
          <table:table-cell table:style-name="ce20" table:formula="of:=IF(BITAND([.A169];32)&gt;0;[.$A$259];&quot;&quot;)" office:value-type="string" office:string-value="☻">
            <text:p>☻</text:p>
          </table:table-cell>
          <table:table-cell table:style-name="ce20" table:formula="of:=IF(BITAND([.A169];64)&gt;0;[.$A$259];&quot;&quot;)">
            <text:p/>
          </table:table-cell>
          <table:table-cell table:style-name="ce20" table:formula="of:=IF(BITAND([.A16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number-columns-repeated="3"/>
          <table:table-cell table:style-name="ce17" table:formula="of:=IF(BITAND([.A170];1)&gt;0;[.$A$259];&quot;&quot;)">
            <text:p/>
          </table:table-cell>
          <table:table-cell table:style-name="ce17" table:formula="of:=IF(BITAND([.A170];2)&gt;0;[.$A$259];&quot;&quot;)">
            <text:p/>
          </table:table-cell>
          <table:table-cell table:style-name="ce17" table:formula="of:=IF(BITAND([.A17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70];8)&gt;0;[.$A$259];&quot;&quot;)" office:value-type="string" office:string-value="☻">
            <text:p>☻</text:p>
          </table:table-cell>
          <table:table-cell table:style-name="ce20" table:formula="of:=IF(BITAND([.A170];16)&gt;0;[.$A$259];&quot;&quot;)">
            <text:p/>
          </table:table-cell>
          <table:table-cell table:style-name="ce20" table:formula="of:=IF(BITAND([.A170];32)&gt;0;[.$A$259];&quot;&quot;)" office:value-type="string" office:string-value="☻">
            <text:p>☻</text:p>
          </table:table-cell>
          <table:table-cell table:style-name="ce20" table:formula="of:=IF(BITAND([.A170];64)&gt;0;[.$A$259];&quot;&quot;)">
            <text:p/>
          </table:table-cell>
          <table:table-cell table:style-name="ce20" table:formula="of:=IF(BITAND([.A17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number-columns-repeated="3"/>
          <table:table-cell table:style-name="ce17" table:formula="of:=IF(BITAND([.A171];1)&gt;0;[.$A$259];&quot;&quot;)" office:value-type="string" office:string-value="☻">
            <text:p>☻</text:p>
          </table:table-cell>
          <table:table-cell table:style-name="ce17" table:formula="of:=IF(BITAND([.A171];2)&gt;0;[.$A$259];&quot;&quot;)">
            <text:p/>
          </table:table-cell>
          <table:table-cell table:style-name="ce17" table:formula="of:=IF(BITAND([.A17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71];8)&gt;0;[.$A$259];&quot;&quot;)" office:value-type="string" office:string-value="☻">
            <text:p>☻</text:p>
          </table:table-cell>
          <table:table-cell table:style-name="ce20" table:formula="of:=IF(BITAND([.A171];16)&gt;0;[.$A$259];&quot;&quot;)">
            <text:p/>
          </table:table-cell>
          <table:table-cell table:style-name="ce20" table:formula="of:=IF(BITAND([.A171];32)&gt;0;[.$A$259];&quot;&quot;)" office:value-type="string" office:string-value="☻">
            <text:p>☻</text:p>
          </table:table-cell>
          <table:table-cell table:style-name="ce20" table:formula="of:=IF(BITAND([.A171];64)&gt;0;[.$A$259];&quot;&quot;)">
            <text:p/>
          </table:table-cell>
          <table:table-cell table:style-name="ce20" table:formula="of:=IF(BITAND([.A17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number-columns-repeated="3"/>
          <table:table-cell table:style-name="ce17" table:formula="of:=IF(BITAND([.A172];1)&gt;0;[.$A$259];&quot;&quot;)">
            <text:p/>
          </table:table-cell>
          <table:table-cell table:style-name="ce17" table:formula="of:=IF(BITAND([.A172];2)&gt;0;[.$A$259];&quot;&quot;)" office:value-type="string" office:string-value="☻">
            <text:p>☻</text:p>
          </table:table-cell>
          <table:table-cell table:style-name="ce17" table:formula="of:=IF(BITAND([.A17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72];8)&gt;0;[.$A$259];&quot;&quot;)" office:value-type="string" office:string-value="☻">
            <text:p>☻</text:p>
          </table:table-cell>
          <table:table-cell table:style-name="ce20" table:formula="of:=IF(BITAND([.A172];16)&gt;0;[.$A$259];&quot;&quot;)">
            <text:p/>
          </table:table-cell>
          <table:table-cell table:style-name="ce20" table:formula="of:=IF(BITAND([.A172];32)&gt;0;[.$A$259];&quot;&quot;)" office:value-type="string" office:string-value="☻">
            <text:p>☻</text:p>
          </table:table-cell>
          <table:table-cell table:style-name="ce20" table:formula="of:=IF(BITAND([.A172];64)&gt;0;[.$A$259];&quot;&quot;)">
            <text:p/>
          </table:table-cell>
          <table:table-cell table:style-name="ce20" table:formula="of:=IF(BITAND([.A17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number-columns-repeated="3"/>
          <table:table-cell table:style-name="ce17" table:formula="of:=IF(BITAND([.A173];1)&gt;0;[.$A$259];&quot;&quot;)" office:value-type="string" office:string-value="☻">
            <text:p>☻</text:p>
          </table:table-cell>
          <table:table-cell table:style-name="ce17" table:formula="of:=IF(BITAND([.A173];2)&gt;0;[.$A$259];&quot;&quot;)" office:value-type="string" office:string-value="☻">
            <text:p>☻</text:p>
          </table:table-cell>
          <table:table-cell table:style-name="ce17" table:formula="of:=IF(BITAND([.A17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73];8)&gt;0;[.$A$259];&quot;&quot;)" office:value-type="string" office:string-value="☻">
            <text:p>☻</text:p>
          </table:table-cell>
          <table:table-cell table:style-name="ce20" table:formula="of:=IF(BITAND([.A173];16)&gt;0;[.$A$259];&quot;&quot;)">
            <text:p/>
          </table:table-cell>
          <table:table-cell table:style-name="ce20" table:formula="of:=IF(BITAND([.A173];32)&gt;0;[.$A$259];&quot;&quot;)" office:value-type="string" office:string-value="☻">
            <text:p>☻</text:p>
          </table:table-cell>
          <table:table-cell table:style-name="ce20" table:formula="of:=IF(BITAND([.A173];64)&gt;0;[.$A$259];&quot;&quot;)">
            <text:p/>
          </table:table-cell>
          <table:table-cell table:style-name="ce20" table:formula="of:=IF(BITAND([.A17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number-columns-repeated="3"/>
          <table:table-cell table:style-name="ce17" table:formula="of:=IF(BITAND([.A174];1)&gt;0;[.$A$259];&quot;&quot;)">
            <text:p/>
          </table:table-cell>
          <table:table-cell table:style-name="ce17" table:formula="of:=IF(BITAND([.A174];2)&gt;0;[.$A$259];&quot;&quot;)">
            <text:p/>
          </table:table-cell>
          <table:table-cell table:style-name="ce17" table:formula="of:=IF(BITAND([.A17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74];8)&gt;0;[.$A$259];&quot;&quot;)" office:value-type="string" office:string-value="☻">
            <text:p>☻</text:p>
          </table:table-cell>
          <table:table-cell table:style-name="ce20" table:formula="of:=IF(BITAND([.A174];16)&gt;0;[.$A$259];&quot;&quot;)">
            <text:p/>
          </table:table-cell>
          <table:table-cell table:style-name="ce20" table:formula="of:=IF(BITAND([.A174];32)&gt;0;[.$A$259];&quot;&quot;)" office:value-type="string" office:string-value="☻">
            <text:p>☻</text:p>
          </table:table-cell>
          <table:table-cell table:style-name="ce20" table:formula="of:=IF(BITAND([.A174];64)&gt;0;[.$A$259];&quot;&quot;)">
            <text:p/>
          </table:table-cell>
          <table:table-cell table:style-name="ce20" table:formula="of:=IF(BITAND([.A17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number-columns-repeated="3"/>
          <table:table-cell table:style-name="ce17" table:formula="of:=IF(BITAND([.A175];1)&gt;0;[.$A$259];&quot;&quot;)" office:value-type="string" office:string-value="☻">
            <text:p>☻</text:p>
          </table:table-cell>
          <table:table-cell table:style-name="ce17" table:formula="of:=IF(BITAND([.A175];2)&gt;0;[.$A$259];&quot;&quot;)">
            <text:p/>
          </table:table-cell>
          <table:table-cell table:style-name="ce17" table:formula="of:=IF(BITAND([.A17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75];8)&gt;0;[.$A$259];&quot;&quot;)" office:value-type="string" office:string-value="☻">
            <text:p>☻</text:p>
          </table:table-cell>
          <table:table-cell table:style-name="ce20" table:formula="of:=IF(BITAND([.A175];16)&gt;0;[.$A$259];&quot;&quot;)">
            <text:p/>
          </table:table-cell>
          <table:table-cell table:style-name="ce20" table:formula="of:=IF(BITAND([.A175];32)&gt;0;[.$A$259];&quot;&quot;)" office:value-type="string" office:string-value="☻">
            <text:p>☻</text:p>
          </table:table-cell>
          <table:table-cell table:style-name="ce20" table:formula="of:=IF(BITAND([.A175];64)&gt;0;[.$A$259];&quot;&quot;)">
            <text:p/>
          </table:table-cell>
          <table:table-cell table:style-name="ce20" table:formula="of:=IF(BITAND([.A17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number-columns-repeated="3"/>
          <table:table-cell table:style-name="ce17" table:formula="of:=IF(BITAND([.A176];1)&gt;0;[.$A$259];&quot;&quot;)">
            <text:p/>
          </table:table-cell>
          <table:table-cell table:style-name="ce17" table:formula="of:=IF(BITAND([.A176];2)&gt;0;[.$A$259];&quot;&quot;)" office:value-type="string" office:string-value="☻">
            <text:p>☻</text:p>
          </table:table-cell>
          <table:table-cell table:style-name="ce17" table:formula="of:=IF(BITAND([.A17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76];8)&gt;0;[.$A$259];&quot;&quot;)" office:value-type="string" office:string-value="☻">
            <text:p>☻</text:p>
          </table:table-cell>
          <table:table-cell table:style-name="ce20" table:formula="of:=IF(BITAND([.A176];16)&gt;0;[.$A$259];&quot;&quot;)">
            <text:p/>
          </table:table-cell>
          <table:table-cell table:style-name="ce20" table:formula="of:=IF(BITAND([.A176];32)&gt;0;[.$A$259];&quot;&quot;)" office:value-type="string" office:string-value="☻">
            <text:p>☻</text:p>
          </table:table-cell>
          <table:table-cell table:style-name="ce20" table:formula="of:=IF(BITAND([.A176];64)&gt;0;[.$A$259];&quot;&quot;)">
            <text:p/>
          </table:table-cell>
          <table:table-cell table:style-name="ce20" table:formula="of:=IF(BITAND([.A17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number-columns-repeated="3"/>
          <table:table-cell table:style-name="ce17" table:formula="of:=IF(BITAND([.A177];1)&gt;0;[.$A$259];&quot;&quot;)" office:value-type="string" office:string-value="☻">
            <text:p>☻</text:p>
          </table:table-cell>
          <table:table-cell table:style-name="ce17" table:formula="of:=IF(BITAND([.A177];2)&gt;0;[.$A$259];&quot;&quot;)" office:value-type="string" office:string-value="☻">
            <text:p>☻</text:p>
          </table:table-cell>
          <table:table-cell table:style-name="ce17" table:formula="of:=IF(BITAND([.A17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77];8)&gt;0;[.$A$259];&quot;&quot;)" office:value-type="string" office:string-value="☻">
            <text:p>☻</text:p>
          </table:table-cell>
          <table:table-cell table:style-name="ce20" table:formula="of:=IF(BITAND([.A177];16)&gt;0;[.$A$259];&quot;&quot;)">
            <text:p/>
          </table:table-cell>
          <table:table-cell table:style-name="ce20" table:formula="of:=IF(BITAND([.A177];32)&gt;0;[.$A$259];&quot;&quot;)" office:value-type="string" office:string-value="☻">
            <text:p>☻</text:p>
          </table:table-cell>
          <table:table-cell table:style-name="ce20" table:formula="of:=IF(BITAND([.A177];64)&gt;0;[.$A$259];&quot;&quot;)">
            <text:p/>
          </table:table-cell>
          <table:table-cell table:style-name="ce20" table:formula="of:=IF(BITAND([.A17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number-columns-repeated="3"/>
          <table:table-cell table:style-name="ce17" table:formula="of:=IF(BITAND([.A178];1)&gt;0;[.$A$259];&quot;&quot;)">
            <text:p/>
          </table:table-cell>
          <table:table-cell table:style-name="ce17" table:formula="of:=IF(BITAND([.A178];2)&gt;0;[.$A$259];&quot;&quot;)">
            <text:p/>
          </table:table-cell>
          <table:table-cell table:style-name="ce17" table:formula="of:=IF(BITAND([.A17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78];8)&gt;0;[.$A$259];&quot;&quot;)">
            <text:p/>
          </table:table-cell>
          <table:table-cell table:style-name="ce20" table:formula="of:=IF(BITAND([.A178];16)&gt;0;[.$A$259];&quot;&quot;)" office:value-type="string" office:string-value="☻">
            <text:p>☻</text:p>
          </table:table-cell>
          <table:table-cell table:style-name="ce20" table:formula="of:=IF(BITAND([.A178];32)&gt;0;[.$A$259];&quot;&quot;)" office:value-type="string" office:string-value="☻">
            <text:p>☻</text:p>
          </table:table-cell>
          <table:table-cell table:style-name="ce20" table:formula="of:=IF(BITAND([.A178];64)&gt;0;[.$A$259];&quot;&quot;)">
            <text:p/>
          </table:table-cell>
          <table:table-cell table:style-name="ce20" table:formula="of:=IF(BITAND([.A17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number-columns-repeated="3"/>
          <table:table-cell table:style-name="ce17" table:formula="of:=IF(BITAND([.A179];1)&gt;0;[.$A$259];&quot;&quot;)" office:value-type="string" office:string-value="☻">
            <text:p>☻</text:p>
          </table:table-cell>
          <table:table-cell table:style-name="ce17" table:formula="of:=IF(BITAND([.A179];2)&gt;0;[.$A$259];&quot;&quot;)">
            <text:p/>
          </table:table-cell>
          <table:table-cell table:style-name="ce17" table:formula="of:=IF(BITAND([.A17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79];8)&gt;0;[.$A$259];&quot;&quot;)">
            <text:p/>
          </table:table-cell>
          <table:table-cell table:style-name="ce20" table:formula="of:=IF(BITAND([.A179];16)&gt;0;[.$A$259];&quot;&quot;)" office:value-type="string" office:string-value="☻">
            <text:p>☻</text:p>
          </table:table-cell>
          <table:table-cell table:style-name="ce20" table:formula="of:=IF(BITAND([.A179];32)&gt;0;[.$A$259];&quot;&quot;)" office:value-type="string" office:string-value="☻">
            <text:p>☻</text:p>
          </table:table-cell>
          <table:table-cell table:style-name="ce20" table:formula="of:=IF(BITAND([.A179];64)&gt;0;[.$A$259];&quot;&quot;)">
            <text:p/>
          </table:table-cell>
          <table:table-cell table:style-name="ce20" table:formula="of:=IF(BITAND([.A17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number-columns-repeated="3"/>
          <table:table-cell table:style-name="ce17" table:formula="of:=IF(BITAND([.A180];1)&gt;0;[.$A$259];&quot;&quot;)">
            <text:p/>
          </table:table-cell>
          <table:table-cell table:style-name="ce17" table:formula="of:=IF(BITAND([.A180];2)&gt;0;[.$A$259];&quot;&quot;)" office:value-type="string" office:string-value="☻">
            <text:p>☻</text:p>
          </table:table-cell>
          <table:table-cell table:style-name="ce17" table:formula="of:=IF(BITAND([.A18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80];8)&gt;0;[.$A$259];&quot;&quot;)">
            <text:p/>
          </table:table-cell>
          <table:table-cell table:style-name="ce20" table:formula="of:=IF(BITAND([.A180];16)&gt;0;[.$A$259];&quot;&quot;)" office:value-type="string" office:string-value="☻">
            <text:p>☻</text:p>
          </table:table-cell>
          <table:table-cell table:style-name="ce20" table:formula="of:=IF(BITAND([.A180];32)&gt;0;[.$A$259];&quot;&quot;)" office:value-type="string" office:string-value="☻">
            <text:p>☻</text:p>
          </table:table-cell>
          <table:table-cell table:style-name="ce20" table:formula="of:=IF(BITAND([.A180];64)&gt;0;[.$A$259];&quot;&quot;)">
            <text:p/>
          </table:table-cell>
          <table:table-cell table:style-name="ce20" table:formula="of:=IF(BITAND([.A18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number-columns-repeated="3"/>
          <table:table-cell table:style-name="ce17" table:formula="of:=IF(BITAND([.A181];1)&gt;0;[.$A$259];&quot;&quot;)" office:value-type="string" office:string-value="☻">
            <text:p>☻</text:p>
          </table:table-cell>
          <table:table-cell table:style-name="ce17" table:formula="of:=IF(BITAND([.A181];2)&gt;0;[.$A$259];&quot;&quot;)" office:value-type="string" office:string-value="☻">
            <text:p>☻</text:p>
          </table:table-cell>
          <table:table-cell table:style-name="ce17" table:formula="of:=IF(BITAND([.A18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81];8)&gt;0;[.$A$259];&quot;&quot;)">
            <text:p/>
          </table:table-cell>
          <table:table-cell table:style-name="ce20" table:formula="of:=IF(BITAND([.A181];16)&gt;0;[.$A$259];&quot;&quot;)" office:value-type="string" office:string-value="☻">
            <text:p>☻</text:p>
          </table:table-cell>
          <table:table-cell table:style-name="ce20" table:formula="of:=IF(BITAND([.A181];32)&gt;0;[.$A$259];&quot;&quot;)" office:value-type="string" office:string-value="☻">
            <text:p>☻</text:p>
          </table:table-cell>
          <table:table-cell table:style-name="ce20" table:formula="of:=IF(BITAND([.A181];64)&gt;0;[.$A$259];&quot;&quot;)">
            <text:p/>
          </table:table-cell>
          <table:table-cell table:style-name="ce20" table:formula="of:=IF(BITAND([.A18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number-columns-repeated="3"/>
          <table:table-cell table:style-name="ce17" table:formula="of:=IF(BITAND([.A182];1)&gt;0;[.$A$259];&quot;&quot;)">
            <text:p/>
          </table:table-cell>
          <table:table-cell table:style-name="ce17" table:formula="of:=IF(BITAND([.A182];2)&gt;0;[.$A$259];&quot;&quot;)">
            <text:p/>
          </table:table-cell>
          <table:table-cell table:style-name="ce17" table:formula="of:=IF(BITAND([.A18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82];8)&gt;0;[.$A$259];&quot;&quot;)">
            <text:p/>
          </table:table-cell>
          <table:table-cell table:style-name="ce20" table:formula="of:=IF(BITAND([.A182];16)&gt;0;[.$A$259];&quot;&quot;)" office:value-type="string" office:string-value="☻">
            <text:p>☻</text:p>
          </table:table-cell>
          <table:table-cell table:style-name="ce20" table:formula="of:=IF(BITAND([.A182];32)&gt;0;[.$A$259];&quot;&quot;)" office:value-type="string" office:string-value="☻">
            <text:p>☻</text:p>
          </table:table-cell>
          <table:table-cell table:style-name="ce20" table:formula="of:=IF(BITAND([.A182];64)&gt;0;[.$A$259];&quot;&quot;)">
            <text:p/>
          </table:table-cell>
          <table:table-cell table:style-name="ce20" table:formula="of:=IF(BITAND([.A18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number-columns-repeated="3"/>
          <table:table-cell table:style-name="ce17" table:formula="of:=IF(BITAND([.A183];1)&gt;0;[.$A$259];&quot;&quot;)" office:value-type="string" office:string-value="☻">
            <text:p>☻</text:p>
          </table:table-cell>
          <table:table-cell table:style-name="ce17" table:formula="of:=IF(BITAND([.A183];2)&gt;0;[.$A$259];&quot;&quot;)">
            <text:p/>
          </table:table-cell>
          <table:table-cell table:style-name="ce17" table:formula="of:=IF(BITAND([.A18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83];8)&gt;0;[.$A$259];&quot;&quot;)">
            <text:p/>
          </table:table-cell>
          <table:table-cell table:style-name="ce20" table:formula="of:=IF(BITAND([.A183];16)&gt;0;[.$A$259];&quot;&quot;)" office:value-type="string" office:string-value="☻">
            <text:p>☻</text:p>
          </table:table-cell>
          <table:table-cell table:style-name="ce20" table:formula="of:=IF(BITAND([.A183];32)&gt;0;[.$A$259];&quot;&quot;)" office:value-type="string" office:string-value="☻">
            <text:p>☻</text:p>
          </table:table-cell>
          <table:table-cell table:style-name="ce20" table:formula="of:=IF(BITAND([.A183];64)&gt;0;[.$A$259];&quot;&quot;)">
            <text:p/>
          </table:table-cell>
          <table:table-cell table:style-name="ce20" table:formula="of:=IF(BITAND([.A18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number-columns-repeated="3"/>
          <table:table-cell table:style-name="ce17" table:formula="of:=IF(BITAND([.A184];1)&gt;0;[.$A$259];&quot;&quot;)">
            <text:p/>
          </table:table-cell>
          <table:table-cell table:style-name="ce17" table:formula="of:=IF(BITAND([.A184];2)&gt;0;[.$A$259];&quot;&quot;)" office:value-type="string" office:string-value="☻">
            <text:p>☻</text:p>
          </table:table-cell>
          <table:table-cell table:style-name="ce17" table:formula="of:=IF(BITAND([.A18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84];8)&gt;0;[.$A$259];&quot;&quot;)">
            <text:p/>
          </table:table-cell>
          <table:table-cell table:style-name="ce20" table:formula="of:=IF(BITAND([.A184];16)&gt;0;[.$A$259];&quot;&quot;)" office:value-type="string" office:string-value="☻">
            <text:p>☻</text:p>
          </table:table-cell>
          <table:table-cell table:style-name="ce20" table:formula="of:=IF(BITAND([.A184];32)&gt;0;[.$A$259];&quot;&quot;)" office:value-type="string" office:string-value="☻">
            <text:p>☻</text:p>
          </table:table-cell>
          <table:table-cell table:style-name="ce20" table:formula="of:=IF(BITAND([.A184];64)&gt;0;[.$A$259];&quot;&quot;)">
            <text:p/>
          </table:table-cell>
          <table:table-cell table:style-name="ce20" table:formula="of:=IF(BITAND([.A18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number-columns-repeated="3"/>
          <table:table-cell table:style-name="ce17" table:formula="of:=IF(BITAND([.A185];1)&gt;0;[.$A$259];&quot;&quot;)" office:value-type="string" office:string-value="☻">
            <text:p>☻</text:p>
          </table:table-cell>
          <table:table-cell table:style-name="ce17" table:formula="of:=IF(BITAND([.A185];2)&gt;0;[.$A$259];&quot;&quot;)" office:value-type="string" office:string-value="☻">
            <text:p>☻</text:p>
          </table:table-cell>
          <table:table-cell table:style-name="ce17" table:formula="of:=IF(BITAND([.A18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85];8)&gt;0;[.$A$259];&quot;&quot;)">
            <text:p/>
          </table:table-cell>
          <table:table-cell table:style-name="ce20" table:formula="of:=IF(BITAND([.A185];16)&gt;0;[.$A$259];&quot;&quot;)" office:value-type="string" office:string-value="☻">
            <text:p>☻</text:p>
          </table:table-cell>
          <table:table-cell table:style-name="ce20" table:formula="of:=IF(BITAND([.A185];32)&gt;0;[.$A$259];&quot;&quot;)" office:value-type="string" office:string-value="☻">
            <text:p>☻</text:p>
          </table:table-cell>
          <table:table-cell table:style-name="ce20" table:formula="of:=IF(BITAND([.A185];64)&gt;0;[.$A$259];&quot;&quot;)">
            <text:p/>
          </table:table-cell>
          <table:table-cell table:style-name="ce20" table:formula="of:=IF(BITAND([.A18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number-columns-repeated="3"/>
          <table:table-cell table:style-name="ce17" table:formula="of:=IF(BITAND([.A186];1)&gt;0;[.$A$259];&quot;&quot;)">
            <text:p/>
          </table:table-cell>
          <table:table-cell table:style-name="ce17" table:formula="of:=IF(BITAND([.A186];2)&gt;0;[.$A$259];&quot;&quot;)">
            <text:p/>
          </table:table-cell>
          <table:table-cell table:style-name="ce17" table:formula="of:=IF(BITAND([.A18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86];8)&gt;0;[.$A$259];&quot;&quot;)" office:value-type="string" office:string-value="☻">
            <text:p>☻</text:p>
          </table:table-cell>
          <table:table-cell table:style-name="ce20" table:formula="of:=IF(BITAND([.A186];16)&gt;0;[.$A$259];&quot;&quot;)" office:value-type="string" office:string-value="☻">
            <text:p>☻</text:p>
          </table:table-cell>
          <table:table-cell table:style-name="ce20" table:formula="of:=IF(BITAND([.A186];32)&gt;0;[.$A$259];&quot;&quot;)" office:value-type="string" office:string-value="☻">
            <text:p>☻</text:p>
          </table:table-cell>
          <table:table-cell table:style-name="ce20" table:formula="of:=IF(BITAND([.A186];64)&gt;0;[.$A$259];&quot;&quot;)">
            <text:p/>
          </table:table-cell>
          <table:table-cell table:style-name="ce20" table:formula="of:=IF(BITAND([.A18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number-columns-repeated="3"/>
          <table:table-cell table:style-name="ce17" table:formula="of:=IF(BITAND([.A187];1)&gt;0;[.$A$259];&quot;&quot;)" office:value-type="string" office:string-value="☻">
            <text:p>☻</text:p>
          </table:table-cell>
          <table:table-cell table:style-name="ce17" table:formula="of:=IF(BITAND([.A187];2)&gt;0;[.$A$259];&quot;&quot;)">
            <text:p/>
          </table:table-cell>
          <table:table-cell table:style-name="ce17" table:formula="of:=IF(BITAND([.A18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87];8)&gt;0;[.$A$259];&quot;&quot;)" office:value-type="string" office:string-value="☻">
            <text:p>☻</text:p>
          </table:table-cell>
          <table:table-cell table:style-name="ce20" table:formula="of:=IF(BITAND([.A187];16)&gt;0;[.$A$259];&quot;&quot;)" office:value-type="string" office:string-value="☻">
            <text:p>☻</text:p>
          </table:table-cell>
          <table:table-cell table:style-name="ce20" table:formula="of:=IF(BITAND([.A187];32)&gt;0;[.$A$259];&quot;&quot;)" office:value-type="string" office:string-value="☻">
            <text:p>☻</text:p>
          </table:table-cell>
          <table:table-cell table:style-name="ce20" table:formula="of:=IF(BITAND([.A187];64)&gt;0;[.$A$259];&quot;&quot;)">
            <text:p/>
          </table:table-cell>
          <table:table-cell table:style-name="ce20" table:formula="of:=IF(BITAND([.A18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number-columns-repeated="3"/>
          <table:table-cell table:style-name="ce17" table:formula="of:=IF(BITAND([.A188];1)&gt;0;[.$A$259];&quot;&quot;)">
            <text:p/>
          </table:table-cell>
          <table:table-cell table:style-name="ce17" table:formula="of:=IF(BITAND([.A188];2)&gt;0;[.$A$259];&quot;&quot;)" office:value-type="string" office:string-value="☻">
            <text:p>☻</text:p>
          </table:table-cell>
          <table:table-cell table:style-name="ce17" table:formula="of:=IF(BITAND([.A18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88];8)&gt;0;[.$A$259];&quot;&quot;)" office:value-type="string" office:string-value="☻">
            <text:p>☻</text:p>
          </table:table-cell>
          <table:table-cell table:style-name="ce20" table:formula="of:=IF(BITAND([.A188];16)&gt;0;[.$A$259];&quot;&quot;)" office:value-type="string" office:string-value="☻">
            <text:p>☻</text:p>
          </table:table-cell>
          <table:table-cell table:style-name="ce20" table:formula="of:=IF(BITAND([.A188];32)&gt;0;[.$A$259];&quot;&quot;)" office:value-type="string" office:string-value="☻">
            <text:p>☻</text:p>
          </table:table-cell>
          <table:table-cell table:style-name="ce20" table:formula="of:=IF(BITAND([.A188];64)&gt;0;[.$A$259];&quot;&quot;)">
            <text:p/>
          </table:table-cell>
          <table:table-cell table:style-name="ce20" table:formula="of:=IF(BITAND([.A18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number-columns-repeated="3"/>
          <table:table-cell table:style-name="ce17" table:formula="of:=IF(BITAND([.A189];1)&gt;0;[.$A$259];&quot;&quot;)" office:value-type="string" office:string-value="☻">
            <text:p>☻</text:p>
          </table:table-cell>
          <table:table-cell table:style-name="ce17" table:formula="of:=IF(BITAND([.A189];2)&gt;0;[.$A$259];&quot;&quot;)" office:value-type="string" office:string-value="☻">
            <text:p>☻</text:p>
          </table:table-cell>
          <table:table-cell table:style-name="ce17" table:formula="of:=IF(BITAND([.A18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89];8)&gt;0;[.$A$259];&quot;&quot;)" office:value-type="string" office:string-value="☻">
            <text:p>☻</text:p>
          </table:table-cell>
          <table:table-cell table:style-name="ce20" table:formula="of:=IF(BITAND([.A189];16)&gt;0;[.$A$259];&quot;&quot;)" office:value-type="string" office:string-value="☻">
            <text:p>☻</text:p>
          </table:table-cell>
          <table:table-cell table:style-name="ce20" table:formula="of:=IF(BITAND([.A189];32)&gt;0;[.$A$259];&quot;&quot;)" office:value-type="string" office:string-value="☻">
            <text:p>☻</text:p>
          </table:table-cell>
          <table:table-cell table:style-name="ce20" table:formula="of:=IF(BITAND([.A189];64)&gt;0;[.$A$259];&quot;&quot;)">
            <text:p/>
          </table:table-cell>
          <table:table-cell table:style-name="ce20" table:formula="of:=IF(BITAND([.A18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number-columns-repeated="3"/>
          <table:table-cell table:style-name="ce17" table:formula="of:=IF(BITAND([.A190];1)&gt;0;[.$A$259];&quot;&quot;)">
            <text:p/>
          </table:table-cell>
          <table:table-cell table:style-name="ce17" table:formula="of:=IF(BITAND([.A190];2)&gt;0;[.$A$259];&quot;&quot;)">
            <text:p/>
          </table:table-cell>
          <table:table-cell table:style-name="ce17" table:formula="of:=IF(BITAND([.A19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90];8)&gt;0;[.$A$259];&quot;&quot;)" office:value-type="string" office:string-value="☻">
            <text:p>☻</text:p>
          </table:table-cell>
          <table:table-cell table:style-name="ce20" table:formula="of:=IF(BITAND([.A190];16)&gt;0;[.$A$259];&quot;&quot;)" office:value-type="string" office:string-value="☻">
            <text:p>☻</text:p>
          </table:table-cell>
          <table:table-cell table:style-name="ce20" table:formula="of:=IF(BITAND([.A190];32)&gt;0;[.$A$259];&quot;&quot;)" office:value-type="string" office:string-value="☻">
            <text:p>☻</text:p>
          </table:table-cell>
          <table:table-cell table:style-name="ce20" table:formula="of:=IF(BITAND([.A190];64)&gt;0;[.$A$259];&quot;&quot;)">
            <text:p/>
          </table:table-cell>
          <table:table-cell table:style-name="ce20" table:formula="of:=IF(BITAND([.A19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number-columns-repeated="3"/>
          <table:table-cell table:style-name="ce17" table:formula="of:=IF(BITAND([.A191];1)&gt;0;[.$A$259];&quot;&quot;)" office:value-type="string" office:string-value="☻">
            <text:p>☻</text:p>
          </table:table-cell>
          <table:table-cell table:style-name="ce17" table:formula="of:=IF(BITAND([.A191];2)&gt;0;[.$A$259];&quot;&quot;)">
            <text:p/>
          </table:table-cell>
          <table:table-cell table:style-name="ce17" table:formula="of:=IF(BITAND([.A19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91];8)&gt;0;[.$A$259];&quot;&quot;)" office:value-type="string" office:string-value="☻">
            <text:p>☻</text:p>
          </table:table-cell>
          <table:table-cell table:style-name="ce20" table:formula="of:=IF(BITAND([.A191];16)&gt;0;[.$A$259];&quot;&quot;)" office:value-type="string" office:string-value="☻">
            <text:p>☻</text:p>
          </table:table-cell>
          <table:table-cell table:style-name="ce20" table:formula="of:=IF(BITAND([.A191];32)&gt;0;[.$A$259];&quot;&quot;)" office:value-type="string" office:string-value="☻">
            <text:p>☻</text:p>
          </table:table-cell>
          <table:table-cell table:style-name="ce20" table:formula="of:=IF(BITAND([.A191];64)&gt;0;[.$A$259];&quot;&quot;)">
            <text:p/>
          </table:table-cell>
          <table:table-cell table:style-name="ce20" table:formula="of:=IF(BITAND([.A19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number-columns-repeated="3"/>
          <table:table-cell table:style-name="ce17" table:formula="of:=IF(BITAND([.A192];1)&gt;0;[.$A$259];&quot;&quot;)">
            <text:p/>
          </table:table-cell>
          <table:table-cell table:style-name="ce17" table:formula="of:=IF(BITAND([.A192];2)&gt;0;[.$A$259];&quot;&quot;)" office:value-type="string" office:string-value="☻">
            <text:p>☻</text:p>
          </table:table-cell>
          <table:table-cell table:style-name="ce17" table:formula="of:=IF(BITAND([.A19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92];8)&gt;0;[.$A$259];&quot;&quot;)" office:value-type="string" office:string-value="☻">
            <text:p>☻</text:p>
          </table:table-cell>
          <table:table-cell table:style-name="ce20" table:formula="of:=IF(BITAND([.A192];16)&gt;0;[.$A$259];&quot;&quot;)" office:value-type="string" office:string-value="☻">
            <text:p>☻</text:p>
          </table:table-cell>
          <table:table-cell table:style-name="ce20" table:formula="of:=IF(BITAND([.A192];32)&gt;0;[.$A$259];&quot;&quot;)" office:value-type="string" office:string-value="☻">
            <text:p>☻</text:p>
          </table:table-cell>
          <table:table-cell table:style-name="ce20" table:formula="of:=IF(BITAND([.A192];64)&gt;0;[.$A$259];&quot;&quot;)">
            <text:p/>
          </table:table-cell>
          <table:table-cell table:style-name="ce20" table:formula="of:=IF(BITAND([.A19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number-columns-repeated="3"/>
          <table:table-cell table:style-name="ce17" table:formula="of:=IF(BITAND([.A193];1)&gt;0;[.$A$259];&quot;&quot;)" office:value-type="string" office:string-value="☻">
            <text:p>☻</text:p>
          </table:table-cell>
          <table:table-cell table:style-name="ce17" table:formula="of:=IF(BITAND([.A193];2)&gt;0;[.$A$259];&quot;&quot;)" office:value-type="string" office:string-value="☻">
            <text:p>☻</text:p>
          </table:table-cell>
          <table:table-cell table:style-name="ce17" table:formula="of:=IF(BITAND([.A19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93];8)&gt;0;[.$A$259];&quot;&quot;)" office:value-type="string" office:string-value="☻">
            <text:p>☻</text:p>
          </table:table-cell>
          <table:table-cell table:style-name="ce20" table:formula="of:=IF(BITAND([.A193];16)&gt;0;[.$A$259];&quot;&quot;)" office:value-type="string" office:string-value="☻">
            <text:p>☻</text:p>
          </table:table-cell>
          <table:table-cell table:style-name="ce20" table:formula="of:=IF(BITAND([.A193];32)&gt;0;[.$A$259];&quot;&quot;)" office:value-type="string" office:string-value="☻">
            <text:p>☻</text:p>
          </table:table-cell>
          <table:table-cell table:style-name="ce20" table:formula="of:=IF(BITAND([.A193];64)&gt;0;[.$A$259];&quot;&quot;)">
            <text:p/>
          </table:table-cell>
          <table:table-cell table:style-name="ce20" table:formula="of:=IF(BITAND([.A19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number-columns-repeated="3"/>
          <table:table-cell table:style-name="ce17" table:formula="of:=IF(BITAND([.A194];1)&gt;0;[.$A$259];&quot;&quot;)">
            <text:p/>
          </table:table-cell>
          <table:table-cell table:style-name="ce17" table:formula="of:=IF(BITAND([.A194];2)&gt;0;[.$A$259];&quot;&quot;)">
            <text:p/>
          </table:table-cell>
          <table:table-cell table:style-name="ce17" table:formula="of:=IF(BITAND([.A19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94];8)&gt;0;[.$A$259];&quot;&quot;)">
            <text:p/>
          </table:table-cell>
          <table:table-cell table:style-name="ce20" table:formula="of:=IF(BITAND([.A194];16)&gt;0;[.$A$259];&quot;&quot;)">
            <text:p/>
          </table:table-cell>
          <table:table-cell table:style-name="ce20" table:formula="of:=IF(BITAND([.A194];32)&gt;0;[.$A$259];&quot;&quot;)">
            <text:p/>
          </table:table-cell>
          <table:table-cell table:style-name="ce20" table:formula="of:=IF(BITAND([.A194];64)&gt;0;[.$A$259];&quot;&quot;)" office:value-type="string" office:string-value="☻">
            <text:p>☻</text:p>
          </table:table-cell>
          <table:table-cell table:style-name="ce20" table:formula="of:=IF(BITAND([.A19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number-columns-repeated="3"/>
          <table:table-cell table:style-name="ce17" table:formula="of:=IF(BITAND([.A195];1)&gt;0;[.$A$259];&quot;&quot;)" office:value-type="string" office:string-value="☻">
            <text:p>☻</text:p>
          </table:table-cell>
          <table:table-cell table:style-name="ce17" table:formula="of:=IF(BITAND([.A195];2)&gt;0;[.$A$259];&quot;&quot;)">
            <text:p/>
          </table:table-cell>
          <table:table-cell table:style-name="ce17" table:formula="of:=IF(BITAND([.A19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95];8)&gt;0;[.$A$259];&quot;&quot;)">
            <text:p/>
          </table:table-cell>
          <table:table-cell table:style-name="ce20" table:formula="of:=IF(BITAND([.A195];16)&gt;0;[.$A$259];&quot;&quot;)">
            <text:p/>
          </table:table-cell>
          <table:table-cell table:style-name="ce20" table:formula="of:=IF(BITAND([.A195];32)&gt;0;[.$A$259];&quot;&quot;)">
            <text:p/>
          </table:table-cell>
          <table:table-cell table:style-name="ce20" table:formula="of:=IF(BITAND([.A195];64)&gt;0;[.$A$259];&quot;&quot;)" office:value-type="string" office:string-value="☻">
            <text:p>☻</text:p>
          </table:table-cell>
          <table:table-cell table:style-name="ce20" table:formula="of:=IF(BITAND([.A19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number-columns-repeated="3"/>
          <table:table-cell table:style-name="ce17" table:formula="of:=IF(BITAND([.A196];1)&gt;0;[.$A$259];&quot;&quot;)">
            <text:p/>
          </table:table-cell>
          <table:table-cell table:style-name="ce17" table:formula="of:=IF(BITAND([.A196];2)&gt;0;[.$A$259];&quot;&quot;)" office:value-type="string" office:string-value="☻">
            <text:p>☻</text:p>
          </table:table-cell>
          <table:table-cell table:style-name="ce17" table:formula="of:=IF(BITAND([.A19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96];8)&gt;0;[.$A$259];&quot;&quot;)">
            <text:p/>
          </table:table-cell>
          <table:table-cell table:style-name="ce20" table:formula="of:=IF(BITAND([.A196];16)&gt;0;[.$A$259];&quot;&quot;)">
            <text:p/>
          </table:table-cell>
          <table:table-cell table:style-name="ce20" table:formula="of:=IF(BITAND([.A196];32)&gt;0;[.$A$259];&quot;&quot;)">
            <text:p/>
          </table:table-cell>
          <table:table-cell table:style-name="ce20" table:formula="of:=IF(BITAND([.A196];64)&gt;0;[.$A$259];&quot;&quot;)" office:value-type="string" office:string-value="☻">
            <text:p>☻</text:p>
          </table:table-cell>
          <table:table-cell table:style-name="ce20" table:formula="of:=IF(BITAND([.A19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number-columns-repeated="3"/>
          <table:table-cell table:style-name="ce17" table:formula="of:=IF(BITAND([.A197];1)&gt;0;[.$A$259];&quot;&quot;)" office:value-type="string" office:string-value="☻">
            <text:p>☻</text:p>
          </table:table-cell>
          <table:table-cell table:style-name="ce17" table:formula="of:=IF(BITAND([.A197];2)&gt;0;[.$A$259];&quot;&quot;)" office:value-type="string" office:string-value="☻">
            <text:p>☻</text:p>
          </table:table-cell>
          <table:table-cell table:style-name="ce17" table:formula="of:=IF(BITAND([.A19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197];8)&gt;0;[.$A$259];&quot;&quot;)">
            <text:p/>
          </table:table-cell>
          <table:table-cell table:style-name="ce20" table:formula="of:=IF(BITAND([.A197];16)&gt;0;[.$A$259];&quot;&quot;)">
            <text:p/>
          </table:table-cell>
          <table:table-cell table:style-name="ce20" table:formula="of:=IF(BITAND([.A197];32)&gt;0;[.$A$259];&quot;&quot;)">
            <text:p/>
          </table:table-cell>
          <table:table-cell table:style-name="ce20" table:formula="of:=IF(BITAND([.A197];64)&gt;0;[.$A$259];&quot;&quot;)" office:value-type="string" office:string-value="☻">
            <text:p>☻</text:p>
          </table:table-cell>
          <table:table-cell table:style-name="ce20" table:formula="of:=IF(BITAND([.A19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number-columns-repeated="3"/>
          <table:table-cell table:style-name="ce17" table:formula="of:=IF(BITAND([.A198];1)&gt;0;[.$A$259];&quot;&quot;)">
            <text:p/>
          </table:table-cell>
          <table:table-cell table:style-name="ce17" table:formula="of:=IF(BITAND([.A198];2)&gt;0;[.$A$259];&quot;&quot;)">
            <text:p/>
          </table:table-cell>
          <table:table-cell table:style-name="ce17" table:formula="of:=IF(BITAND([.A19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98];8)&gt;0;[.$A$259];&quot;&quot;)">
            <text:p/>
          </table:table-cell>
          <table:table-cell table:style-name="ce20" table:formula="of:=IF(BITAND([.A198];16)&gt;0;[.$A$259];&quot;&quot;)">
            <text:p/>
          </table:table-cell>
          <table:table-cell table:style-name="ce20" table:formula="of:=IF(BITAND([.A198];32)&gt;0;[.$A$259];&quot;&quot;)">
            <text:p/>
          </table:table-cell>
          <table:table-cell table:style-name="ce20" table:formula="of:=IF(BITAND([.A198];64)&gt;0;[.$A$259];&quot;&quot;)" office:value-type="string" office:string-value="☻">
            <text:p>☻</text:p>
          </table:table-cell>
          <table:table-cell table:style-name="ce20" table:formula="of:=IF(BITAND([.A19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number-columns-repeated="3"/>
          <table:table-cell table:style-name="ce17" table:formula="of:=IF(BITAND([.A199];1)&gt;0;[.$A$259];&quot;&quot;)" office:value-type="string" office:string-value="☻">
            <text:p>☻</text:p>
          </table:table-cell>
          <table:table-cell table:style-name="ce17" table:formula="of:=IF(BITAND([.A199];2)&gt;0;[.$A$259];&quot;&quot;)">
            <text:p/>
          </table:table-cell>
          <table:table-cell table:style-name="ce17" table:formula="of:=IF(BITAND([.A19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199];8)&gt;0;[.$A$259];&quot;&quot;)">
            <text:p/>
          </table:table-cell>
          <table:table-cell table:style-name="ce20" table:formula="of:=IF(BITAND([.A199];16)&gt;0;[.$A$259];&quot;&quot;)">
            <text:p/>
          </table:table-cell>
          <table:table-cell table:style-name="ce20" table:formula="of:=IF(BITAND([.A199];32)&gt;0;[.$A$259];&quot;&quot;)">
            <text:p/>
          </table:table-cell>
          <table:table-cell table:style-name="ce20" table:formula="of:=IF(BITAND([.A199];64)&gt;0;[.$A$259];&quot;&quot;)" office:value-type="string" office:string-value="☻">
            <text:p>☻</text:p>
          </table:table-cell>
          <table:table-cell table:style-name="ce20" table:formula="of:=IF(BITAND([.A19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number-columns-repeated="3"/>
          <table:table-cell table:style-name="ce17" table:formula="of:=IF(BITAND([.A200];1)&gt;0;[.$A$259];&quot;&quot;)">
            <text:p/>
          </table:table-cell>
          <table:table-cell table:style-name="ce17" table:formula="of:=IF(BITAND([.A200];2)&gt;0;[.$A$259];&quot;&quot;)" office:value-type="string" office:string-value="☻">
            <text:p>☻</text:p>
          </table:table-cell>
          <table:table-cell table:style-name="ce17" table:formula="of:=IF(BITAND([.A20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00];8)&gt;0;[.$A$259];&quot;&quot;)">
            <text:p/>
          </table:table-cell>
          <table:table-cell table:style-name="ce20" table:formula="of:=IF(BITAND([.A200];16)&gt;0;[.$A$259];&quot;&quot;)">
            <text:p/>
          </table:table-cell>
          <table:table-cell table:style-name="ce20" table:formula="of:=IF(BITAND([.A200];32)&gt;0;[.$A$259];&quot;&quot;)">
            <text:p/>
          </table:table-cell>
          <table:table-cell table:style-name="ce20" table:formula="of:=IF(BITAND([.A200];64)&gt;0;[.$A$259];&quot;&quot;)" office:value-type="string" office:string-value="☻">
            <text:p>☻</text:p>
          </table:table-cell>
          <table:table-cell table:style-name="ce20" table:formula="of:=IF(BITAND([.A20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table:number-columns-repeated="3"/>
          <table:table-cell table:style-name="ce17" table:formula="of:=IF(BITAND([.A201];1)&gt;0;[.$A$259];&quot;&quot;)" office:value-type="string" office:string-value="☻">
            <text:p>☻</text:p>
          </table:table-cell>
          <table:table-cell table:style-name="ce17" table:formula="of:=IF(BITAND([.A201];2)&gt;0;[.$A$259];&quot;&quot;)" office:value-type="string" office:string-value="☻">
            <text:p>☻</text:p>
          </table:table-cell>
          <table:table-cell table:style-name="ce17" table:formula="of:=IF(BITAND([.A20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01];8)&gt;0;[.$A$259];&quot;&quot;)">
            <text:p/>
          </table:table-cell>
          <table:table-cell table:style-name="ce20" table:formula="of:=IF(BITAND([.A201];16)&gt;0;[.$A$259];&quot;&quot;)">
            <text:p/>
          </table:table-cell>
          <table:table-cell table:style-name="ce20" table:formula="of:=IF(BITAND([.A201];32)&gt;0;[.$A$259];&quot;&quot;)">
            <text:p/>
          </table:table-cell>
          <table:table-cell table:style-name="ce20" table:formula="of:=IF(BITAND([.A201];64)&gt;0;[.$A$259];&quot;&quot;)" office:value-type="string" office:string-value="☻">
            <text:p>☻</text:p>
          </table:table-cell>
          <table:table-cell table:style-name="ce20" table:formula="of:=IF(BITAND([.A20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number-columns-repeated="3"/>
          <table:table-cell table:style-name="ce17" table:formula="of:=IF(BITAND([.A202];1)&gt;0;[.$A$259];&quot;&quot;)">
            <text:p/>
          </table:table-cell>
          <table:table-cell table:style-name="ce17" table:formula="of:=IF(BITAND([.A202];2)&gt;0;[.$A$259];&quot;&quot;)">
            <text:p/>
          </table:table-cell>
          <table:table-cell table:style-name="ce17" table:formula="of:=IF(BITAND([.A20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02];8)&gt;0;[.$A$259];&quot;&quot;)" office:value-type="string" office:string-value="☻">
            <text:p>☻</text:p>
          </table:table-cell>
          <table:table-cell table:style-name="ce20" table:formula="of:=IF(BITAND([.A202];16)&gt;0;[.$A$259];&quot;&quot;)">
            <text:p/>
          </table:table-cell>
          <table:table-cell table:style-name="ce20" table:formula="of:=IF(BITAND([.A202];32)&gt;0;[.$A$259];&quot;&quot;)">
            <text:p/>
          </table:table-cell>
          <table:table-cell table:style-name="ce20" table:formula="of:=IF(BITAND([.A202];64)&gt;0;[.$A$259];&quot;&quot;)" office:value-type="string" office:string-value="☻">
            <text:p>☻</text:p>
          </table:table-cell>
          <table:table-cell table:style-name="ce20" table:formula="of:=IF(BITAND([.A20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number-columns-repeated="3"/>
          <table:table-cell table:style-name="ce17" table:formula="of:=IF(BITAND([.A203];1)&gt;0;[.$A$259];&quot;&quot;)" office:value-type="string" office:string-value="☻">
            <text:p>☻</text:p>
          </table:table-cell>
          <table:table-cell table:style-name="ce17" table:formula="of:=IF(BITAND([.A203];2)&gt;0;[.$A$259];&quot;&quot;)">
            <text:p/>
          </table:table-cell>
          <table:table-cell table:style-name="ce17" table:formula="of:=IF(BITAND([.A20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03];8)&gt;0;[.$A$259];&quot;&quot;)" office:value-type="string" office:string-value="☻">
            <text:p>☻</text:p>
          </table:table-cell>
          <table:table-cell table:style-name="ce20" table:formula="of:=IF(BITAND([.A203];16)&gt;0;[.$A$259];&quot;&quot;)">
            <text:p/>
          </table:table-cell>
          <table:table-cell table:style-name="ce20" table:formula="of:=IF(BITAND([.A203];32)&gt;0;[.$A$259];&quot;&quot;)">
            <text:p/>
          </table:table-cell>
          <table:table-cell table:style-name="ce20" table:formula="of:=IF(BITAND([.A203];64)&gt;0;[.$A$259];&quot;&quot;)" office:value-type="string" office:string-value="☻">
            <text:p>☻</text:p>
          </table:table-cell>
          <table:table-cell table:style-name="ce20" table:formula="of:=IF(BITAND([.A20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number-columns-repeated="3"/>
          <table:table-cell table:style-name="ce17" table:formula="of:=IF(BITAND([.A204];1)&gt;0;[.$A$259];&quot;&quot;)">
            <text:p/>
          </table:table-cell>
          <table:table-cell table:style-name="ce17" table:formula="of:=IF(BITAND([.A204];2)&gt;0;[.$A$259];&quot;&quot;)" office:value-type="string" office:string-value="☻">
            <text:p>☻</text:p>
          </table:table-cell>
          <table:table-cell table:style-name="ce17" table:formula="of:=IF(BITAND([.A20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04];8)&gt;0;[.$A$259];&quot;&quot;)" office:value-type="string" office:string-value="☻">
            <text:p>☻</text:p>
          </table:table-cell>
          <table:table-cell table:style-name="ce20" table:formula="of:=IF(BITAND([.A204];16)&gt;0;[.$A$259];&quot;&quot;)">
            <text:p/>
          </table:table-cell>
          <table:table-cell table:style-name="ce20" table:formula="of:=IF(BITAND([.A204];32)&gt;0;[.$A$259];&quot;&quot;)">
            <text:p/>
          </table:table-cell>
          <table:table-cell table:style-name="ce20" table:formula="of:=IF(BITAND([.A204];64)&gt;0;[.$A$259];&quot;&quot;)" office:value-type="string" office:string-value="☻">
            <text:p>☻</text:p>
          </table:table-cell>
          <table:table-cell table:style-name="ce20" table:formula="of:=IF(BITAND([.A20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number-columns-repeated="3"/>
          <table:table-cell table:style-name="ce17" table:formula="of:=IF(BITAND([.A205];1)&gt;0;[.$A$259];&quot;&quot;)" office:value-type="string" office:string-value="☻">
            <text:p>☻</text:p>
          </table:table-cell>
          <table:table-cell table:style-name="ce17" table:formula="of:=IF(BITAND([.A205];2)&gt;0;[.$A$259];&quot;&quot;)" office:value-type="string" office:string-value="☻">
            <text:p>☻</text:p>
          </table:table-cell>
          <table:table-cell table:style-name="ce17" table:formula="of:=IF(BITAND([.A20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05];8)&gt;0;[.$A$259];&quot;&quot;)" office:value-type="string" office:string-value="☻">
            <text:p>☻</text:p>
          </table:table-cell>
          <table:table-cell table:style-name="ce20" table:formula="of:=IF(BITAND([.A205];16)&gt;0;[.$A$259];&quot;&quot;)">
            <text:p/>
          </table:table-cell>
          <table:table-cell table:style-name="ce20" table:formula="of:=IF(BITAND([.A205];32)&gt;0;[.$A$259];&quot;&quot;)">
            <text:p/>
          </table:table-cell>
          <table:table-cell table:style-name="ce20" table:formula="of:=IF(BITAND([.A205];64)&gt;0;[.$A$259];&quot;&quot;)" office:value-type="string" office:string-value="☻">
            <text:p>☻</text:p>
          </table:table-cell>
          <table:table-cell table:style-name="ce20" table:formula="of:=IF(BITAND([.A20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number-columns-repeated="3"/>
          <table:table-cell table:style-name="ce17" table:formula="of:=IF(BITAND([.A206];1)&gt;0;[.$A$259];&quot;&quot;)">
            <text:p/>
          </table:table-cell>
          <table:table-cell table:style-name="ce17" table:formula="of:=IF(BITAND([.A206];2)&gt;0;[.$A$259];&quot;&quot;)">
            <text:p/>
          </table:table-cell>
          <table:table-cell table:style-name="ce17" table:formula="of:=IF(BITAND([.A20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06];8)&gt;0;[.$A$259];&quot;&quot;)" office:value-type="string" office:string-value="☻">
            <text:p>☻</text:p>
          </table:table-cell>
          <table:table-cell table:style-name="ce20" table:formula="of:=IF(BITAND([.A206];16)&gt;0;[.$A$259];&quot;&quot;)">
            <text:p/>
          </table:table-cell>
          <table:table-cell table:style-name="ce20" table:formula="of:=IF(BITAND([.A206];32)&gt;0;[.$A$259];&quot;&quot;)">
            <text:p/>
          </table:table-cell>
          <table:table-cell table:style-name="ce20" table:formula="of:=IF(BITAND([.A206];64)&gt;0;[.$A$259];&quot;&quot;)" office:value-type="string" office:string-value="☻">
            <text:p>☻</text:p>
          </table:table-cell>
          <table:table-cell table:style-name="ce20" table:formula="of:=IF(BITAND([.A20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number-columns-repeated="3"/>
          <table:table-cell table:style-name="ce17" table:formula="of:=IF(BITAND([.A207];1)&gt;0;[.$A$259];&quot;&quot;)" office:value-type="string" office:string-value="☻">
            <text:p>☻</text:p>
          </table:table-cell>
          <table:table-cell table:style-name="ce17" table:formula="of:=IF(BITAND([.A207];2)&gt;0;[.$A$259];&quot;&quot;)">
            <text:p/>
          </table:table-cell>
          <table:table-cell table:style-name="ce17" table:formula="of:=IF(BITAND([.A20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07];8)&gt;0;[.$A$259];&quot;&quot;)" office:value-type="string" office:string-value="☻">
            <text:p>☻</text:p>
          </table:table-cell>
          <table:table-cell table:style-name="ce20" table:formula="of:=IF(BITAND([.A207];16)&gt;0;[.$A$259];&quot;&quot;)">
            <text:p/>
          </table:table-cell>
          <table:table-cell table:style-name="ce20" table:formula="of:=IF(BITAND([.A207];32)&gt;0;[.$A$259];&quot;&quot;)">
            <text:p/>
          </table:table-cell>
          <table:table-cell table:style-name="ce20" table:formula="of:=IF(BITAND([.A207];64)&gt;0;[.$A$259];&quot;&quot;)" office:value-type="string" office:string-value="☻">
            <text:p>☻</text:p>
          </table:table-cell>
          <table:table-cell table:style-name="ce20" table:formula="of:=IF(BITAND([.A20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number-columns-repeated="3"/>
          <table:table-cell table:style-name="ce17" table:formula="of:=IF(BITAND([.A208];1)&gt;0;[.$A$259];&quot;&quot;)">
            <text:p/>
          </table:table-cell>
          <table:table-cell table:style-name="ce17" table:formula="of:=IF(BITAND([.A208];2)&gt;0;[.$A$259];&quot;&quot;)" office:value-type="string" office:string-value="☻">
            <text:p>☻</text:p>
          </table:table-cell>
          <table:table-cell table:style-name="ce17" table:formula="of:=IF(BITAND([.A20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08];8)&gt;0;[.$A$259];&quot;&quot;)" office:value-type="string" office:string-value="☻">
            <text:p>☻</text:p>
          </table:table-cell>
          <table:table-cell table:style-name="ce20" table:formula="of:=IF(BITAND([.A208];16)&gt;0;[.$A$259];&quot;&quot;)">
            <text:p/>
          </table:table-cell>
          <table:table-cell table:style-name="ce20" table:formula="of:=IF(BITAND([.A208];32)&gt;0;[.$A$259];&quot;&quot;)">
            <text:p/>
          </table:table-cell>
          <table:table-cell table:style-name="ce20" table:formula="of:=IF(BITAND([.A208];64)&gt;0;[.$A$259];&quot;&quot;)" office:value-type="string" office:string-value="☻">
            <text:p>☻</text:p>
          </table:table-cell>
          <table:table-cell table:style-name="ce20" table:formula="of:=IF(BITAND([.A20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number-columns-repeated="3"/>
          <table:table-cell table:style-name="ce17" table:formula="of:=IF(BITAND([.A209];1)&gt;0;[.$A$259];&quot;&quot;)" office:value-type="string" office:string-value="☻">
            <text:p>☻</text:p>
          </table:table-cell>
          <table:table-cell table:style-name="ce17" table:formula="of:=IF(BITAND([.A209];2)&gt;0;[.$A$259];&quot;&quot;)" office:value-type="string" office:string-value="☻">
            <text:p>☻</text:p>
          </table:table-cell>
          <table:table-cell table:style-name="ce17" table:formula="of:=IF(BITAND([.A20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09];8)&gt;0;[.$A$259];&quot;&quot;)" office:value-type="string" office:string-value="☻">
            <text:p>☻</text:p>
          </table:table-cell>
          <table:table-cell table:style-name="ce20" table:formula="of:=IF(BITAND([.A209];16)&gt;0;[.$A$259];&quot;&quot;)">
            <text:p/>
          </table:table-cell>
          <table:table-cell table:style-name="ce20" table:formula="of:=IF(BITAND([.A209];32)&gt;0;[.$A$259];&quot;&quot;)">
            <text:p/>
          </table:table-cell>
          <table:table-cell table:style-name="ce20" table:formula="of:=IF(BITAND([.A209];64)&gt;0;[.$A$259];&quot;&quot;)" office:value-type="string" office:string-value="☻">
            <text:p>☻</text:p>
          </table:table-cell>
          <table:table-cell table:style-name="ce20" table:formula="of:=IF(BITAND([.A20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number-columns-repeated="3"/>
          <table:table-cell table:style-name="ce17" table:formula="of:=IF(BITAND([.A210];1)&gt;0;[.$A$259];&quot;&quot;)">
            <text:p/>
          </table:table-cell>
          <table:table-cell table:style-name="ce17" table:formula="of:=IF(BITAND([.A210];2)&gt;0;[.$A$259];&quot;&quot;)">
            <text:p/>
          </table:table-cell>
          <table:table-cell table:style-name="ce17" table:formula="of:=IF(BITAND([.A21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10];8)&gt;0;[.$A$259];&quot;&quot;)">
            <text:p/>
          </table:table-cell>
          <table:table-cell table:style-name="ce20" table:formula="of:=IF(BITAND([.A210];16)&gt;0;[.$A$259];&quot;&quot;)" office:value-type="string" office:string-value="☻">
            <text:p>☻</text:p>
          </table:table-cell>
          <table:table-cell table:style-name="ce20" table:formula="of:=IF(BITAND([.A210];32)&gt;0;[.$A$259];&quot;&quot;)">
            <text:p/>
          </table:table-cell>
          <table:table-cell table:style-name="ce20" table:formula="of:=IF(BITAND([.A210];64)&gt;0;[.$A$259];&quot;&quot;)" office:value-type="string" office:string-value="☻">
            <text:p>☻</text:p>
          </table:table-cell>
          <table:table-cell table:style-name="ce20" table:formula="of:=IF(BITAND([.A21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number-columns-repeated="3"/>
          <table:table-cell table:style-name="ce17" table:formula="of:=IF(BITAND([.A211];1)&gt;0;[.$A$259];&quot;&quot;)" office:value-type="string" office:string-value="☻">
            <text:p>☻</text:p>
          </table:table-cell>
          <table:table-cell table:style-name="ce17" table:formula="of:=IF(BITAND([.A211];2)&gt;0;[.$A$259];&quot;&quot;)">
            <text:p/>
          </table:table-cell>
          <table:table-cell table:style-name="ce17" table:formula="of:=IF(BITAND([.A21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11];8)&gt;0;[.$A$259];&quot;&quot;)">
            <text:p/>
          </table:table-cell>
          <table:table-cell table:style-name="ce20" table:formula="of:=IF(BITAND([.A211];16)&gt;0;[.$A$259];&quot;&quot;)" office:value-type="string" office:string-value="☻">
            <text:p>☻</text:p>
          </table:table-cell>
          <table:table-cell table:style-name="ce20" table:formula="of:=IF(BITAND([.A211];32)&gt;0;[.$A$259];&quot;&quot;)">
            <text:p/>
          </table:table-cell>
          <table:table-cell table:style-name="ce20" table:formula="of:=IF(BITAND([.A211];64)&gt;0;[.$A$259];&quot;&quot;)" office:value-type="string" office:string-value="☻">
            <text:p>☻</text:p>
          </table:table-cell>
          <table:table-cell table:style-name="ce20" table:formula="of:=IF(BITAND([.A21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number-columns-repeated="3"/>
          <table:table-cell table:style-name="ce17" table:formula="of:=IF(BITAND([.A212];1)&gt;0;[.$A$259];&quot;&quot;)">
            <text:p/>
          </table:table-cell>
          <table:table-cell table:style-name="ce17" table:formula="of:=IF(BITAND([.A212];2)&gt;0;[.$A$259];&quot;&quot;)" office:value-type="string" office:string-value="☻">
            <text:p>☻</text:p>
          </table:table-cell>
          <table:table-cell table:style-name="ce17" table:formula="of:=IF(BITAND([.A21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12];8)&gt;0;[.$A$259];&quot;&quot;)">
            <text:p/>
          </table:table-cell>
          <table:table-cell table:style-name="ce20" table:formula="of:=IF(BITAND([.A212];16)&gt;0;[.$A$259];&quot;&quot;)" office:value-type="string" office:string-value="☻">
            <text:p>☻</text:p>
          </table:table-cell>
          <table:table-cell table:style-name="ce20" table:formula="of:=IF(BITAND([.A212];32)&gt;0;[.$A$259];&quot;&quot;)">
            <text:p/>
          </table:table-cell>
          <table:table-cell table:style-name="ce20" table:formula="of:=IF(BITAND([.A212];64)&gt;0;[.$A$259];&quot;&quot;)" office:value-type="string" office:string-value="☻">
            <text:p>☻</text:p>
          </table:table-cell>
          <table:table-cell table:style-name="ce20" table:formula="of:=IF(BITAND([.A21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number-columns-repeated="3"/>
          <table:table-cell table:style-name="ce17" table:formula="of:=IF(BITAND([.A213];1)&gt;0;[.$A$259];&quot;&quot;)" office:value-type="string" office:string-value="☻">
            <text:p>☻</text:p>
          </table:table-cell>
          <table:table-cell table:style-name="ce17" table:formula="of:=IF(BITAND([.A213];2)&gt;0;[.$A$259];&quot;&quot;)" office:value-type="string" office:string-value="☻">
            <text:p>☻</text:p>
          </table:table-cell>
          <table:table-cell table:style-name="ce17" table:formula="of:=IF(BITAND([.A21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13];8)&gt;0;[.$A$259];&quot;&quot;)">
            <text:p/>
          </table:table-cell>
          <table:table-cell table:style-name="ce20" table:formula="of:=IF(BITAND([.A213];16)&gt;0;[.$A$259];&quot;&quot;)" office:value-type="string" office:string-value="☻">
            <text:p>☻</text:p>
          </table:table-cell>
          <table:table-cell table:style-name="ce20" table:formula="of:=IF(BITAND([.A213];32)&gt;0;[.$A$259];&quot;&quot;)">
            <text:p/>
          </table:table-cell>
          <table:table-cell table:style-name="ce20" table:formula="of:=IF(BITAND([.A213];64)&gt;0;[.$A$259];&quot;&quot;)" office:value-type="string" office:string-value="☻">
            <text:p>☻</text:p>
          </table:table-cell>
          <table:table-cell table:style-name="ce20" table:formula="of:=IF(BITAND([.A21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number-columns-repeated="3"/>
          <table:table-cell table:style-name="ce17" table:formula="of:=IF(BITAND([.A214];1)&gt;0;[.$A$259];&quot;&quot;)">
            <text:p/>
          </table:table-cell>
          <table:table-cell table:style-name="ce17" table:formula="of:=IF(BITAND([.A214];2)&gt;0;[.$A$259];&quot;&quot;)">
            <text:p/>
          </table:table-cell>
          <table:table-cell table:style-name="ce17" table:formula="of:=IF(BITAND([.A21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14];8)&gt;0;[.$A$259];&quot;&quot;)">
            <text:p/>
          </table:table-cell>
          <table:table-cell table:style-name="ce20" table:formula="of:=IF(BITAND([.A214];16)&gt;0;[.$A$259];&quot;&quot;)" office:value-type="string" office:string-value="☻">
            <text:p>☻</text:p>
          </table:table-cell>
          <table:table-cell table:style-name="ce20" table:formula="of:=IF(BITAND([.A214];32)&gt;0;[.$A$259];&quot;&quot;)">
            <text:p/>
          </table:table-cell>
          <table:table-cell table:style-name="ce20" table:formula="of:=IF(BITAND([.A214];64)&gt;0;[.$A$259];&quot;&quot;)" office:value-type="string" office:string-value="☻">
            <text:p>☻</text:p>
          </table:table-cell>
          <table:table-cell table:style-name="ce20" table:formula="of:=IF(BITAND([.A21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number-columns-repeated="3"/>
          <table:table-cell table:style-name="ce17" table:formula="of:=IF(BITAND([.A215];1)&gt;0;[.$A$259];&quot;&quot;)" office:value-type="string" office:string-value="☻">
            <text:p>☻</text:p>
          </table:table-cell>
          <table:table-cell table:style-name="ce17" table:formula="of:=IF(BITAND([.A215];2)&gt;0;[.$A$259];&quot;&quot;)">
            <text:p/>
          </table:table-cell>
          <table:table-cell table:style-name="ce17" table:formula="of:=IF(BITAND([.A21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15];8)&gt;0;[.$A$259];&quot;&quot;)">
            <text:p/>
          </table:table-cell>
          <table:table-cell table:style-name="ce20" table:formula="of:=IF(BITAND([.A215];16)&gt;0;[.$A$259];&quot;&quot;)" office:value-type="string" office:string-value="☻">
            <text:p>☻</text:p>
          </table:table-cell>
          <table:table-cell table:style-name="ce20" table:formula="of:=IF(BITAND([.A215];32)&gt;0;[.$A$259];&quot;&quot;)">
            <text:p/>
          </table:table-cell>
          <table:table-cell table:style-name="ce20" table:formula="of:=IF(BITAND([.A215];64)&gt;0;[.$A$259];&quot;&quot;)" office:value-type="string" office:string-value="☻">
            <text:p>☻</text:p>
          </table:table-cell>
          <table:table-cell table:style-name="ce20" table:formula="of:=IF(BITAND([.A21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number-columns-repeated="3"/>
          <table:table-cell table:style-name="ce17" table:formula="of:=IF(BITAND([.A216];1)&gt;0;[.$A$259];&quot;&quot;)">
            <text:p/>
          </table:table-cell>
          <table:table-cell table:style-name="ce17" table:formula="of:=IF(BITAND([.A216];2)&gt;0;[.$A$259];&quot;&quot;)" office:value-type="string" office:string-value="☻">
            <text:p>☻</text:p>
          </table:table-cell>
          <table:table-cell table:style-name="ce17" table:formula="of:=IF(BITAND([.A21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16];8)&gt;0;[.$A$259];&quot;&quot;)">
            <text:p/>
          </table:table-cell>
          <table:table-cell table:style-name="ce20" table:formula="of:=IF(BITAND([.A216];16)&gt;0;[.$A$259];&quot;&quot;)" office:value-type="string" office:string-value="☻">
            <text:p>☻</text:p>
          </table:table-cell>
          <table:table-cell table:style-name="ce20" table:formula="of:=IF(BITAND([.A216];32)&gt;0;[.$A$259];&quot;&quot;)">
            <text:p/>
          </table:table-cell>
          <table:table-cell table:style-name="ce20" table:formula="of:=IF(BITAND([.A216];64)&gt;0;[.$A$259];&quot;&quot;)" office:value-type="string" office:string-value="☻">
            <text:p>☻</text:p>
          </table:table-cell>
          <table:table-cell table:style-name="ce20" table:formula="of:=IF(BITAND([.A21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number-columns-repeated="3"/>
          <table:table-cell table:style-name="ce17" table:formula="of:=IF(BITAND([.A217];1)&gt;0;[.$A$259];&quot;&quot;)" office:value-type="string" office:string-value="☻">
            <text:p>☻</text:p>
          </table:table-cell>
          <table:table-cell table:style-name="ce17" table:formula="of:=IF(BITAND([.A217];2)&gt;0;[.$A$259];&quot;&quot;)" office:value-type="string" office:string-value="☻">
            <text:p>☻</text:p>
          </table:table-cell>
          <table:table-cell table:style-name="ce17" table:formula="of:=IF(BITAND([.A21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17];8)&gt;0;[.$A$259];&quot;&quot;)">
            <text:p/>
          </table:table-cell>
          <table:table-cell table:style-name="ce20" table:formula="of:=IF(BITAND([.A217];16)&gt;0;[.$A$259];&quot;&quot;)" office:value-type="string" office:string-value="☻">
            <text:p>☻</text:p>
          </table:table-cell>
          <table:table-cell table:style-name="ce20" table:formula="of:=IF(BITAND([.A217];32)&gt;0;[.$A$259];&quot;&quot;)">
            <text:p/>
          </table:table-cell>
          <table:table-cell table:style-name="ce20" table:formula="of:=IF(BITAND([.A217];64)&gt;0;[.$A$259];&quot;&quot;)" office:value-type="string" office:string-value="☻">
            <text:p>☻</text:p>
          </table:table-cell>
          <table:table-cell table:style-name="ce20" table:formula="of:=IF(BITAND([.A21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number-columns-repeated="3"/>
          <table:table-cell table:style-name="ce17" table:formula="of:=IF(BITAND([.A218];1)&gt;0;[.$A$259];&quot;&quot;)">
            <text:p/>
          </table:table-cell>
          <table:table-cell table:style-name="ce17" table:formula="of:=IF(BITAND([.A218];2)&gt;0;[.$A$259];&quot;&quot;)">
            <text:p/>
          </table:table-cell>
          <table:table-cell table:style-name="ce17" table:formula="of:=IF(BITAND([.A21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18];8)&gt;0;[.$A$259];&quot;&quot;)" office:value-type="string" office:string-value="☻">
            <text:p>☻</text:p>
          </table:table-cell>
          <table:table-cell table:style-name="ce20" table:formula="of:=IF(BITAND([.A218];16)&gt;0;[.$A$259];&quot;&quot;)" office:value-type="string" office:string-value="☻">
            <text:p>☻</text:p>
          </table:table-cell>
          <table:table-cell table:style-name="ce20" table:formula="of:=IF(BITAND([.A218];32)&gt;0;[.$A$259];&quot;&quot;)">
            <text:p/>
          </table:table-cell>
          <table:table-cell table:style-name="ce20" table:formula="of:=IF(BITAND([.A218];64)&gt;0;[.$A$259];&quot;&quot;)" office:value-type="string" office:string-value="☻">
            <text:p>☻</text:p>
          </table:table-cell>
          <table:table-cell table:style-name="ce20" table:formula="of:=IF(BITAND([.A21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number-columns-repeated="3"/>
          <table:table-cell table:style-name="ce17" table:formula="of:=IF(BITAND([.A219];1)&gt;0;[.$A$259];&quot;&quot;)" office:value-type="string" office:string-value="☻">
            <text:p>☻</text:p>
          </table:table-cell>
          <table:table-cell table:style-name="ce17" table:formula="of:=IF(BITAND([.A219];2)&gt;0;[.$A$259];&quot;&quot;)">
            <text:p/>
          </table:table-cell>
          <table:table-cell table:style-name="ce17" table:formula="of:=IF(BITAND([.A21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19];8)&gt;0;[.$A$259];&quot;&quot;)" office:value-type="string" office:string-value="☻">
            <text:p>☻</text:p>
          </table:table-cell>
          <table:table-cell table:style-name="ce20" table:formula="of:=IF(BITAND([.A219];16)&gt;0;[.$A$259];&quot;&quot;)" office:value-type="string" office:string-value="☻">
            <text:p>☻</text:p>
          </table:table-cell>
          <table:table-cell table:style-name="ce20" table:formula="of:=IF(BITAND([.A219];32)&gt;0;[.$A$259];&quot;&quot;)">
            <text:p/>
          </table:table-cell>
          <table:table-cell table:style-name="ce20" table:formula="of:=IF(BITAND([.A219];64)&gt;0;[.$A$259];&quot;&quot;)" office:value-type="string" office:string-value="☻">
            <text:p>☻</text:p>
          </table:table-cell>
          <table:table-cell table:style-name="ce20" table:formula="of:=IF(BITAND([.A21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number-columns-repeated="3"/>
          <table:table-cell table:style-name="ce17" table:formula="of:=IF(BITAND([.A220];1)&gt;0;[.$A$259];&quot;&quot;)">
            <text:p/>
          </table:table-cell>
          <table:table-cell table:style-name="ce17" table:formula="of:=IF(BITAND([.A220];2)&gt;0;[.$A$259];&quot;&quot;)" office:value-type="string" office:string-value="☻">
            <text:p>☻</text:p>
          </table:table-cell>
          <table:table-cell table:style-name="ce17" table:formula="of:=IF(BITAND([.A22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20];8)&gt;0;[.$A$259];&quot;&quot;)" office:value-type="string" office:string-value="☻">
            <text:p>☻</text:p>
          </table:table-cell>
          <table:table-cell table:style-name="ce20" table:formula="of:=IF(BITAND([.A220];16)&gt;0;[.$A$259];&quot;&quot;)" office:value-type="string" office:string-value="☻">
            <text:p>☻</text:p>
          </table:table-cell>
          <table:table-cell table:style-name="ce20" table:formula="of:=IF(BITAND([.A220];32)&gt;0;[.$A$259];&quot;&quot;)">
            <text:p/>
          </table:table-cell>
          <table:table-cell table:style-name="ce20" table:formula="of:=IF(BITAND([.A220];64)&gt;0;[.$A$259];&quot;&quot;)" office:value-type="string" office:string-value="☻">
            <text:p>☻</text:p>
          </table:table-cell>
          <table:table-cell table:style-name="ce20" table:formula="of:=IF(BITAND([.A22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number-columns-repeated="3"/>
          <table:table-cell table:style-name="ce17" table:formula="of:=IF(BITAND([.A221];1)&gt;0;[.$A$259];&quot;&quot;)" office:value-type="string" office:string-value="☻">
            <text:p>☻</text:p>
          </table:table-cell>
          <table:table-cell table:style-name="ce17" table:formula="of:=IF(BITAND([.A221];2)&gt;0;[.$A$259];&quot;&quot;)" office:value-type="string" office:string-value="☻">
            <text:p>☻</text:p>
          </table:table-cell>
          <table:table-cell table:style-name="ce17" table:formula="of:=IF(BITAND([.A22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21];8)&gt;0;[.$A$259];&quot;&quot;)" office:value-type="string" office:string-value="☻">
            <text:p>☻</text:p>
          </table:table-cell>
          <table:table-cell table:style-name="ce20" table:formula="of:=IF(BITAND([.A221];16)&gt;0;[.$A$259];&quot;&quot;)" office:value-type="string" office:string-value="☻">
            <text:p>☻</text:p>
          </table:table-cell>
          <table:table-cell table:style-name="ce20" table:formula="of:=IF(BITAND([.A221];32)&gt;0;[.$A$259];&quot;&quot;)">
            <text:p/>
          </table:table-cell>
          <table:table-cell table:style-name="ce20" table:formula="of:=IF(BITAND([.A221];64)&gt;0;[.$A$259];&quot;&quot;)" office:value-type="string" office:string-value="☻">
            <text:p>☻</text:p>
          </table:table-cell>
          <table:table-cell table:style-name="ce20" table:formula="of:=IF(BITAND([.A22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number-columns-repeated="3"/>
          <table:table-cell table:style-name="ce17" table:formula="of:=IF(BITAND([.A222];1)&gt;0;[.$A$259];&quot;&quot;)">
            <text:p/>
          </table:table-cell>
          <table:table-cell table:style-name="ce17" table:formula="of:=IF(BITAND([.A222];2)&gt;0;[.$A$259];&quot;&quot;)">
            <text:p/>
          </table:table-cell>
          <table:table-cell table:style-name="ce17" table:formula="of:=IF(BITAND([.A22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22];8)&gt;0;[.$A$259];&quot;&quot;)" office:value-type="string" office:string-value="☻">
            <text:p>☻</text:p>
          </table:table-cell>
          <table:table-cell table:style-name="ce20" table:formula="of:=IF(BITAND([.A222];16)&gt;0;[.$A$259];&quot;&quot;)" office:value-type="string" office:string-value="☻">
            <text:p>☻</text:p>
          </table:table-cell>
          <table:table-cell table:style-name="ce20" table:formula="of:=IF(BITAND([.A222];32)&gt;0;[.$A$259];&quot;&quot;)">
            <text:p/>
          </table:table-cell>
          <table:table-cell table:style-name="ce20" table:formula="of:=IF(BITAND([.A222];64)&gt;0;[.$A$259];&quot;&quot;)" office:value-type="string" office:string-value="☻">
            <text:p>☻</text:p>
          </table:table-cell>
          <table:table-cell table:style-name="ce20" table:formula="of:=IF(BITAND([.A22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number-columns-repeated="3"/>
          <table:table-cell table:style-name="ce17" table:formula="of:=IF(BITAND([.A223];1)&gt;0;[.$A$259];&quot;&quot;)" office:value-type="string" office:string-value="☻">
            <text:p>☻</text:p>
          </table:table-cell>
          <table:table-cell table:style-name="ce17" table:formula="of:=IF(BITAND([.A223];2)&gt;0;[.$A$259];&quot;&quot;)">
            <text:p/>
          </table:table-cell>
          <table:table-cell table:style-name="ce17" table:formula="of:=IF(BITAND([.A22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23];8)&gt;0;[.$A$259];&quot;&quot;)" office:value-type="string" office:string-value="☻">
            <text:p>☻</text:p>
          </table:table-cell>
          <table:table-cell table:style-name="ce20" table:formula="of:=IF(BITAND([.A223];16)&gt;0;[.$A$259];&quot;&quot;)" office:value-type="string" office:string-value="☻">
            <text:p>☻</text:p>
          </table:table-cell>
          <table:table-cell table:style-name="ce20" table:formula="of:=IF(BITAND([.A223];32)&gt;0;[.$A$259];&quot;&quot;)">
            <text:p/>
          </table:table-cell>
          <table:table-cell table:style-name="ce20" table:formula="of:=IF(BITAND([.A223];64)&gt;0;[.$A$259];&quot;&quot;)" office:value-type="string" office:string-value="☻">
            <text:p>☻</text:p>
          </table:table-cell>
          <table:table-cell table:style-name="ce20" table:formula="of:=IF(BITAND([.A22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number-columns-repeated="3"/>
          <table:table-cell table:style-name="ce17" table:formula="of:=IF(BITAND([.A224];1)&gt;0;[.$A$259];&quot;&quot;)">
            <text:p/>
          </table:table-cell>
          <table:table-cell table:style-name="ce17" table:formula="of:=IF(BITAND([.A224];2)&gt;0;[.$A$259];&quot;&quot;)" office:value-type="string" office:string-value="☻">
            <text:p>☻</text:p>
          </table:table-cell>
          <table:table-cell table:style-name="ce17" table:formula="of:=IF(BITAND([.A22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24];8)&gt;0;[.$A$259];&quot;&quot;)" office:value-type="string" office:string-value="☻">
            <text:p>☻</text:p>
          </table:table-cell>
          <table:table-cell table:style-name="ce20" table:formula="of:=IF(BITAND([.A224];16)&gt;0;[.$A$259];&quot;&quot;)" office:value-type="string" office:string-value="☻">
            <text:p>☻</text:p>
          </table:table-cell>
          <table:table-cell table:style-name="ce20" table:formula="of:=IF(BITAND([.A224];32)&gt;0;[.$A$259];&quot;&quot;)">
            <text:p/>
          </table:table-cell>
          <table:table-cell table:style-name="ce20" table:formula="of:=IF(BITAND([.A224];64)&gt;0;[.$A$259];&quot;&quot;)" office:value-type="string" office:string-value="☻">
            <text:p>☻</text:p>
          </table:table-cell>
          <table:table-cell table:style-name="ce20" table:formula="of:=IF(BITAND([.A22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number-columns-repeated="3"/>
          <table:table-cell table:style-name="ce17" table:formula="of:=IF(BITAND([.A225];1)&gt;0;[.$A$259];&quot;&quot;)" office:value-type="string" office:string-value="☻">
            <text:p>☻</text:p>
          </table:table-cell>
          <table:table-cell table:style-name="ce17" table:formula="of:=IF(BITAND([.A225];2)&gt;0;[.$A$259];&quot;&quot;)" office:value-type="string" office:string-value="☻">
            <text:p>☻</text:p>
          </table:table-cell>
          <table:table-cell table:style-name="ce17" table:formula="of:=IF(BITAND([.A22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25];8)&gt;0;[.$A$259];&quot;&quot;)" office:value-type="string" office:string-value="☻">
            <text:p>☻</text:p>
          </table:table-cell>
          <table:table-cell table:style-name="ce20" table:formula="of:=IF(BITAND([.A225];16)&gt;0;[.$A$259];&quot;&quot;)" office:value-type="string" office:string-value="☻">
            <text:p>☻</text:p>
          </table:table-cell>
          <table:table-cell table:style-name="ce20" table:formula="of:=IF(BITAND([.A225];32)&gt;0;[.$A$259];&quot;&quot;)">
            <text:p/>
          </table:table-cell>
          <table:table-cell table:style-name="ce20" table:formula="of:=IF(BITAND([.A225];64)&gt;0;[.$A$259];&quot;&quot;)" office:value-type="string" office:string-value="☻">
            <text:p>☻</text:p>
          </table:table-cell>
          <table:table-cell table:style-name="ce20" table:formula="of:=IF(BITAND([.A22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number-columns-repeated="3"/>
          <table:table-cell table:style-name="ce17" table:formula="of:=IF(BITAND([.A226];1)&gt;0;[.$A$259];&quot;&quot;)">
            <text:p/>
          </table:table-cell>
          <table:table-cell table:style-name="ce17" table:formula="of:=IF(BITAND([.A226];2)&gt;0;[.$A$259];&quot;&quot;)">
            <text:p/>
          </table:table-cell>
          <table:table-cell table:style-name="ce17" table:formula="of:=IF(BITAND([.A22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26];8)&gt;0;[.$A$259];&quot;&quot;)">
            <text:p/>
          </table:table-cell>
          <table:table-cell table:style-name="ce20" table:formula="of:=IF(BITAND([.A226];16)&gt;0;[.$A$259];&quot;&quot;)">
            <text:p/>
          </table:table-cell>
          <table:table-cell table:style-name="ce20" table:formula="of:=IF(BITAND([.A226];32)&gt;0;[.$A$259];&quot;&quot;)" office:value-type="string" office:string-value="☻">
            <text:p>☻</text:p>
          </table:table-cell>
          <table:table-cell table:style-name="ce20" table:formula="of:=IF(BITAND([.A226];64)&gt;0;[.$A$259];&quot;&quot;)" office:value-type="string" office:string-value="☻">
            <text:p>☻</text:p>
          </table:table-cell>
          <table:table-cell table:style-name="ce20" table:formula="of:=IF(BITAND([.A22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number-columns-repeated="3"/>
          <table:table-cell table:style-name="ce17" table:formula="of:=IF(BITAND([.A227];1)&gt;0;[.$A$259];&quot;&quot;)" office:value-type="string" office:string-value="☻">
            <text:p>☻</text:p>
          </table:table-cell>
          <table:table-cell table:style-name="ce17" table:formula="of:=IF(BITAND([.A227];2)&gt;0;[.$A$259];&quot;&quot;)">
            <text:p/>
          </table:table-cell>
          <table:table-cell table:style-name="ce17" table:formula="of:=IF(BITAND([.A22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27];8)&gt;0;[.$A$259];&quot;&quot;)">
            <text:p/>
          </table:table-cell>
          <table:table-cell table:style-name="ce20" table:formula="of:=IF(BITAND([.A227];16)&gt;0;[.$A$259];&quot;&quot;)">
            <text:p/>
          </table:table-cell>
          <table:table-cell table:style-name="ce20" table:formula="of:=IF(BITAND([.A227];32)&gt;0;[.$A$259];&quot;&quot;)" office:value-type="string" office:string-value="☻">
            <text:p>☻</text:p>
          </table:table-cell>
          <table:table-cell table:style-name="ce20" table:formula="of:=IF(BITAND([.A227];64)&gt;0;[.$A$259];&quot;&quot;)" office:value-type="string" office:string-value="☻">
            <text:p>☻</text:p>
          </table:table-cell>
          <table:table-cell table:style-name="ce20" table:formula="of:=IF(BITAND([.A22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number-columns-repeated="3"/>
          <table:table-cell table:style-name="ce17" table:formula="of:=IF(BITAND([.A228];1)&gt;0;[.$A$259];&quot;&quot;)">
            <text:p/>
          </table:table-cell>
          <table:table-cell table:style-name="ce17" table:formula="of:=IF(BITAND([.A228];2)&gt;0;[.$A$259];&quot;&quot;)" office:value-type="string" office:string-value="☻">
            <text:p>☻</text:p>
          </table:table-cell>
          <table:table-cell table:style-name="ce17" table:formula="of:=IF(BITAND([.A228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28];8)&gt;0;[.$A$259];&quot;&quot;)">
            <text:p/>
          </table:table-cell>
          <table:table-cell table:style-name="ce20" table:formula="of:=IF(BITAND([.A228];16)&gt;0;[.$A$259];&quot;&quot;)">
            <text:p/>
          </table:table-cell>
          <table:table-cell table:style-name="ce20" table:formula="of:=IF(BITAND([.A228];32)&gt;0;[.$A$259];&quot;&quot;)" office:value-type="string" office:string-value="☻">
            <text:p>☻</text:p>
          </table:table-cell>
          <table:table-cell table:style-name="ce20" table:formula="of:=IF(BITAND([.A228];64)&gt;0;[.$A$259];&quot;&quot;)" office:value-type="string" office:string-value="☻">
            <text:p>☻</text:p>
          </table:table-cell>
          <table:table-cell table:style-name="ce20" table:formula="of:=IF(BITAND([.A22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number-columns-repeated="3"/>
          <table:table-cell table:style-name="ce17" table:formula="of:=IF(BITAND([.A229];1)&gt;0;[.$A$259];&quot;&quot;)" office:value-type="string" office:string-value="☻">
            <text:p>☻</text:p>
          </table:table-cell>
          <table:table-cell table:style-name="ce17" table:formula="of:=IF(BITAND([.A229];2)&gt;0;[.$A$259];&quot;&quot;)" office:value-type="string" office:string-value="☻">
            <text:p>☻</text:p>
          </table:table-cell>
          <table:table-cell table:style-name="ce17" table:formula="of:=IF(BITAND([.A229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29];8)&gt;0;[.$A$259];&quot;&quot;)">
            <text:p/>
          </table:table-cell>
          <table:table-cell table:style-name="ce20" table:formula="of:=IF(BITAND([.A229];16)&gt;0;[.$A$259];&quot;&quot;)">
            <text:p/>
          </table:table-cell>
          <table:table-cell table:style-name="ce20" table:formula="of:=IF(BITAND([.A229];32)&gt;0;[.$A$259];&quot;&quot;)" office:value-type="string" office:string-value="☻">
            <text:p>☻</text:p>
          </table:table-cell>
          <table:table-cell table:style-name="ce20" table:formula="of:=IF(BITAND([.A229];64)&gt;0;[.$A$259];&quot;&quot;)" office:value-type="string" office:string-value="☻">
            <text:p>☻</text:p>
          </table:table-cell>
          <table:table-cell table:style-name="ce20" table:formula="of:=IF(BITAND([.A22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number-columns-repeated="3"/>
          <table:table-cell table:style-name="ce17" table:formula="of:=IF(BITAND([.A230];1)&gt;0;[.$A$259];&quot;&quot;)">
            <text:p/>
          </table:table-cell>
          <table:table-cell table:style-name="ce17" table:formula="of:=IF(BITAND([.A230];2)&gt;0;[.$A$259];&quot;&quot;)">
            <text:p/>
          </table:table-cell>
          <table:table-cell table:style-name="ce17" table:formula="of:=IF(BITAND([.A23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30];8)&gt;0;[.$A$259];&quot;&quot;)">
            <text:p/>
          </table:table-cell>
          <table:table-cell table:style-name="ce20" table:formula="of:=IF(BITAND([.A230];16)&gt;0;[.$A$259];&quot;&quot;)">
            <text:p/>
          </table:table-cell>
          <table:table-cell table:style-name="ce20" table:formula="of:=IF(BITAND([.A230];32)&gt;0;[.$A$259];&quot;&quot;)" office:value-type="string" office:string-value="☻">
            <text:p>☻</text:p>
          </table:table-cell>
          <table:table-cell table:style-name="ce20" table:formula="of:=IF(BITAND([.A230];64)&gt;0;[.$A$259];&quot;&quot;)" office:value-type="string" office:string-value="☻">
            <text:p>☻</text:p>
          </table:table-cell>
          <table:table-cell table:style-name="ce20" table:formula="of:=IF(BITAND([.A23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number-columns-repeated="3"/>
          <table:table-cell table:style-name="ce17" table:formula="of:=IF(BITAND([.A231];1)&gt;0;[.$A$259];&quot;&quot;)" office:value-type="string" office:string-value="☻">
            <text:p>☻</text:p>
          </table:table-cell>
          <table:table-cell table:style-name="ce17" table:formula="of:=IF(BITAND([.A231];2)&gt;0;[.$A$259];&quot;&quot;)">
            <text:p/>
          </table:table-cell>
          <table:table-cell table:style-name="ce17" table:formula="of:=IF(BITAND([.A23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31];8)&gt;0;[.$A$259];&quot;&quot;)">
            <text:p/>
          </table:table-cell>
          <table:table-cell table:style-name="ce20" table:formula="of:=IF(BITAND([.A231];16)&gt;0;[.$A$259];&quot;&quot;)">
            <text:p/>
          </table:table-cell>
          <table:table-cell table:style-name="ce20" table:formula="of:=IF(BITAND([.A231];32)&gt;0;[.$A$259];&quot;&quot;)" office:value-type="string" office:string-value="☻">
            <text:p>☻</text:p>
          </table:table-cell>
          <table:table-cell table:style-name="ce20" table:formula="of:=IF(BITAND([.A231];64)&gt;0;[.$A$259];&quot;&quot;)" office:value-type="string" office:string-value="☻">
            <text:p>☻</text:p>
          </table:table-cell>
          <table:table-cell table:style-name="ce20" table:formula="of:=IF(BITAND([.A23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number-columns-repeated="3"/>
          <table:table-cell table:style-name="ce17" table:formula="of:=IF(BITAND([.A232];1)&gt;0;[.$A$259];&quot;&quot;)">
            <text:p/>
          </table:table-cell>
          <table:table-cell table:style-name="ce17" table:formula="of:=IF(BITAND([.A232];2)&gt;0;[.$A$259];&quot;&quot;)" office:value-type="string" office:string-value="☻">
            <text:p>☻</text:p>
          </table:table-cell>
          <table:table-cell table:style-name="ce17" table:formula="of:=IF(BITAND([.A232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32];8)&gt;0;[.$A$259];&quot;&quot;)">
            <text:p/>
          </table:table-cell>
          <table:table-cell table:style-name="ce20" table:formula="of:=IF(BITAND([.A232];16)&gt;0;[.$A$259];&quot;&quot;)">
            <text:p/>
          </table:table-cell>
          <table:table-cell table:style-name="ce20" table:formula="of:=IF(BITAND([.A232];32)&gt;0;[.$A$259];&quot;&quot;)" office:value-type="string" office:string-value="☻">
            <text:p>☻</text:p>
          </table:table-cell>
          <table:table-cell table:style-name="ce20" table:formula="of:=IF(BITAND([.A232];64)&gt;0;[.$A$259];&quot;&quot;)" office:value-type="string" office:string-value="☻">
            <text:p>☻</text:p>
          </table:table-cell>
          <table:table-cell table:style-name="ce20" table:formula="of:=IF(BITAND([.A23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number-columns-repeated="3"/>
          <table:table-cell table:style-name="ce17" table:formula="of:=IF(BITAND([.A233];1)&gt;0;[.$A$259];&quot;&quot;)" office:value-type="string" office:string-value="☻">
            <text:p>☻</text:p>
          </table:table-cell>
          <table:table-cell table:style-name="ce17" table:formula="of:=IF(BITAND([.A233];2)&gt;0;[.$A$259];&quot;&quot;)" office:value-type="string" office:string-value="☻">
            <text:p>☻</text:p>
          </table:table-cell>
          <table:table-cell table:style-name="ce17" table:formula="of:=IF(BITAND([.A233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33];8)&gt;0;[.$A$259];&quot;&quot;)">
            <text:p/>
          </table:table-cell>
          <table:table-cell table:style-name="ce20" table:formula="of:=IF(BITAND([.A233];16)&gt;0;[.$A$259];&quot;&quot;)">
            <text:p/>
          </table:table-cell>
          <table:table-cell table:style-name="ce20" table:formula="of:=IF(BITAND([.A233];32)&gt;0;[.$A$259];&quot;&quot;)" office:value-type="string" office:string-value="☻">
            <text:p>☻</text:p>
          </table:table-cell>
          <table:table-cell table:style-name="ce20" table:formula="of:=IF(BITAND([.A233];64)&gt;0;[.$A$259];&quot;&quot;)" office:value-type="string" office:string-value="☻">
            <text:p>☻</text:p>
          </table:table-cell>
          <table:table-cell table:style-name="ce20" table:formula="of:=IF(BITAND([.A23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number-columns-repeated="3"/>
          <table:table-cell table:style-name="ce17" table:formula="of:=IF(BITAND([.A234];1)&gt;0;[.$A$259];&quot;&quot;)">
            <text:p/>
          </table:table-cell>
          <table:table-cell table:style-name="ce17" table:formula="of:=IF(BITAND([.A234];2)&gt;0;[.$A$259];&quot;&quot;)">
            <text:p/>
          </table:table-cell>
          <table:table-cell table:style-name="ce17" table:formula="of:=IF(BITAND([.A23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34];8)&gt;0;[.$A$259];&quot;&quot;)" office:value-type="string" office:string-value="☻">
            <text:p>☻</text:p>
          </table:table-cell>
          <table:table-cell table:style-name="ce20" table:formula="of:=IF(BITAND([.A234];16)&gt;0;[.$A$259];&quot;&quot;)">
            <text:p/>
          </table:table-cell>
          <table:table-cell table:style-name="ce20" table:formula="of:=IF(BITAND([.A234];32)&gt;0;[.$A$259];&quot;&quot;)" office:value-type="string" office:string-value="☻">
            <text:p>☻</text:p>
          </table:table-cell>
          <table:table-cell table:style-name="ce20" table:formula="of:=IF(BITAND([.A234];64)&gt;0;[.$A$259];&quot;&quot;)" office:value-type="string" office:string-value="☻">
            <text:p>☻</text:p>
          </table:table-cell>
          <table:table-cell table:style-name="ce20" table:formula="of:=IF(BITAND([.A23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number-columns-repeated="3"/>
          <table:table-cell table:style-name="ce17" table:formula="of:=IF(BITAND([.A235];1)&gt;0;[.$A$259];&quot;&quot;)" office:value-type="string" office:string-value="☻">
            <text:p>☻</text:p>
          </table:table-cell>
          <table:table-cell table:style-name="ce17" table:formula="of:=IF(BITAND([.A235];2)&gt;0;[.$A$259];&quot;&quot;)">
            <text:p/>
          </table:table-cell>
          <table:table-cell table:style-name="ce17" table:formula="of:=IF(BITAND([.A23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35];8)&gt;0;[.$A$259];&quot;&quot;)" office:value-type="string" office:string-value="☻">
            <text:p>☻</text:p>
          </table:table-cell>
          <table:table-cell table:style-name="ce20" table:formula="of:=IF(BITAND([.A235];16)&gt;0;[.$A$259];&quot;&quot;)">
            <text:p/>
          </table:table-cell>
          <table:table-cell table:style-name="ce20" table:formula="of:=IF(BITAND([.A235];32)&gt;0;[.$A$259];&quot;&quot;)" office:value-type="string" office:string-value="☻">
            <text:p>☻</text:p>
          </table:table-cell>
          <table:table-cell table:style-name="ce20" table:formula="of:=IF(BITAND([.A235];64)&gt;0;[.$A$259];&quot;&quot;)" office:value-type="string" office:string-value="☻">
            <text:p>☻</text:p>
          </table:table-cell>
          <table:table-cell table:style-name="ce20" table:formula="of:=IF(BITAND([.A23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number-columns-repeated="3"/>
          <table:table-cell table:style-name="ce17" table:formula="of:=IF(BITAND([.A236];1)&gt;0;[.$A$259];&quot;&quot;)">
            <text:p/>
          </table:table-cell>
          <table:table-cell table:style-name="ce17" table:formula="of:=IF(BITAND([.A236];2)&gt;0;[.$A$259];&quot;&quot;)" office:value-type="string" office:string-value="☻">
            <text:p>☻</text:p>
          </table:table-cell>
          <table:table-cell table:style-name="ce17" table:formula="of:=IF(BITAND([.A236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36];8)&gt;0;[.$A$259];&quot;&quot;)" office:value-type="string" office:string-value="☻">
            <text:p>☻</text:p>
          </table:table-cell>
          <table:table-cell table:style-name="ce20" table:formula="of:=IF(BITAND([.A236];16)&gt;0;[.$A$259];&quot;&quot;)">
            <text:p/>
          </table:table-cell>
          <table:table-cell table:style-name="ce20" table:formula="of:=IF(BITAND([.A236];32)&gt;0;[.$A$259];&quot;&quot;)" office:value-type="string" office:string-value="☻">
            <text:p>☻</text:p>
          </table:table-cell>
          <table:table-cell table:style-name="ce20" table:formula="of:=IF(BITAND([.A236];64)&gt;0;[.$A$259];&quot;&quot;)" office:value-type="string" office:string-value="☻">
            <text:p>☻</text:p>
          </table:table-cell>
          <table:table-cell table:style-name="ce20" table:formula="of:=IF(BITAND([.A23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number-columns-repeated="3"/>
          <table:table-cell table:style-name="ce17" table:formula="of:=IF(BITAND([.A237];1)&gt;0;[.$A$259];&quot;&quot;)" office:value-type="string" office:string-value="☻">
            <text:p>☻</text:p>
          </table:table-cell>
          <table:table-cell table:style-name="ce17" table:formula="of:=IF(BITAND([.A237];2)&gt;0;[.$A$259];&quot;&quot;)" office:value-type="string" office:string-value="☻">
            <text:p>☻</text:p>
          </table:table-cell>
          <table:table-cell table:style-name="ce17" table:formula="of:=IF(BITAND([.A237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37];8)&gt;0;[.$A$259];&quot;&quot;)" office:value-type="string" office:string-value="☻">
            <text:p>☻</text:p>
          </table:table-cell>
          <table:table-cell table:style-name="ce20" table:formula="of:=IF(BITAND([.A237];16)&gt;0;[.$A$259];&quot;&quot;)">
            <text:p/>
          </table:table-cell>
          <table:table-cell table:style-name="ce20" table:formula="of:=IF(BITAND([.A237];32)&gt;0;[.$A$259];&quot;&quot;)" office:value-type="string" office:string-value="☻">
            <text:p>☻</text:p>
          </table:table-cell>
          <table:table-cell table:style-name="ce20" table:formula="of:=IF(BITAND([.A237];64)&gt;0;[.$A$259];&quot;&quot;)" office:value-type="string" office:string-value="☻">
            <text:p>☻</text:p>
          </table:table-cell>
          <table:table-cell table:style-name="ce20" table:formula="of:=IF(BITAND([.A23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number-columns-repeated="3"/>
          <table:table-cell table:style-name="ce17" table:formula="of:=IF(BITAND([.A238];1)&gt;0;[.$A$259];&quot;&quot;)">
            <text:p/>
          </table:table-cell>
          <table:table-cell table:style-name="ce17" table:formula="of:=IF(BITAND([.A238];2)&gt;0;[.$A$259];&quot;&quot;)">
            <text:p/>
          </table:table-cell>
          <table:table-cell table:style-name="ce17" table:formula="of:=IF(BITAND([.A23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38];8)&gt;0;[.$A$259];&quot;&quot;)" office:value-type="string" office:string-value="☻">
            <text:p>☻</text:p>
          </table:table-cell>
          <table:table-cell table:style-name="ce20" table:formula="of:=IF(BITAND([.A238];16)&gt;0;[.$A$259];&quot;&quot;)">
            <text:p/>
          </table:table-cell>
          <table:table-cell table:style-name="ce20" table:formula="of:=IF(BITAND([.A238];32)&gt;0;[.$A$259];&quot;&quot;)" office:value-type="string" office:string-value="☻">
            <text:p>☻</text:p>
          </table:table-cell>
          <table:table-cell table:style-name="ce20" table:formula="of:=IF(BITAND([.A238];64)&gt;0;[.$A$259];&quot;&quot;)" office:value-type="string" office:string-value="☻">
            <text:p>☻</text:p>
          </table:table-cell>
          <table:table-cell table:style-name="ce20" table:formula="of:=IF(BITAND([.A23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number-columns-repeated="3"/>
          <table:table-cell table:style-name="ce17" table:formula="of:=IF(BITAND([.A239];1)&gt;0;[.$A$259];&quot;&quot;)" office:value-type="string" office:string-value="☻">
            <text:p>☻</text:p>
          </table:table-cell>
          <table:table-cell table:style-name="ce17" table:formula="of:=IF(BITAND([.A239];2)&gt;0;[.$A$259];&quot;&quot;)">
            <text:p/>
          </table:table-cell>
          <table:table-cell table:style-name="ce17" table:formula="of:=IF(BITAND([.A23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39];8)&gt;0;[.$A$259];&quot;&quot;)" office:value-type="string" office:string-value="☻">
            <text:p>☻</text:p>
          </table:table-cell>
          <table:table-cell table:style-name="ce20" table:formula="of:=IF(BITAND([.A239];16)&gt;0;[.$A$259];&quot;&quot;)">
            <text:p/>
          </table:table-cell>
          <table:table-cell table:style-name="ce20" table:formula="of:=IF(BITAND([.A239];32)&gt;0;[.$A$259];&quot;&quot;)" office:value-type="string" office:string-value="☻">
            <text:p>☻</text:p>
          </table:table-cell>
          <table:table-cell table:style-name="ce20" table:formula="of:=IF(BITAND([.A239];64)&gt;0;[.$A$259];&quot;&quot;)" office:value-type="string" office:string-value="☻">
            <text:p>☻</text:p>
          </table:table-cell>
          <table:table-cell table:style-name="ce20" table:formula="of:=IF(BITAND([.A23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number-columns-repeated="3"/>
          <table:table-cell table:style-name="ce17" table:formula="of:=IF(BITAND([.A240];1)&gt;0;[.$A$259];&quot;&quot;)">
            <text:p/>
          </table:table-cell>
          <table:table-cell table:style-name="ce17" table:formula="of:=IF(BITAND([.A240];2)&gt;0;[.$A$259];&quot;&quot;)" office:value-type="string" office:string-value="☻">
            <text:p>☻</text:p>
          </table:table-cell>
          <table:table-cell table:style-name="ce17" table:formula="of:=IF(BITAND([.A240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40];8)&gt;0;[.$A$259];&quot;&quot;)" office:value-type="string" office:string-value="☻">
            <text:p>☻</text:p>
          </table:table-cell>
          <table:table-cell table:style-name="ce20" table:formula="of:=IF(BITAND([.A240];16)&gt;0;[.$A$259];&quot;&quot;)">
            <text:p/>
          </table:table-cell>
          <table:table-cell table:style-name="ce20" table:formula="of:=IF(BITAND([.A240];32)&gt;0;[.$A$259];&quot;&quot;)" office:value-type="string" office:string-value="☻">
            <text:p>☻</text:p>
          </table:table-cell>
          <table:table-cell table:style-name="ce20" table:formula="of:=IF(BITAND([.A240];64)&gt;0;[.$A$259];&quot;&quot;)" office:value-type="string" office:string-value="☻">
            <text:p>☻</text:p>
          </table:table-cell>
          <table:table-cell table:style-name="ce20" table:formula="of:=IF(BITAND([.A24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number-columns-repeated="3"/>
          <table:table-cell table:style-name="ce17" table:formula="of:=IF(BITAND([.A241];1)&gt;0;[.$A$259];&quot;&quot;)" office:value-type="string" office:string-value="☻">
            <text:p>☻</text:p>
          </table:table-cell>
          <table:table-cell table:style-name="ce17" table:formula="of:=IF(BITAND([.A241];2)&gt;0;[.$A$259];&quot;&quot;)" office:value-type="string" office:string-value="☻">
            <text:p>☻</text:p>
          </table:table-cell>
          <table:table-cell table:style-name="ce17" table:formula="of:=IF(BITAND([.A241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41];8)&gt;0;[.$A$259];&quot;&quot;)" office:value-type="string" office:string-value="☻">
            <text:p>☻</text:p>
          </table:table-cell>
          <table:table-cell table:style-name="ce20" table:formula="of:=IF(BITAND([.A241];16)&gt;0;[.$A$259];&quot;&quot;)">
            <text:p/>
          </table:table-cell>
          <table:table-cell table:style-name="ce20" table:formula="of:=IF(BITAND([.A241];32)&gt;0;[.$A$259];&quot;&quot;)" office:value-type="string" office:string-value="☻">
            <text:p>☻</text:p>
          </table:table-cell>
          <table:table-cell table:style-name="ce20" table:formula="of:=IF(BITAND([.A241];64)&gt;0;[.$A$259];&quot;&quot;)" office:value-type="string" office:string-value="☻">
            <text:p>☻</text:p>
          </table:table-cell>
          <table:table-cell table:style-name="ce20" table:formula="of:=IF(BITAND([.A24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number-columns-repeated="3"/>
          <table:table-cell table:style-name="ce17" table:formula="of:=IF(BITAND([.A242];1)&gt;0;[.$A$259];&quot;&quot;)">
            <text:p/>
          </table:table-cell>
          <table:table-cell table:style-name="ce17" table:formula="of:=IF(BITAND([.A242];2)&gt;0;[.$A$259];&quot;&quot;)">
            <text:p/>
          </table:table-cell>
          <table:table-cell table:style-name="ce17" table:formula="of:=IF(BITAND([.A24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42];8)&gt;0;[.$A$259];&quot;&quot;)">
            <text:p/>
          </table:table-cell>
          <table:table-cell table:style-name="ce20" table:formula="of:=IF(BITAND([.A242];16)&gt;0;[.$A$259];&quot;&quot;)" office:value-type="string" office:string-value="☻">
            <text:p>☻</text:p>
          </table:table-cell>
          <table:table-cell table:style-name="ce20" table:formula="of:=IF(BITAND([.A242];32)&gt;0;[.$A$259];&quot;&quot;)" office:value-type="string" office:string-value="☻">
            <text:p>☻</text:p>
          </table:table-cell>
          <table:table-cell table:style-name="ce20" table:formula="of:=IF(BITAND([.A242];64)&gt;0;[.$A$259];&quot;&quot;)" office:value-type="string" office:string-value="☻">
            <text:p>☻</text:p>
          </table:table-cell>
          <table:table-cell table:style-name="ce20" table:formula="of:=IF(BITAND([.A24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number-columns-repeated="3"/>
          <table:table-cell table:style-name="ce17" table:formula="of:=IF(BITAND([.A243];1)&gt;0;[.$A$259];&quot;&quot;)" office:value-type="string" office:string-value="☻">
            <text:p>☻</text:p>
          </table:table-cell>
          <table:table-cell table:style-name="ce17" table:formula="of:=IF(BITAND([.A243];2)&gt;0;[.$A$259];&quot;&quot;)">
            <text:p/>
          </table:table-cell>
          <table:table-cell table:style-name="ce17" table:formula="of:=IF(BITAND([.A24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43];8)&gt;0;[.$A$259];&quot;&quot;)">
            <text:p/>
          </table:table-cell>
          <table:table-cell table:style-name="ce20" table:formula="of:=IF(BITAND([.A243];16)&gt;0;[.$A$259];&quot;&quot;)" office:value-type="string" office:string-value="☻">
            <text:p>☻</text:p>
          </table:table-cell>
          <table:table-cell table:style-name="ce20" table:formula="of:=IF(BITAND([.A243];32)&gt;0;[.$A$259];&quot;&quot;)" office:value-type="string" office:string-value="☻">
            <text:p>☻</text:p>
          </table:table-cell>
          <table:table-cell table:style-name="ce20" table:formula="of:=IF(BITAND([.A243];64)&gt;0;[.$A$259];&quot;&quot;)" office:value-type="string" office:string-value="☻">
            <text:p>☻</text:p>
          </table:table-cell>
          <table:table-cell table:style-name="ce20" table:formula="of:=IF(BITAND([.A24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number-columns-repeated="3"/>
          <table:table-cell table:style-name="ce17" table:formula="of:=IF(BITAND([.A244];1)&gt;0;[.$A$259];&quot;&quot;)">
            <text:p/>
          </table:table-cell>
          <table:table-cell table:style-name="ce17" table:formula="of:=IF(BITAND([.A244];2)&gt;0;[.$A$259];&quot;&quot;)" office:value-type="string" office:string-value="☻">
            <text:p>☻</text:p>
          </table:table-cell>
          <table:table-cell table:style-name="ce17" table:formula="of:=IF(BITAND([.A244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44];8)&gt;0;[.$A$259];&quot;&quot;)">
            <text:p/>
          </table:table-cell>
          <table:table-cell table:style-name="ce20" table:formula="of:=IF(BITAND([.A244];16)&gt;0;[.$A$259];&quot;&quot;)" office:value-type="string" office:string-value="☻">
            <text:p>☻</text:p>
          </table:table-cell>
          <table:table-cell table:style-name="ce20" table:formula="of:=IF(BITAND([.A244];32)&gt;0;[.$A$259];&quot;&quot;)" office:value-type="string" office:string-value="☻">
            <text:p>☻</text:p>
          </table:table-cell>
          <table:table-cell table:style-name="ce20" table:formula="of:=IF(BITAND([.A244];64)&gt;0;[.$A$259];&quot;&quot;)" office:value-type="string" office:string-value="☻">
            <text:p>☻</text:p>
          </table:table-cell>
          <table:table-cell table:style-name="ce20" table:formula="of:=IF(BITAND([.A24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number-columns-repeated="3"/>
          <table:table-cell table:style-name="ce17" table:formula="of:=IF(BITAND([.A245];1)&gt;0;[.$A$259];&quot;&quot;)" office:value-type="string" office:string-value="☻">
            <text:p>☻</text:p>
          </table:table-cell>
          <table:table-cell table:style-name="ce17" table:formula="of:=IF(BITAND([.A245];2)&gt;0;[.$A$259];&quot;&quot;)" office:value-type="string" office:string-value="☻">
            <text:p>☻</text:p>
          </table:table-cell>
          <table:table-cell table:style-name="ce17" table:formula="of:=IF(BITAND([.A245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45];8)&gt;0;[.$A$259];&quot;&quot;)">
            <text:p/>
          </table:table-cell>
          <table:table-cell table:style-name="ce20" table:formula="of:=IF(BITAND([.A245];16)&gt;0;[.$A$259];&quot;&quot;)" office:value-type="string" office:string-value="☻">
            <text:p>☻</text:p>
          </table:table-cell>
          <table:table-cell table:style-name="ce20" table:formula="of:=IF(BITAND([.A245];32)&gt;0;[.$A$259];&quot;&quot;)" office:value-type="string" office:string-value="☻">
            <text:p>☻</text:p>
          </table:table-cell>
          <table:table-cell table:style-name="ce20" table:formula="of:=IF(BITAND([.A245];64)&gt;0;[.$A$259];&quot;&quot;)" office:value-type="string" office:string-value="☻">
            <text:p>☻</text:p>
          </table:table-cell>
          <table:table-cell table:style-name="ce20" table:formula="of:=IF(BITAND([.A24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number-columns-repeated="3"/>
          <table:table-cell table:style-name="ce17" table:formula="of:=IF(BITAND([.A246];1)&gt;0;[.$A$259];&quot;&quot;)">
            <text:p/>
          </table:table-cell>
          <table:table-cell table:style-name="ce17" table:formula="of:=IF(BITAND([.A246];2)&gt;0;[.$A$259];&quot;&quot;)">
            <text:p/>
          </table:table-cell>
          <table:table-cell table:style-name="ce17" table:formula="of:=IF(BITAND([.A24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46];8)&gt;0;[.$A$259];&quot;&quot;)">
            <text:p/>
          </table:table-cell>
          <table:table-cell table:style-name="ce20" table:formula="of:=IF(BITAND([.A246];16)&gt;0;[.$A$259];&quot;&quot;)" office:value-type="string" office:string-value="☻">
            <text:p>☻</text:p>
          </table:table-cell>
          <table:table-cell table:style-name="ce20" table:formula="of:=IF(BITAND([.A246];32)&gt;0;[.$A$259];&quot;&quot;)" office:value-type="string" office:string-value="☻">
            <text:p>☻</text:p>
          </table:table-cell>
          <table:table-cell table:style-name="ce20" table:formula="of:=IF(BITAND([.A246];64)&gt;0;[.$A$259];&quot;&quot;)" office:value-type="string" office:string-value="☻">
            <text:p>☻</text:p>
          </table:table-cell>
          <table:table-cell table:style-name="ce20" table:formula="of:=IF(BITAND([.A24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number-columns-repeated="3"/>
          <table:table-cell table:style-name="ce17" table:formula="of:=IF(BITAND([.A247];1)&gt;0;[.$A$259];&quot;&quot;)" office:value-type="string" office:string-value="☻">
            <text:p>☻</text:p>
          </table:table-cell>
          <table:table-cell table:style-name="ce17" table:formula="of:=IF(BITAND([.A247];2)&gt;0;[.$A$259];&quot;&quot;)">
            <text:p/>
          </table:table-cell>
          <table:table-cell table:style-name="ce17" table:formula="of:=IF(BITAND([.A24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47];8)&gt;0;[.$A$259];&quot;&quot;)">
            <text:p/>
          </table:table-cell>
          <table:table-cell table:style-name="ce20" table:formula="of:=IF(BITAND([.A247];16)&gt;0;[.$A$259];&quot;&quot;)" office:value-type="string" office:string-value="☻">
            <text:p>☻</text:p>
          </table:table-cell>
          <table:table-cell table:style-name="ce20" table:formula="of:=IF(BITAND([.A247];32)&gt;0;[.$A$259];&quot;&quot;)" office:value-type="string" office:string-value="☻">
            <text:p>☻</text:p>
          </table:table-cell>
          <table:table-cell table:style-name="ce20" table:formula="of:=IF(BITAND([.A247];64)&gt;0;[.$A$259];&quot;&quot;)" office:value-type="string" office:string-value="☻">
            <text:p>☻</text:p>
          </table:table-cell>
          <table:table-cell table:style-name="ce20" table:formula="of:=IF(BITAND([.A24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number-columns-repeated="3"/>
          <table:table-cell table:style-name="ce17" table:formula="of:=IF(BITAND([.A248];1)&gt;0;[.$A$259];&quot;&quot;)">
            <text:p/>
          </table:table-cell>
          <table:table-cell table:style-name="ce17" table:formula="of:=IF(BITAND([.A248];2)&gt;0;[.$A$259];&quot;&quot;)" office:value-type="string" office:string-value="☻">
            <text:p>☻</text:p>
          </table:table-cell>
          <table:table-cell table:style-name="ce17" table:formula="of:=IF(BITAND([.A248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48];8)&gt;0;[.$A$259];&quot;&quot;)">
            <text:p/>
          </table:table-cell>
          <table:table-cell table:style-name="ce20" table:formula="of:=IF(BITAND([.A248];16)&gt;0;[.$A$259];&quot;&quot;)" office:value-type="string" office:string-value="☻">
            <text:p>☻</text:p>
          </table:table-cell>
          <table:table-cell table:style-name="ce20" table:formula="of:=IF(BITAND([.A248];32)&gt;0;[.$A$259];&quot;&quot;)" office:value-type="string" office:string-value="☻">
            <text:p>☻</text:p>
          </table:table-cell>
          <table:table-cell table:style-name="ce20" table:formula="of:=IF(BITAND([.A248];64)&gt;0;[.$A$259];&quot;&quot;)" office:value-type="string" office:string-value="☻">
            <text:p>☻</text:p>
          </table:table-cell>
          <table:table-cell table:style-name="ce20" table:formula="of:=IF(BITAND([.A24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number-columns-repeated="3"/>
          <table:table-cell table:style-name="ce17" table:formula="of:=IF(BITAND([.A249];1)&gt;0;[.$A$259];&quot;&quot;)" office:value-type="string" office:string-value="☻">
            <text:p>☻</text:p>
          </table:table-cell>
          <table:table-cell table:style-name="ce17" table:formula="of:=IF(BITAND([.A249];2)&gt;0;[.$A$259];&quot;&quot;)" office:value-type="string" office:string-value="☻">
            <text:p>☻</text:p>
          </table:table-cell>
          <table:table-cell table:style-name="ce17" table:formula="of:=IF(BITAND([.A249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49];8)&gt;0;[.$A$259];&quot;&quot;)">
            <text:p/>
          </table:table-cell>
          <table:table-cell table:style-name="ce20" table:formula="of:=IF(BITAND([.A249];16)&gt;0;[.$A$259];&quot;&quot;)" office:value-type="string" office:string-value="☻">
            <text:p>☻</text:p>
          </table:table-cell>
          <table:table-cell table:style-name="ce20" table:formula="of:=IF(BITAND([.A249];32)&gt;0;[.$A$259];&quot;&quot;)" office:value-type="string" office:string-value="☻">
            <text:p>☻</text:p>
          </table:table-cell>
          <table:table-cell table:style-name="ce20" table:formula="of:=IF(BITAND([.A249];64)&gt;0;[.$A$259];&quot;&quot;)" office:value-type="string" office:string-value="☻">
            <text:p>☻</text:p>
          </table:table-cell>
          <table:table-cell table:style-name="ce20" table:formula="of:=IF(BITAND([.A24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number-columns-repeated="3"/>
          <table:table-cell table:style-name="ce17" table:formula="of:=IF(BITAND([.A250];1)&gt;0;[.$A$259];&quot;&quot;)">
            <text:p/>
          </table:table-cell>
          <table:table-cell table:style-name="ce17" table:formula="of:=IF(BITAND([.A250];2)&gt;0;[.$A$259];&quot;&quot;)">
            <text:p/>
          </table:table-cell>
          <table:table-cell table:style-name="ce17" table:formula="of:=IF(BITAND([.A250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50];8)&gt;0;[.$A$259];&quot;&quot;)" office:value-type="string" office:string-value="☻">
            <text:p>☻</text:p>
          </table:table-cell>
          <table:table-cell table:style-name="ce20" table:formula="of:=IF(BITAND([.A250];16)&gt;0;[.$A$259];&quot;&quot;)" office:value-type="string" office:string-value="☻">
            <text:p>☻</text:p>
          </table:table-cell>
          <table:table-cell table:style-name="ce20" table:formula="of:=IF(BITAND([.A250];32)&gt;0;[.$A$259];&quot;&quot;)" office:value-type="string" office:string-value="☻">
            <text:p>☻</text:p>
          </table:table-cell>
          <table:table-cell table:style-name="ce20" table:formula="of:=IF(BITAND([.A250];64)&gt;0;[.$A$259];&quot;&quot;)" office:value-type="string" office:string-value="☻">
            <text:p>☻</text:p>
          </table:table-cell>
          <table:table-cell table:style-name="ce20" table:formula="of:=IF(BITAND([.A25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number-columns-repeated="3"/>
          <table:table-cell table:style-name="ce17" table:formula="of:=IF(BITAND([.A251];1)&gt;0;[.$A$259];&quot;&quot;)" office:value-type="string" office:string-value="☻">
            <text:p>☻</text:p>
          </table:table-cell>
          <table:table-cell table:style-name="ce17" table:formula="of:=IF(BITAND([.A251];2)&gt;0;[.$A$259];&quot;&quot;)">
            <text:p/>
          </table:table-cell>
          <table:table-cell table:style-name="ce17" table:formula="of:=IF(BITAND([.A251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51];8)&gt;0;[.$A$259];&quot;&quot;)" office:value-type="string" office:string-value="☻">
            <text:p>☻</text:p>
          </table:table-cell>
          <table:table-cell table:style-name="ce20" table:formula="of:=IF(BITAND([.A251];16)&gt;0;[.$A$259];&quot;&quot;)" office:value-type="string" office:string-value="☻">
            <text:p>☻</text:p>
          </table:table-cell>
          <table:table-cell table:style-name="ce20" table:formula="of:=IF(BITAND([.A251];32)&gt;0;[.$A$259];&quot;&quot;)" office:value-type="string" office:string-value="☻">
            <text:p>☻</text:p>
          </table:table-cell>
          <table:table-cell table:style-name="ce20" table:formula="of:=IF(BITAND([.A251];64)&gt;0;[.$A$259];&quot;&quot;)" office:value-type="string" office:string-value="☻">
            <text:p>☻</text:p>
          </table:table-cell>
          <table:table-cell table:style-name="ce20" table:formula="of:=IF(BITAND([.A25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number-columns-repeated="3"/>
          <table:table-cell table:style-name="ce17" table:formula="of:=IF(BITAND([.A252];1)&gt;0;[.$A$259];&quot;&quot;)">
            <text:p/>
          </table:table-cell>
          <table:table-cell table:style-name="ce17" table:formula="of:=IF(BITAND([.A252];2)&gt;0;[.$A$259];&quot;&quot;)" office:value-type="string" office:string-value="☻">
            <text:p>☻</text:p>
          </table:table-cell>
          <table:table-cell table:style-name="ce17" table:formula="of:=IF(BITAND([.A252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52];8)&gt;0;[.$A$259];&quot;&quot;)" office:value-type="string" office:string-value="☻">
            <text:p>☻</text:p>
          </table:table-cell>
          <table:table-cell table:style-name="ce20" table:formula="of:=IF(BITAND([.A252];16)&gt;0;[.$A$259];&quot;&quot;)" office:value-type="string" office:string-value="☻">
            <text:p>☻</text:p>
          </table:table-cell>
          <table:table-cell table:style-name="ce20" table:formula="of:=IF(BITAND([.A252];32)&gt;0;[.$A$259];&quot;&quot;)" office:value-type="string" office:string-value="☻">
            <text:p>☻</text:p>
          </table:table-cell>
          <table:table-cell table:style-name="ce20" table:formula="of:=IF(BITAND([.A252];64)&gt;0;[.$A$259];&quot;&quot;)" office:value-type="string" office:string-value="☻">
            <text:p>☻</text:p>
          </table:table-cell>
          <table:table-cell table:style-name="ce20" table:formula="of:=IF(BITAND([.A25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number-columns-repeated="3"/>
          <table:table-cell table:style-name="ce17" table:formula="of:=IF(BITAND([.A253];1)&gt;0;[.$A$259];&quot;&quot;)" office:value-type="string" office:string-value="☻">
            <text:p>☻</text:p>
          </table:table-cell>
          <table:table-cell table:style-name="ce17" table:formula="of:=IF(BITAND([.A253];2)&gt;0;[.$A$259];&quot;&quot;)" office:value-type="string" office:string-value="☻">
            <text:p>☻</text:p>
          </table:table-cell>
          <table:table-cell table:style-name="ce17" table:formula="of:=IF(BITAND([.A253];4)&gt;0;[.$A$259];&quot;&quot;)">
            <text:p/>
          </table:table-cell>
          <table:table-cell table:style-name="ce18" office:value-type="string">
            <text:p>●</text:p>
          </table:table-cell>
          <table:table-cell table:style-name="ce20" table:formula="of:=IF(BITAND([.A253];8)&gt;0;[.$A$259];&quot;&quot;)" office:value-type="string" office:string-value="☻">
            <text:p>☻</text:p>
          </table:table-cell>
          <table:table-cell table:style-name="ce20" table:formula="of:=IF(BITAND([.A253];16)&gt;0;[.$A$259];&quot;&quot;)" office:value-type="string" office:string-value="☻">
            <text:p>☻</text:p>
          </table:table-cell>
          <table:table-cell table:style-name="ce20" table:formula="of:=IF(BITAND([.A253];32)&gt;0;[.$A$259];&quot;&quot;)" office:value-type="string" office:string-value="☻">
            <text:p>☻</text:p>
          </table:table-cell>
          <table:table-cell table:style-name="ce20" table:formula="of:=IF(BITAND([.A253];64)&gt;0;[.$A$259];&quot;&quot;)" office:value-type="string" office:string-value="☻">
            <text:p>☻</text:p>
          </table:table-cell>
          <table:table-cell table:style-name="ce20" table:formula="of:=IF(BITAND([.A25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number-columns-repeated="3"/>
          <table:table-cell table:style-name="ce17" table:formula="of:=IF(BITAND([.A254];1)&gt;0;[.$A$259];&quot;&quot;)">
            <text:p/>
          </table:table-cell>
          <table:table-cell table:style-name="ce17" table:formula="of:=IF(BITAND([.A254];2)&gt;0;[.$A$259];&quot;&quot;)">
            <text:p/>
          </table:table-cell>
          <table:table-cell table:style-name="ce17" table:formula="of:=IF(BITAND([.A254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54];8)&gt;0;[.$A$259];&quot;&quot;)" office:value-type="string" office:string-value="☻">
            <text:p>☻</text:p>
          </table:table-cell>
          <table:table-cell table:style-name="ce20" table:formula="of:=IF(BITAND([.A254];16)&gt;0;[.$A$259];&quot;&quot;)" office:value-type="string" office:string-value="☻">
            <text:p>☻</text:p>
          </table:table-cell>
          <table:table-cell table:style-name="ce20" table:formula="of:=IF(BITAND([.A254];32)&gt;0;[.$A$259];&quot;&quot;)" office:value-type="string" office:string-value="☻">
            <text:p>☻</text:p>
          </table:table-cell>
          <table:table-cell table:style-name="ce20" table:formula="of:=IF(BITAND([.A254];64)&gt;0;[.$A$259];&quot;&quot;)" office:value-type="string" office:string-value="☻">
            <text:p>☻</text:p>
          </table:table-cell>
          <table:table-cell table:style-name="ce20" table:formula="of:=IF(BITAND([.A25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number-columns-repeated="3"/>
          <table:table-cell table:style-name="ce17" table:formula="of:=IF(BITAND([.A255];1)&gt;0;[.$A$259];&quot;&quot;)" office:value-type="string" office:string-value="☻">
            <text:p>☻</text:p>
          </table:table-cell>
          <table:table-cell table:style-name="ce17" table:formula="of:=IF(BITAND([.A255];2)&gt;0;[.$A$259];&quot;&quot;)">
            <text:p/>
          </table:table-cell>
          <table:table-cell table:style-name="ce17" table:formula="of:=IF(BITAND([.A255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55];8)&gt;0;[.$A$259];&quot;&quot;)" office:value-type="string" office:string-value="☻">
            <text:p>☻</text:p>
          </table:table-cell>
          <table:table-cell table:style-name="ce20" table:formula="of:=IF(BITAND([.A255];16)&gt;0;[.$A$259];&quot;&quot;)" office:value-type="string" office:string-value="☻">
            <text:p>☻</text:p>
          </table:table-cell>
          <table:table-cell table:style-name="ce20" table:formula="of:=IF(BITAND([.A255];32)&gt;0;[.$A$259];&quot;&quot;)" office:value-type="string" office:string-value="☻">
            <text:p>☻</text:p>
          </table:table-cell>
          <table:table-cell table:style-name="ce20" table:formula="of:=IF(BITAND([.A255];64)&gt;0;[.$A$259];&quot;&quot;)" office:value-type="string" office:string-value="☻">
            <text:p>☻</text:p>
          </table:table-cell>
          <table:table-cell table:style-name="ce20" table:formula="of:=IF(BITAND([.A25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number-columns-repeated="3"/>
          <table:table-cell table:style-name="ce17" table:formula="of:=IF(BITAND([.A256];1)&gt;0;[.$A$259];&quot;&quot;)">
            <text:p/>
          </table:table-cell>
          <table:table-cell table:style-name="ce17" table:formula="of:=IF(BITAND([.A256];2)&gt;0;[.$A$259];&quot;&quot;)" office:value-type="string" office:string-value="☻">
            <text:p>☻</text:p>
          </table:table-cell>
          <table:table-cell table:style-name="ce17" table:formula="of:=IF(BITAND([.A256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56];8)&gt;0;[.$A$259];&quot;&quot;)" office:value-type="string" office:string-value="☻">
            <text:p>☻</text:p>
          </table:table-cell>
          <table:table-cell table:style-name="ce20" table:formula="of:=IF(BITAND([.A256];16)&gt;0;[.$A$259];&quot;&quot;)" office:value-type="string" office:string-value="☻">
            <text:p>☻</text:p>
          </table:table-cell>
          <table:table-cell table:style-name="ce20" table:formula="of:=IF(BITAND([.A256];32)&gt;0;[.$A$259];&quot;&quot;)" office:value-type="string" office:string-value="☻">
            <text:p>☻</text:p>
          </table:table-cell>
          <table:table-cell table:style-name="ce20" table:formula="of:=IF(BITAND([.A256];64)&gt;0;[.$A$259];&quot;&quot;)" office:value-type="string" office:string-value="☻">
            <text:p>☻</text:p>
          </table:table-cell>
          <table:table-cell table:style-name="ce20" table:formula="of:=IF(BITAND([.A25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number-columns-repeated="3"/>
          <table:table-cell table:style-name="ce17" table:formula="of:=IF(BITAND([.A257];1)&gt;0;[.$A$259];&quot;&quot;)" office:value-type="string" office:string-value="☻">
            <text:p>☻</text:p>
          </table:table-cell>
          <table:table-cell table:style-name="ce17" table:formula="of:=IF(BITAND([.A257];2)&gt;0;[.$A$259];&quot;&quot;)" office:value-type="string" office:string-value="☻">
            <text:p>☻</text:p>
          </table:table-cell>
          <table:table-cell table:style-name="ce17" table:formula="of:=IF(BITAND([.A257];4)&gt;0;[.$A$259];&quot;&quot;)" office:value-type="string" office:string-value="☻">
            <text:p>☻</text:p>
          </table:table-cell>
          <table:table-cell table:style-name="ce18" office:value-type="string">
            <text:p>●</text:p>
          </table:table-cell>
          <table:table-cell table:style-name="ce20" table:formula="of:=IF(BITAND([.A257];8)&gt;0;[.$A$259];&quot;&quot;)" office:value-type="string" office:string-value="☻">
            <text:p>☻</text:p>
          </table:table-cell>
          <table:table-cell table:style-name="ce20" table:formula="of:=IF(BITAND([.A257];16)&gt;0;[.$A$259];&quot;&quot;)" office:value-type="string" office:string-value="☻">
            <text:p>☻</text:p>
          </table:table-cell>
          <table:table-cell table:style-name="ce20" table:formula="of:=IF(BITAND([.A257];32)&gt;0;[.$A$259];&quot;&quot;)" office:value-type="string" office:string-value="☻">
            <text:p>☻</text:p>
          </table:table-cell>
          <table:table-cell table:style-name="ce20" table:formula="of:=IF(BITAND([.A257];64)&gt;0;[.$A$259];&quot;&quot;)" office:value-type="string" office:string-value="☻">
            <text:p>☻</text:p>
          </table:table-cell>
          <table:table-cell table:style-name="ce20" table:formula="of:=IF(BITAND([.A25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7"/>
          <table:table-cell table:number-columns-repeated="6"/>
          <table:table-cell table:style-name="ce16"/>
          <table:table-cell table:number-columns-repeated="1008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6"/>
        </table:table-row>
        <table:table-row table:style-name="ro3">
          <table:table-cell office:value-type="string">
            <text:p>.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FreeMono" svg:font-family="FreeMono" style:font-adornments="Regula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03T23:11:32</dc:date>
    <dc:creator>Simon Claessen</dc:creator>
    <meta:editing-duration>PT4H8M24S</meta:editing-duration>
    <meta:editing-cycles>30</meta:editing-cycles>
    <meta:generator>LibreOffice/3.5$Linux_x86 LibreOffice_project/350m1$Build-2</meta:generator>
    <meta:document-statistic meta:table-count="3" meta:cell-count="3174" meta:object-count="0"/>
  </office:meta>
</office:document-meta>
</file>